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Preformatted_20_Text">
      <style:paragraph-properties fo:margin-top="0.139in" fo:margin-bottom="0.1965in" style:contextual-spacing="false"/>
    </style:style>
    <style:style style:name="P3" style:family="paragraph" style:parent-style-name="Standard">
      <style:paragraph-properties fo:margin-top="0.139in" fo:margin-bottom="0.1965in" style:contextual-spacing="false"/>
    </style:style>
    <style:style style:name="P4" style:family="paragraph" style:parent-style-name="Text_20_body">
      <style:paragraph-properties fo:margin-top="0.139in" fo:margin-bottom="0.1965in" style:contextual-spacing="false"/>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7" style:family="paragraph" style:parent-style-name="Standard">
      <style:paragraph-properties fo:margin-top="0.139in" fo:margin-bottom="0.1965in" style:contextual-spacing="false"/>
      <style:text-properties officeooo:paragraph-rsid="003aa6c8"/>
    </style:style>
    <style:style style:name="P8" style:family="paragraph" style:parent-style-name="Standard">
      <style:paragraph-properties fo:margin-top="0.139in" fo:margin-bottom="0.1965in" style:contextual-spacing="false"/>
      <style:text-properties officeooo:paragraph-rsid="003b6165"/>
    </style:style>
    <style:style style:name="P9" style:family="paragraph" style:parent-style-name="Standard">
      <style:paragraph-properties fo:margin-top="0.139in" fo:margin-bottom="0.1965in" style:contextual-spacing="false"/>
      <style:text-properties officeooo:paragraph-rsid="003c7fab"/>
    </style:style>
    <style:style style:name="P10" style:family="paragraph" style:parent-style-name="Standard">
      <style:paragraph-properties fo:margin-top="0.139in" fo:margin-bottom="0.1965in" style:contextual-spacing="false"/>
      <style:text-properties officeooo:paragraph-rsid="003d3f62"/>
    </style:style>
    <style:style style:name="P11" style:family="paragraph" style:parent-style-name="Standard">
      <style:paragraph-properties fo:margin-top="0.139in" fo:margin-bottom="0.1965in" style:contextual-spacing="false"/>
      <style:text-properties officeooo:paragraph-rsid="003f2977"/>
    </style:style>
    <style:style style:name="P12" style:family="paragraph" style:parent-style-name="Standard">
      <style:paragraph-properties fo:margin-top="0.139in" fo:margin-bottom="0.1965in" style:contextual-spacing="false"/>
      <style:text-properties officeooo:paragraph-rsid="003f329b"/>
    </style:style>
    <style:style style:name="P13" style:family="paragraph" style:parent-style-name="Standard">
      <style:paragraph-properties fo:margin-top="0.139in" fo:margin-bottom="0.1965in" style:contextual-spacing="false"/>
      <style:text-properties officeooo:paragraph-rsid="00405840"/>
    </style:style>
    <style:style style:name="P14" style:family="paragraph" style:parent-style-name="Standard">
      <style:paragraph-properties fo:margin-top="0.139in" fo:margin-bottom="0.1965in" style:contextual-spacing="false"/>
      <style:text-properties officeooo:paragraph-rsid="0040e8ee"/>
    </style:style>
    <style:style style:name="P15" style:family="paragraph" style:parent-style-name="Standard">
      <style:paragraph-properties fo:margin-top="0.139in" fo:margin-bottom="0.1965in" style:contextual-spacing="false"/>
      <style:text-properties officeooo:paragraph-rsid="00426398"/>
    </style:style>
    <style:style style:name="P16" style:family="paragraph" style:parent-style-name="Standard">
      <style:paragraph-properties fo:margin-top="0.139in" fo:margin-bottom="0.1965in" style:contextual-spacing="false"/>
      <style:text-properties officeooo:paragraph-rsid="0043d07f"/>
    </style:style>
    <style:style style:name="P17" style:family="paragraph" style:parent-style-name="Standard">
      <style:paragraph-properties fo:margin-top="0.139in" fo:margin-bottom="0.1965in" style:contextual-spacing="false"/>
      <style:text-properties officeooo:paragraph-rsid="00445a60"/>
    </style:style>
    <style:style style:name="P18" style:family="paragraph" style:parent-style-name="Standard">
      <style:paragraph-properties fo:margin-top="0.139in" fo:margin-bottom="0.1965in" style:contextual-spacing="false"/>
      <style:text-properties officeooo:paragraph-rsid="004547e3"/>
    </style:style>
    <style:style style:name="P19" style:family="paragraph" style:parent-style-name="Standard">
      <style:paragraph-properties fo:margin-top="0.139in" fo:margin-bottom="0.1965in" style:contextual-spacing="false"/>
      <style:text-properties officeooo:paragraph-rsid="0045e59f"/>
    </style:style>
    <style:style style:name="P20" style:family="paragraph" style:parent-style-name="Standard">
      <style:paragraph-properties fo:margin-top="0.139in" fo:margin-bottom="0.1965in" style:contextual-spacing="false"/>
      <style:text-properties officeooo:paragraph-rsid="0046c436"/>
    </style:style>
    <style:style style:name="P21" style:family="paragraph" style:parent-style-name="Standard">
      <style:paragraph-properties fo:margin-top="0.139in" fo:margin-bottom="0.1965in" style:contextual-spacing="false"/>
      <style:text-properties officeooo:paragraph-rsid="0048a540"/>
    </style:style>
    <style:style style:name="P22" style:family="paragraph" style:parent-style-name="Standard">
      <style:paragraph-properties fo:margin-top="0.139in" fo:margin-bottom="0.1965in" style:contextual-spacing="false"/>
      <style:text-properties officeooo:paragraph-rsid="0049d4f5"/>
    </style:style>
    <style:style style:name="P23" style:family="paragraph" style:parent-style-name="Standard">
      <style:paragraph-properties fo:margin-top="0.139in" fo:margin-bottom="0.1965in" style:contextual-spacing="false"/>
      <style:text-properties officeooo:paragraph-rsid="0049db5a"/>
    </style:style>
    <style:style style:name="P24" style:family="paragraph" style:parent-style-name="Standard">
      <style:paragraph-properties fo:margin-top="0.139in" fo:margin-bottom="0.1965in" style:contextual-spacing="false"/>
      <style:text-properties officeooo:paragraph-rsid="004ac69d"/>
    </style:style>
    <style:style style:name="P25" style:family="paragraph" style:parent-style-name="Standard">
      <style:paragraph-properties fo:margin-top="0.139in" fo:margin-bottom="0.1965in" style:contextual-spacing="false"/>
      <style:text-properties officeooo:paragraph-rsid="0072a5a1"/>
    </style:style>
    <style:style style:name="P26" style:family="paragraph" style:parent-style-name="Standard">
      <style:paragraph-properties fo:margin-top="0.139in" fo:margin-bottom="0.1965in" style:contextual-spacing="false"/>
      <style:text-properties officeooo:paragraph-rsid="00738b31"/>
    </style:style>
    <style:style style:name="P27" style:family="paragraph" style:parent-style-name="Standard">
      <style:paragraph-properties fo:margin-top="0.139in" fo:margin-bottom="0.1965in" style:contextual-spacing="false"/>
      <style:text-properties officeooo:paragraph-rsid="0073ef49"/>
    </style:style>
    <style:style style:name="P28" style:family="paragraph" style:parent-style-name="Standard">
      <style:paragraph-properties fo:margin-top="0.139in" fo:margin-bottom="0.1965in" style:contextual-spacing="false"/>
      <style:text-properties officeooo:paragraph-rsid="0088f65a"/>
    </style:style>
    <style:style style:name="P29" style:family="paragraph" style:parent-style-name="Standard">
      <style:paragraph-properties fo:margin-top="0.139in" fo:margin-bottom="0.1965in" style:contextual-spacing="false"/>
      <style:text-properties officeooo:paragraph-rsid="006d77a4"/>
    </style:style>
    <style:style style:name="P30" style:family="paragraph" style:parent-style-name="Standard">
      <style:paragraph-properties fo:margin-top="0.139in" fo:margin-bottom="0.1965in" style:contextual-spacing="false"/>
      <style:text-properties officeooo:paragraph-rsid="008de48b"/>
    </style:style>
    <style:style style:name="P31" style:family="paragraph" style:parent-style-name="Standard">
      <style:paragraph-properties fo:margin-top="0.139in" fo:margin-bottom="0.1965in" style:contextual-spacing="false"/>
      <style:text-properties officeooo:paragraph-rsid="00b02b8f"/>
    </style:style>
    <style:style style:name="P32" style:family="paragraph" style:parent-style-name="Text_20_body">
      <style:text-properties officeooo:rsid="00b02b8f" officeooo:paragraph-rsid="00b02b8f"/>
    </style:style>
    <style:style style:name="P33" style:family="paragraph" style:parent-style-name="Standard">
      <style:paragraph-properties fo:margin-top="0.139in" fo:margin-bottom="0.1965in" style:contextual-spacing="false"/>
      <style:text-properties officeooo:paragraph-rsid="00f9be2b"/>
    </style:style>
    <style:style style:name="P34" style:family="paragraph" style:parent-style-name="Standard">
      <style:paragraph-properties fo:margin-top="0.139in" fo:margin-bottom="0.1965in" style:contextual-spacing="false"/>
      <style:text-properties officeooo:paragraph-rsid="00faac6f"/>
    </style:style>
    <style:style style:name="P35" style:family="paragraph" style:parent-style-name="Standard">
      <style:paragraph-properties fo:margin-top="0.139in" fo:margin-bottom="0.1965in" style:contextual-spacing="false"/>
      <style:text-properties officeooo:paragraph-rsid="01097464"/>
    </style:style>
    <style:style style:name="P3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3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3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7" style:family="paragraph" style:parent-style-name="Standard">
      <style:paragraph-properties fo:margin-top="0.139in" fo:margin-bottom="0.1965in" style:contextual-spacing="false"/>
      <style:text-properties officeooo:paragraph-rsid="013feb8a"/>
    </style:style>
    <style:style style:name="P48" style:family="paragraph" style:parent-style-name="Text_20_body">
      <style:paragraph-properties fo:margin-top="0.139in" fo:margin-bottom="0.1965in" style:contextual-spacing="false"/>
      <style:text-properties officeooo:paragraph-rsid="013feb8a"/>
    </style:style>
    <style:style style:name="P49" style:family="paragraph" style:parent-style-name="Text_20_body">
      <style:text-properties officeooo:paragraph-rsid="013feb8a"/>
    </style:style>
    <style:style style:name="P50" style:family="paragraph" style:parent-style-name="Standard">
      <style:paragraph-properties fo:margin-top="0.139in" fo:margin-bottom="0.1965in" style:contextual-spacing="false"/>
      <style:text-properties officeooo:paragraph-rsid="00fc6e06"/>
    </style:style>
    <style:style style:name="P51" style:family="paragraph" style:parent-style-name="Standard">
      <style:paragraph-properties fo:margin-top="0.139in" fo:margin-bottom="0.1965in" style:contextual-spacing="false"/>
      <style:text-properties officeooo:paragraph-rsid="01447e6d"/>
    </style:style>
    <style:style style:name="P52"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3" style:family="paragraph" style:parent-style-name="Standard">
      <style:paragraph-properties fo:margin-top="0.139in" fo:margin-bottom="0.1965in" style:contextual-spacing="false"/>
      <style:text-properties officeooo:paragraph-rsid="0154df77"/>
    </style:style>
    <style:style style:name="P54" style:family="paragraph" style:parent-style-name="Standard">
      <style:paragraph-properties fo:margin-top="0.139in" fo:margin-bottom="0.1965in" style:contextual-spacing="false"/>
      <style:text-properties officeooo:paragraph-rsid="018012d3"/>
    </style:style>
    <style:style style:name="P55" style:family="paragraph" style:parent-style-name="Standard">
      <style:paragraph-properties fo:margin-top="0.139in" fo:margin-bottom="0.1965in" style:contextual-spacing="false"/>
      <style:text-properties officeooo:paragraph-rsid="01894578"/>
    </style:style>
    <style:style style:name="P56" style:family="paragraph" style:parent-style-name="Standard">
      <style:paragraph-properties fo:margin-top="0.139in" fo:margin-bottom="0.1965in" style:contextual-spacing="false"/>
      <style:text-properties officeooo:paragraph-rsid="018bc05d"/>
    </style:style>
    <style:style style:name="P57" style:family="paragraph" style:parent-style-name="Standard">
      <style:paragraph-properties fo:margin-top="0.139in" fo:margin-bottom="0.1965in" style:contextual-spacing="false"/>
      <style:text-properties officeooo:paragraph-rsid="0198ac73"/>
    </style:style>
    <style:style style:name="P58" style:family="paragraph" style:parent-style-name="Text_20_body">
      <style:text-properties fo:color="#808080" loext:opacity="100%"/>
    </style:style>
    <style:style style:name="P59"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60"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61" style:family="paragraph" style:parent-style-name="Standard">
      <style:paragraph-properties fo:margin-top="0.139in" fo:margin-bottom="0.1965in" style:contextual-spacing="false"/>
      <style:text-properties officeooo:paragraph-rsid="01d168aa"/>
    </style:style>
    <style:style style:name="P62" style:family="paragraph" style:parent-style-name="Text_20_body">
      <style:paragraph-properties fo:margin-top="0.139in" fo:margin-bottom="0.1965in" style:contextual-spacing="false"/>
      <style:text-properties officeooo:paragraph-rsid="01d512e4"/>
    </style:style>
    <style:style style:name="P63" style:family="paragraph" style:parent-style-name="Standard">
      <style:paragraph-properties fo:margin-top="0.139in" fo:margin-bottom="0.1965in" style:contextual-spacing="false"/>
      <style:text-properties officeooo:paragraph-rsid="01465034"/>
    </style:style>
    <style:style style:name="P64" style:family="paragraph" style:parent-style-name="Standard">
      <style:paragraph-properties fo:margin-top="0.139in" fo:margin-bottom="0.1965in" style:contextual-spacing="false"/>
      <style:text-properties officeooo:paragraph-rsid="01f05953"/>
    </style:style>
    <style:style style:name="P65" style:family="paragraph" style:parent-style-name="Standard">
      <style:paragraph-properties fo:margin-top="0.139in" fo:margin-bottom="0.1965in" style:contextual-spacing="false"/>
      <style:text-properties officeooo:paragraph-rsid="01f1155e"/>
    </style:style>
    <style:style style:name="P66" style:family="paragraph" style:parent-style-name="Standard">
      <style:paragraph-properties fo:margin-top="0.139in" fo:margin-bottom="0.1965in" style:contextual-spacing="false"/>
      <style:text-properties officeooo:paragraph-rsid="01f75b29"/>
    </style:style>
    <style:style style:name="P67" style:family="paragraph" style:parent-style-name="Text_20_body">
      <style:paragraph-properties fo:margin-top="0.139in" fo:margin-bottom="0.1965in" style:contextual-spacing="false"/>
      <style:text-properties officeooo:paragraph-rsid="01f75b29"/>
    </style:style>
    <style:style style:name="P68" style:family="paragraph" style:parent-style-name="Text_20_body">
      <style:paragraph-properties fo:margin-top="0.139in" fo:margin-bottom="0.1965in" style:contextual-spacing="false"/>
      <style:text-properties officeooo:paragraph-rsid="01fb70d1"/>
    </style:style>
    <style:style style:name="P69" style:family="paragraph" style:parent-style-name="Text_20_body">
      <style:text-properties officeooo:paragraph-rsid="02055017"/>
    </style:style>
    <style:style style:name="P70" style:family="paragraph" style:parent-style-name="Text_20_body">
      <style:text-properties officeooo:rsid="02085994" officeooo:paragraph-rsid="00af4bed"/>
    </style:style>
    <style:style style:name="P71" style:family="paragraph" style:parent-style-name="Text_20_body">
      <style:text-properties officeooo:rsid="02085994" officeooo:paragraph-rsid="02d2e2b6"/>
    </style:style>
    <style:style style:name="P72" style:family="paragraph" style:parent-style-name="Standard">
      <style:paragraph-properties fo:margin-top="0.139in" fo:margin-bottom="0.1965in" style:contextual-spacing="false"/>
      <style:text-properties officeooo:paragraph-rsid="0294bab9"/>
    </style:style>
    <style:style style:name="P73" style:family="paragraph" style:parent-style-name="Standard">
      <style:paragraph-properties fo:margin-top="0.139in" fo:margin-bottom="0.1965in" style:contextual-spacing="false"/>
      <style:text-properties officeooo:paragraph-rsid="0294e25f"/>
    </style:style>
    <style:style style:name="P74" style:family="paragraph" style:parent-style-name="Standard">
      <style:paragraph-properties fo:margin-top="0.139in" fo:margin-bottom="0.1965in" style:contextual-spacing="false"/>
      <style:text-properties officeooo:paragraph-rsid="0296e704"/>
    </style:style>
    <style:style style:name="P75"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76"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77"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78"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79"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80"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81"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82"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83"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84"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85"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86"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8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8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8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9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9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9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9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9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9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98" style:family="paragraph" style:parent-style-name="Standard">
      <style:paragraph-properties fo:margin-top="0.139in" fo:margin-bottom="0.1965in" style:contextual-spacing="false"/>
      <style:text-properties officeooo:paragraph-rsid="01ee765b"/>
    </style:style>
    <style:style style:name="P99" style:family="paragraph" style:parent-style-name="Standard">
      <style:paragraph-properties fo:margin-top="0.139in" fo:margin-bottom="0.1965in" style:contextual-spacing="false"/>
      <style:text-properties officeooo:paragraph-rsid="02a6ffd8"/>
    </style:style>
    <style:style style:name="P100" style:family="paragraph" style:parent-style-name="Standard">
      <style:paragraph-properties fo:margin-top="0.139in" fo:margin-bottom="0.1965in" style:contextual-spacing="false"/>
      <style:text-properties officeooo:paragraph-rsid="01f05021"/>
    </style:style>
    <style:style style:name="P101" style:family="paragraph" style:parent-style-name="Standard">
      <style:paragraph-properties fo:margin-top="0.139in" fo:margin-bottom="0.1965in" style:contextual-spacing="false"/>
      <style:text-properties officeooo:paragraph-rsid="02a9314a"/>
    </style:style>
    <style:style style:name="P102" style:family="paragraph" style:parent-style-name="Standard">
      <style:paragraph-properties fo:margin-top="0.139in" fo:margin-bottom="0.1965in" style:contextual-spacing="false"/>
      <style:text-properties officeooo:paragraph-rsid="02ad8f06"/>
    </style:style>
    <style:style style:name="P103" style:family="paragraph" style:parent-style-name="Standard">
      <style:paragraph-properties fo:margin-top="0.139in" fo:margin-bottom="0.1965in" style:contextual-spacing="false"/>
      <style:text-properties officeooo:paragraph-rsid="01f7fd4f"/>
    </style:style>
    <style:style style:name="P104" style:family="paragraph" style:parent-style-name="Standard">
      <style:paragraph-properties fo:margin-top="0.139in" fo:margin-bottom="0.1965in" style:contextual-spacing="false"/>
      <style:text-properties fo:color="#81d41a" loext:opacity="100%" officeooo:paragraph-rsid="02b3bc80"/>
    </style:style>
    <style:style style:name="P105" style:family="paragraph" style:parent-style-name="Text_20_body">
      <style:text-properties fo:color="#81d41a" loext:opacity="100%" officeooo:rsid="01fb70d1" officeooo:paragraph-rsid="01fb70d1"/>
    </style:style>
    <style:style style:name="P106" style:family="paragraph" style:parent-style-name="Text_20_body">
      <style:text-properties officeooo:paragraph-rsid="02be1bda"/>
    </style:style>
    <style:style style:name="P107" style:family="paragraph" style:parent-style-name="Standard">
      <style:paragraph-properties fo:margin-top="0.139in" fo:margin-bottom="0.1965in" style:contextual-spacing="false"/>
      <style:text-properties officeooo:paragraph-rsid="02bea16a"/>
    </style:style>
    <style:style style:name="P108" style:family="paragraph" style:parent-style-name="Standard">
      <style:paragraph-properties fo:margin-top="0.139in" fo:margin-bottom="0.1965in" style:contextual-spacing="false"/>
      <style:text-properties officeooo:paragraph-rsid="02c8fe7c"/>
    </style:style>
    <style:style style:name="P109" style:family="paragraph" style:parent-style-name="Text_20_body">
      <style:text-properties officeooo:rsid="02c3d5e6" officeooo:paragraph-rsid="02c3d5e6"/>
    </style:style>
    <style:style style:name="P110" style:family="paragraph" style:parent-style-name="Standard">
      <style:paragraph-properties fo:margin-top="0.139in" fo:margin-bottom="0.1965in" style:contextual-spacing="false"/>
      <style:text-properties officeooo:paragraph-rsid="02d54b61"/>
    </style:style>
    <style:style style:name="P111" style:family="paragraph" style:parent-style-name="Text_20_body">
      <style:paragraph-properties fo:margin-top="0.139in" fo:margin-bottom="0.1965in" style:contextual-spacing="false"/>
      <style:text-properties officeooo:paragraph-rsid="02d54b61"/>
    </style:style>
    <style:style style:name="P112" style:family="paragraph" style:parent-style-name="Standard">
      <style:paragraph-properties fo:margin-top="0.139in" fo:margin-bottom="0.1965in" style:contextual-spacing="false"/>
      <style:text-properties officeooo:paragraph-rsid="02f3129d"/>
    </style:style>
    <style:style style:name="P113" style:family="paragraph" style:parent-style-name="Standard">
      <style:paragraph-properties fo:margin-top="0.139in" fo:margin-bottom="0.1965in" style:contextual-spacing="false"/>
      <style:text-properties officeooo:paragraph-rsid="02f4ba64"/>
    </style:style>
    <style:style style:name="P114" style:family="paragraph" style:parent-style-name="Standard">
      <style:paragraph-properties fo:margin-top="0.139in" fo:margin-bottom="0.1965in" style:contextual-spacing="false"/>
      <style:text-properties officeooo:paragraph-rsid="02f6631c"/>
    </style:style>
    <style:style style:name="P115" style:family="paragraph" style:parent-style-name="Standard">
      <style:paragraph-properties fo:margin-top="0.139in" fo:margin-bottom="0.1965in" style:contextual-spacing="false"/>
      <style:text-properties officeooo:paragraph-rsid="02f85321"/>
    </style:style>
    <style:style style:name="P116" style:family="paragraph" style:parent-style-name="Standard">
      <style:paragraph-properties fo:margin-top="0.139in" fo:margin-bottom="0.1965in" style:contextual-spacing="false"/>
      <style:text-properties officeooo:paragraph-rsid="02f9f530"/>
    </style:style>
    <style:style style:name="P117" style:family="paragraph" style:parent-style-name="Standard">
      <style:paragraph-properties fo:margin-top="0.139in" fo:margin-bottom="0.1965in" style:contextual-spacing="false"/>
      <style:text-properties officeooo:paragraph-rsid="0300194f"/>
    </style:style>
    <style:style style:name="P118" style:family="paragraph" style:parent-style-name="Standard">
      <style:paragraph-properties fo:margin-top="0.139in" fo:margin-bottom="0.1965in" style:contextual-spacing="false"/>
      <style:text-properties officeooo:paragraph-rsid="030140ec"/>
    </style:style>
    <style:style style:name="P119" style:family="paragraph" style:parent-style-name="Standard">
      <style:paragraph-properties fo:margin-top="0.139in" fo:margin-bottom="0.1965in" style:contextual-spacing="false"/>
      <style:text-properties officeooo:paragraph-rsid="03038630"/>
    </style:style>
    <style:style style:name="P120" style:family="paragraph" style:parent-style-name="Standard">
      <style:paragraph-properties fo:margin-top="0.139in" fo:margin-bottom="0.1965in" style:contextual-spacing="false"/>
      <style:text-properties officeooo:paragraph-rsid="0304c70e"/>
    </style:style>
    <style:style style:name="P121" style:family="paragraph" style:parent-style-name="Standard">
      <style:paragraph-properties fo:margin-top="0.139in" fo:margin-bottom="0.1965in" style:contextual-spacing="false"/>
      <style:text-properties officeooo:paragraph-rsid="0306560e"/>
    </style:style>
    <style:style style:name="P122" style:family="paragraph" style:parent-style-name="Standard">
      <style:paragraph-properties fo:margin-top="0.139in" fo:margin-bottom="0.1965in" style:contextual-spacing="false"/>
      <style:text-properties officeooo:paragraph-rsid="03070fb3"/>
    </style:style>
    <style:style style:name="P123" style:family="paragraph" style:parent-style-name="Standard">
      <style:paragraph-properties fo:margin-top="0.139in" fo:margin-bottom="0.1965in" style:contextual-spacing="false"/>
      <style:text-properties officeooo:paragraph-rsid="03197e5b"/>
    </style:style>
    <style:style style:name="P124" style:family="paragraph" style:parent-style-name="Text_20_body">
      <style:text-properties officeooo:paragraph-rsid="03102633"/>
    </style:style>
    <style:style style:name="P125" style:family="paragraph" style:parent-style-name="Text_20_body">
      <style:text-properties officeooo:paragraph-rsid="0329f631"/>
    </style:style>
    <style:style style:name="P12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2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28"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129" style:family="paragraph" style:parent-style-name="Standard">
      <style:paragraph-properties fo:margin-left="0in" fo:margin-top="0.3335in" fo:margin-bottom="0in" style:contextual-spacing="false" fo:text-indent="0in" style:auto-text-indent="false"/>
      <style:text-properties officeooo:rsid="02be1bda" officeooo:paragraph-rsid="02bbbfc9"/>
    </style:style>
    <style:style style:name="P13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131"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2"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33"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34"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35" style:family="paragraph" style:parent-style-name="Standard">
      <style:paragraph-properties fo:margin-top="0.139in" fo:margin-bottom="0.1965in" style:contextual-spacing="false"/>
      <style:text-properties officeooo:paragraph-rsid="013feb8a"/>
    </style:style>
    <style:style style:name="P136"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37"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38"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39"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40"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41"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42"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4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44"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4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P146"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47"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48"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4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50"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51"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5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53"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54"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5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5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5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5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5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60"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61"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62"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63"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64"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16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66"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67"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68"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69"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70"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171"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1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74"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75"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76"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77"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78"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79"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80"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81" style:family="paragraph" style:parent-style-name="Standard">
      <style:paragraph-properties fo:margin-left="0in" fo:margin-top="0.3335in" fo:margin-bottom="0in" style:contextual-spacing="false" fo:text-indent="0in" style:auto-text-indent="false"/>
      <style:text-properties officeooo:rsid="02eadaad" officeooo:paragraph-rsid="02eadaad"/>
    </style:style>
    <style:style style:name="P182" style:family="paragraph" style:parent-style-name="Standard">
      <style:paragraph-properties fo:margin-left="0in" fo:margin-top="0.3335in" fo:margin-bottom="0in" style:contextual-spacing="false" fo:text-indent="0in" style:auto-text-indent="false"/>
      <style:text-properties officeooo:rsid="02d96be5" officeooo:paragraph-rsid="02d96be5"/>
    </style:style>
    <style:style style:name="P183"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184" style:family="paragraph" style:parent-style-name="Standard">
      <style:paragraph-properties fo:margin-left="0in" fo:margin-top="0.3335in" fo:margin-bottom="0in" style:contextual-spacing="false" fo:text-indent="0in" style:auto-text-indent="false"/>
      <style:text-properties officeooo:rsid="02e9e269" officeooo:paragraph-rsid="02e9e269"/>
    </style:style>
    <style:style style:name="P185" style:family="paragraph" style:parent-style-name="Standard">
      <style:paragraph-properties fo:margin-left="0in" fo:margin-top="0.3335in" fo:margin-bottom="0in" style:contextual-spacing="false" fo:text-indent="0in" style:auto-text-indent="false"/>
      <style:text-properties officeooo:rsid="02ebb373" officeooo:paragraph-rsid="02ebb373"/>
    </style:style>
    <style:style style:name="P186" style:family="paragraph" style:parent-style-name="Standard">
      <style:paragraph-properties fo:margin-left="0in" fo:margin-top="0.3335in" fo:margin-bottom="0in" style:contextual-spacing="false" fo:text-indent="0in" style:auto-text-indent="false"/>
      <style:text-properties officeooo:rsid="02dfdcaf" officeooo:paragraph-rsid="02dfdcaf"/>
    </style:style>
    <style:style style:name="P187" style:family="paragraph" style:parent-style-name="Standard">
      <style:paragraph-properties fo:margin-left="0in" fo:margin-top="0.3335in" fo:margin-bottom="0in" style:contextual-spacing="false" fo:text-indent="0in" style:auto-text-indent="false"/>
      <style:text-properties officeooo:rsid="02e92eb4" officeooo:paragraph-rsid="02e92eb4"/>
    </style:style>
    <style:style style:name="P188"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89"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90"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91"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92"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93"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94"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5"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96"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97"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98"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99"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0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5" style:family="paragraph" style:parent-style-name="Standard">
      <style:paragraph-properties fo:margin-top="0.139in" fo:margin-bottom="0.1965in" style:contextual-spacing="false"/>
      <style:text-properties officeooo:paragraph-rsid="02d54b61"/>
    </style:style>
    <style:style style:name="P206" style:family="paragraph" style:parent-style-name="Text_20_body" style:list-style-name="L1"/>
    <style:style style:name="P207" style:family="paragraph" style:parent-style-name="Text_20_body" style:list-style-name="L1">
      <style:paragraph-properties fo:margin-top="0in" fo:margin-bottom="0in" style:contextual-spacing="false"/>
    </style:style>
    <style:style style:name="P208"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209"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210" style:family="paragraph" style:parent-style-name="Text_20_body">
      <style:text-properties officeooo:paragraph-rsid="0333c98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f07006" style:font-style-asian="normal" style:font-weight-asian="normal" style:font-style-complex="normal" style:font-weight-complex="normal"/>
    </style:style>
    <style:style style:name="T19" style:family="text">
      <style:text-properties fo:font-style="normal" fo:font-weight="normal" officeooo:rsid="00dba020" style:font-style-asian="normal" style:font-weight-asian="normal" style:font-style-complex="normal" style:font-weight-complex="normal"/>
    </style:style>
    <style:style style:name="T20" style:family="text">
      <style:text-properties fo:font-style="normal" fo:font-weight="normal" officeooo:rsid="00fc6e06" style:font-style-asian="normal" style:font-weight-asian="normal" style:font-style-complex="normal" style:font-weight-complex="normal"/>
    </style:style>
    <style:style style:name="T21" style:family="text">
      <style:text-properties fo:font-style="normal" fo:font-weight="normal" officeooo:rsid="00fcbd83" style:font-style-asian="normal" style:font-weight-asian="normal" style:font-style-complex="normal" style:font-weight-complex="normal"/>
    </style:style>
    <style:style style:name="T22" style:family="text">
      <style:text-properties fo:font-style="normal" fo:font-weight="normal" officeooo:rsid="00fcd8ef" style:font-style-asian="normal" style:font-weight-asian="normal" style:font-style-complex="normal" style:font-weight-complex="normal"/>
    </style:style>
    <style:style style:name="T23" style:family="text">
      <style:text-properties fo:font-style="normal" fo:font-weight="normal" officeooo:rsid="00fe7fd2" style:font-style-asian="normal" style:font-weight-asian="normal" style:font-style-complex="normal" style:font-weight-complex="normal"/>
    </style:style>
    <style:style style:name="T24" style:family="text">
      <style:text-properties fo:font-style="normal" fo:font-weight="normal" officeooo:rsid="01001bcc" style:font-style-asian="normal" style:font-weight-asian="normal" style:font-style-complex="normal" style:font-weight-complex="normal"/>
    </style:style>
    <style:style style:name="T25" style:family="text">
      <style:text-properties fo:font-style="normal" fo:font-weight="normal" officeooo:rsid="01109728" style:font-style-asian="normal" style:font-weight-asian="normal" style:font-style-complex="normal" style:font-weight-complex="normal"/>
    </style:style>
    <style:style style:name="T26" style:family="text">
      <style:text-properties fo:font-style="normal" fo:font-weight="normal" officeooo:rsid="01141fdd" style:font-style-asian="normal" style:font-weight-asian="normal" style:font-style-complex="normal" style:font-weight-complex="normal"/>
    </style:style>
    <style:style style:name="T27" style:family="text">
      <style:text-properties fo:font-style="normal" fo:font-weight="normal" officeooo:rsid="0114fc05" style:font-style-asian="normal" style:font-weight-asian="normal" style:font-style-complex="normal" style:font-weight-complex="normal"/>
    </style:style>
    <style:style style:name="T28" style:family="text">
      <style:text-properties fo:font-style="normal" fo:font-weight="normal" officeooo:rsid="0117317b" style:font-style-asian="normal" style:font-weight-asian="normal" style:font-style-complex="normal" style:font-weight-complex="normal"/>
    </style:style>
    <style:style style:name="T29" style:family="text">
      <style:text-properties fo:font-style="normal" fo:font-weight="normal" officeooo:rsid="011853bd" style:font-style-asian="normal" style:font-weight-asian="normal" style:font-style-complex="normal" style:font-weight-complex="normal"/>
    </style:style>
    <style:style style:name="T30" style:family="text">
      <style:text-properties fo:font-style="normal" fo:font-weight="normal" officeooo:rsid="01213b4c" style:font-style-asian="normal" style:font-weight-asian="normal" style:font-style-complex="normal" style:font-weight-complex="normal"/>
    </style:style>
    <style:style style:name="T31" style:family="text">
      <style:text-properties fo:font-style="normal" fo:font-weight="normal" officeooo:rsid="01258dd9" style:font-style-asian="normal" style:font-weight-asian="normal" style:font-style-complex="normal" style:font-weight-complex="normal"/>
    </style:style>
    <style:style style:name="T32" style:family="text">
      <style:text-properties fo:font-style="normal" fo:font-weight="normal" officeooo:rsid="01273f0e" style:font-style-asian="normal" style:font-weight-asian="normal" style:font-style-complex="normal" style:font-weight-complex="normal"/>
    </style:style>
    <style:style style:name="T33" style:family="text">
      <style:text-properties fo:font-style="normal" fo:font-weight="normal" officeooo:rsid="01293206" style:font-style-asian="normal" style:font-weight-asian="normal" style:font-style-complex="normal" style:font-weight-complex="normal"/>
    </style:style>
    <style:style style:name="T34" style:family="text">
      <style:text-properties fo:font-style="normal" fo:font-weight="normal" officeooo:rsid="012cf48a" style:font-style-asian="normal" style:font-weight-asian="normal" style:font-style-complex="normal" style:font-weight-complex="normal"/>
    </style:style>
    <style:style style:name="T35" style:family="text">
      <style:text-properties fo:font-style="normal" fo:font-weight="normal" officeooo:rsid="012ef6fa" style:font-style-asian="normal" style:font-weight-asian="normal" style:font-style-complex="normal" style:font-weight-complex="normal"/>
    </style:style>
    <style:style style:name="T36" style:family="text">
      <style:text-properties fo:font-style="normal" fo:font-weight="normal" officeooo:rsid="012fb890" style:font-style-asian="normal" style:font-weight-asian="normal" style:font-style-complex="normal" style:font-weight-complex="normal"/>
    </style:style>
    <style:style style:name="T37" style:family="text">
      <style:text-properties fo:font-style="normal" fo:font-weight="normal" officeooo:rsid="01329271" style:font-style-asian="normal" style:font-weight-asian="normal" style:font-style-complex="normal" style:font-weight-complex="normal"/>
    </style:style>
    <style:style style:name="T38" style:family="text">
      <style:text-properties fo:font-style="normal" fo:font-weight="normal" officeooo:rsid="00800d40" style:font-style-asian="normal" style:font-weight-asian="normal" style:font-style-complex="normal" style:font-weight-complex="normal"/>
    </style:style>
    <style:style style:name="T39" style:family="text">
      <style:text-properties fo:font-style="normal" fo:font-weight="normal" officeooo:rsid="01343b56" style:font-style-asian="normal" style:font-weight-asian="normal" style:font-style-complex="normal" style:font-weight-complex="normal"/>
    </style:style>
    <style:style style:name="T40" style:family="text">
      <style:text-properties fo:font-style="normal" fo:font-weight="normal" officeooo:rsid="013693ba" style:font-style-asian="normal" style:font-weight-asian="normal" style:font-style-complex="normal" style:font-weight-complex="normal"/>
    </style:style>
    <style:style style:name="T41" style:family="text">
      <style:text-properties fo:font-style="normal" fo:font-weight="normal" officeooo:rsid="01a7e1af" style:font-style-asian="normal" style:font-weight-asian="normal" style:font-style-complex="normal" style:font-weight-complex="normal"/>
    </style:style>
    <style:style style:name="T42" style:family="text">
      <style:text-properties fo:font-style="normal" fo:font-weight="normal" officeooo:rsid="01a833f9" style:font-style-asian="normal" style:font-weight-asian="normal" style:font-style-complex="normal" style:font-weight-complex="normal"/>
    </style:style>
    <style:style style:name="T43" style:family="text">
      <style:text-properties fo:font-style="normal" fo:font-weight="normal" officeooo:rsid="01a8a504" style:font-style-asian="normal" style:font-weight-asian="normal" style:font-style-complex="normal" style:font-weight-complex="normal"/>
    </style:style>
    <style:style style:name="T44" style:family="text">
      <style:text-properties fo:font-style="normal" fo:font-weight="normal" officeooo:rsid="01aa0a7c" style:font-style-asian="normal" style:font-weight-asian="normal" style:font-style-complex="normal" style:font-weight-complex="normal"/>
    </style:style>
    <style:style style:name="T45" style:family="text">
      <style:text-properties fo:font-style="normal" fo:font-weight="normal" officeooo:rsid="01ad2762" style:font-style-asian="normal" style:font-weight-asian="normal" style:font-style-complex="normal" style:font-weight-complex="normal"/>
    </style:style>
    <style:style style:name="T46" style:family="text">
      <style:text-properties fo:font-style="normal" fo:font-weight="normal" officeooo:rsid="01ad9e7d" style:font-style-asian="normal" style:font-weight-asian="normal" style:font-style-complex="normal" style:font-weight-complex="normal"/>
    </style:style>
    <style:style style:name="T47" style:family="text">
      <style:text-properties fo:font-style="normal" fo:font-weight="normal" officeooo:rsid="01aec0ea" style:font-style-asian="normal" style:font-weight-asian="normal" style:font-style-complex="normal" style:font-weight-complex="normal"/>
    </style:style>
    <style:style style:name="T48" style:family="text">
      <style:text-properties fo:font-style="normal" fo:font-weight="normal" officeooo:rsid="01b2e411" style:font-style-asian="normal" style:font-weight-asian="normal" style:font-style-complex="normal" style:font-weight-complex="normal"/>
    </style:style>
    <style:style style:name="T49" style:family="text">
      <style:text-properties fo:font-style="normal" fo:font-weight="normal" officeooo:rsid="01b3f031" style:font-style-asian="normal" style:font-weight-asian="normal" style:font-style-complex="normal" style:font-weight-complex="normal"/>
    </style:style>
    <style:style style:name="T50" style:family="text">
      <style:text-properties fo:font-style="normal" fo:font-weight="normal" officeooo:rsid="01b5cff4" style:font-style-asian="normal" style:font-weight-asian="normal" style:font-style-complex="normal" style:font-weight-complex="normal"/>
    </style:style>
    <style:style style:name="T51" style:family="text">
      <style:text-properties fo:font-style="normal" fo:font-weight="normal" officeooo:rsid="01b6d43e" style:font-style-asian="normal" style:font-weight-asian="normal" style:font-style-complex="normal" style:font-weight-complex="normal"/>
    </style:style>
    <style:style style:name="T52" style:family="text">
      <style:text-properties fo:font-style="normal" fo:font-weight="normal" officeooo:rsid="01b776ae" style:font-style-asian="normal" style:font-weight-asian="normal" style:font-style-complex="normal" style:font-weight-complex="normal"/>
    </style:style>
    <style:style style:name="T53" style:family="text">
      <style:text-properties fo:font-style="normal" fo:font-weight="normal" officeooo:rsid="01b800c7" style:font-style-asian="normal" style:font-weight-asian="normal" style:font-style-complex="normal" style:font-weight-complex="normal"/>
    </style:style>
    <style:style style:name="T54" style:family="text">
      <style:text-properties fo:font-style="normal" fo:font-weight="normal" officeooo:rsid="01bb2ec6" style:font-style-asian="normal" style:font-weight-asian="normal" style:font-style-complex="normal" style:font-weight-complex="normal"/>
    </style:style>
    <style:style style:name="T55" style:family="text">
      <style:text-properties fo:font-style="normal" fo:font-weight="normal" officeooo:rsid="01bbc2b3" style:font-style-asian="normal" style:font-weight-asian="normal" style:font-style-complex="normal" style:font-weight-complex="normal"/>
    </style:style>
    <style:style style:name="T56" style:family="text">
      <style:text-properties fo:font-style="normal" fo:font-weight="normal" officeooo:rsid="01bce976" style:font-style-asian="normal" style:font-weight-asian="normal" style:font-style-complex="normal" style:font-weight-complex="normal"/>
    </style:style>
    <style:style style:name="T57" style:family="text">
      <style:text-properties fo:font-style="normal" fo:font-weight="normal" officeooo:rsid="01bee128" style:font-style-asian="normal" style:font-weight-asian="normal" style:font-style-complex="normal" style:font-weight-complex="normal"/>
    </style:style>
    <style:style style:name="T58" style:family="text">
      <style:text-properties fo:font-style="normal" fo:font-weight="normal" officeooo:rsid="01c00108" style:font-style-asian="normal" style:font-weight-asian="normal" style:font-style-complex="normal" style:font-weight-complex="normal"/>
    </style:style>
    <style:style style:name="T59" style:family="text">
      <style:text-properties fo:font-style="normal" fo:font-weight="normal" officeooo:rsid="01c11f26" style:font-style-asian="normal" style:font-weight-asian="normal" style:font-style-complex="normal" style:font-weight-complex="normal"/>
    </style:style>
    <style:style style:name="T60" style:family="text">
      <style:text-properties fo:font-style="normal" fo:font-weight="normal" officeooo:rsid="01c2049c" style:font-style-asian="normal" style:font-weight-asian="normal" style:font-style-complex="normal" style:font-weight-complex="normal"/>
    </style:style>
    <style:style style:name="T61" style:family="text">
      <style:text-properties fo:font-style="normal" fo:font-weight="normal" officeooo:rsid="01c3540b" style:font-style-asian="normal" style:font-weight-asian="normal" style:font-style-complex="normal" style:font-weight-complex="normal"/>
    </style:style>
    <style:style style:name="T62" style:family="text">
      <style:text-properties fo:font-style="normal" fo:font-weight="normal" officeooo:rsid="01c4f5b4" style:font-style-asian="normal" style:font-weight-asian="normal" style:font-style-complex="normal" style:font-weight-complex="normal"/>
    </style:style>
    <style:style style:name="T63" style:family="text">
      <style:text-properties fo:font-style="normal" fo:font-weight="normal" officeooo:rsid="01c5e274" style:font-style-asian="normal" style:font-weight-asian="normal" style:font-style-complex="normal" style:font-weight-complex="normal"/>
    </style:style>
    <style:style style:name="T64" style:family="text">
      <style:text-properties fo:font-style="normal" fo:font-weight="normal" officeooo:rsid="01c7abea" style:font-style-asian="normal" style:font-weight-asian="normal" style:font-style-complex="normal" style:font-weight-complex="normal"/>
    </style:style>
    <style:style style:name="T65" style:family="text">
      <style:text-properties fo:font-style="normal" fo:font-weight="normal" officeooo:rsid="01ce2c77" style:font-style-asian="normal" style:font-weight-asian="normal" style:font-style-complex="normal" style:font-weight-complex="normal"/>
    </style:style>
    <style:style style:name="T66" style:family="text">
      <style:text-properties fo:font-style="normal" fo:font-weight="normal" officeooo:rsid="01e1c667" style:font-style-asian="normal" style:font-weight-asian="normal" style:font-style-complex="normal" style:font-weight-complex="normal"/>
    </style:style>
    <style:style style:name="T67" style:family="text">
      <style:text-properties fo:font-style="normal" fo:font-weight="normal" officeooo:rsid="01e425ee" style:font-style-asian="normal" style:font-weight-asian="normal" style:font-style-complex="normal" style:font-weight-complex="normal"/>
    </style:style>
    <style:style style:name="T68" style:family="text">
      <style:text-properties fo:font-style="normal" fo:font-weight="normal" officeooo:rsid="0223c632" style:font-style-asian="normal" style:font-weight-asian="normal" style:font-style-complex="normal" style:font-weight-complex="normal"/>
    </style:style>
    <style:style style:name="T69" style:family="text">
      <style:text-properties fo:font-style="normal" fo:font-weight="normal" officeooo:rsid="0223c940" style:font-style-asian="normal" style:font-weight-asian="normal" style:font-style-complex="normal" style:font-weight-complex="normal"/>
    </style:style>
    <style:style style:name="T70" style:family="text">
      <style:text-properties fo:font-style="normal" fo:font-weight="normal" officeooo:rsid="02242d8b" style:font-style-asian="normal" style:font-weight-asian="normal" style:font-style-complex="normal" style:font-weight-complex="normal"/>
    </style:style>
    <style:style style:name="T71" style:family="text">
      <style:text-properties fo:font-style="normal" fo:font-weight="normal" officeooo:rsid="0225e836" style:font-style-asian="normal" style:font-weight-asian="normal" style:font-style-complex="normal" style:font-weight-complex="normal"/>
    </style:style>
    <style:style style:name="T72" style:family="text">
      <style:text-properties fo:font-style="normal" fo:font-weight="normal" officeooo:rsid="0226b04c" style:font-style-asian="normal" style:font-weight-asian="normal" style:font-style-complex="normal" style:font-weight-complex="normal"/>
    </style:style>
    <style:style style:name="T73" style:family="text">
      <style:text-properties fo:font-style="normal" fo:font-weight="normal" officeooo:rsid="0228f2ed" style:font-style-asian="normal" style:font-weight-asian="normal" style:font-style-complex="normal" style:font-weight-complex="normal"/>
    </style:style>
    <style:style style:name="T74" style:family="text">
      <style:text-properties fo:font-style="normal" fo:font-weight="normal" officeooo:rsid="022a85f3" style:font-style-asian="normal" style:font-weight-asian="normal" style:font-style-complex="normal" style:font-weight-complex="normal"/>
    </style:style>
    <style:style style:name="T75" style:family="text">
      <style:text-properties fo:font-style="normal" fo:font-weight="normal" officeooo:rsid="022b94aa" style:font-style-asian="normal" style:font-weight-asian="normal" style:font-style-complex="normal" style:font-weight-complex="normal"/>
    </style:style>
    <style:style style:name="T76" style:family="text">
      <style:text-properties fo:font-style="normal" fo:font-weight="normal" officeooo:rsid="022d782d" style:font-style-asian="normal" style:font-weight-asian="normal" style:font-style-complex="normal" style:font-weight-complex="normal"/>
    </style:style>
    <style:style style:name="T77" style:family="text">
      <style:text-properties fo:font-style="normal" fo:font-weight="normal" officeooo:rsid="022f02f1" style:font-style-asian="normal" style:font-weight-asian="normal" style:font-style-complex="normal" style:font-weight-complex="normal"/>
    </style:style>
    <style:style style:name="T78" style:family="text">
      <style:text-properties fo:font-style="normal" fo:font-weight="normal" officeooo:rsid="023185db" style:font-style-asian="normal" style:font-weight-asian="normal" style:font-style-complex="normal" style:font-weight-complex="normal"/>
    </style:style>
    <style:style style:name="T79" style:family="text">
      <style:text-properties fo:font-style="normal" fo:font-weight="normal" officeooo:rsid="0231c22b" style:font-style-asian="normal" style:font-weight-asian="normal" style:font-style-complex="normal" style:font-weight-complex="normal"/>
    </style:style>
    <style:style style:name="T80" style:family="text">
      <style:text-properties fo:font-style="normal" fo:font-weight="normal" officeooo:rsid="0232d301" style:font-style-asian="normal" style:font-weight-asian="normal" style:font-style-complex="normal" style:font-weight-complex="normal"/>
    </style:style>
    <style:style style:name="T81" style:family="text">
      <style:text-properties fo:font-style="normal" fo:font-weight="normal" officeooo:rsid="0234d687" style:font-style-asian="normal" style:font-weight-asian="normal" style:font-style-complex="normal" style:font-weight-complex="normal"/>
    </style:style>
    <style:style style:name="T82" style:family="text">
      <style:text-properties fo:font-style="normal" fo:font-weight="normal" officeooo:rsid="023683be" style:font-style-asian="normal" style:font-weight-asian="normal" style:font-style-complex="normal" style:font-weight-complex="normal"/>
    </style:style>
    <style:style style:name="T83" style:family="text">
      <style:text-properties fo:font-style="normal" fo:font-weight="normal" officeooo:rsid="023860f1" style:font-style-asian="normal" style:font-weight-asian="normal" style:font-style-complex="normal" style:font-weight-complex="normal"/>
    </style:style>
    <style:style style:name="T84" style:family="text">
      <style:text-properties fo:font-style="normal" fo:font-weight="normal" officeooo:rsid="023cdf94" style:font-style-asian="normal" style:font-weight-asian="normal" style:font-style-complex="normal" style:font-weight-complex="normal"/>
    </style:style>
    <style:style style:name="T85" style:family="text">
      <style:text-properties fo:font-style="normal" fo:font-weight="normal" officeooo:rsid="0247b369" style:font-style-asian="normal" style:font-weight-asian="normal" style:font-style-complex="normal" style:font-weight-complex="normal"/>
    </style:style>
    <style:style style:name="T86" style:family="text">
      <style:text-properties fo:font-style="normal" fo:font-weight="normal" officeooo:rsid="024991c3" style:font-style-asian="normal" style:font-weight-asian="normal" style:font-style-complex="normal" style:font-weight-complex="normal"/>
    </style:style>
    <style:style style:name="T87" style:family="text">
      <style:text-properties fo:font-style="normal" fo:font-weight="normal" officeooo:rsid="024ccbf2" style:font-style-asian="normal" style:font-weight-asian="normal" style:font-style-complex="normal" style:font-weight-complex="normal"/>
    </style:style>
    <style:style style:name="T88" style:family="text">
      <style:text-properties fo:font-style="normal" fo:font-weight="normal" officeooo:rsid="024f3f03"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252e647" style:font-style-asian="normal" style:font-weight-asian="normal" style:font-style-complex="normal" style:font-weight-complex="normal"/>
    </style:style>
    <style:style style:name="T91" style:family="text">
      <style:text-properties fo:font-style="normal" fo:font-weight="normal" officeooo:rsid="025764f1" style:font-style-asian="normal" style:font-weight-asian="normal" style:font-style-complex="normal" style:font-weight-complex="normal"/>
    </style:style>
    <style:style style:name="T92" style:family="text">
      <style:text-properties fo:font-style="normal" fo:font-weight="normal" officeooo:rsid="026196e6" style:font-style-asian="normal" style:font-weight-asian="normal" style:font-style-complex="normal" style:font-weight-complex="normal"/>
    </style:style>
    <style:style style:name="T93" style:family="text">
      <style:text-properties fo:font-style="normal" fo:font-weight="normal" officeooo:rsid="02623530" style:font-style-asian="normal" style:font-weight-asian="normal" style:font-style-complex="normal" style:font-weight-complex="normal"/>
    </style:style>
    <style:style style:name="T94" style:family="text">
      <style:text-properties fo:font-style="normal" fo:font-weight="normal" officeooo:rsid="0263ba22" style:font-style-asian="normal" style:font-weight-asian="normal" style:font-style-complex="normal" style:font-weight-complex="normal"/>
    </style:style>
    <style:style style:name="T95" style:family="text">
      <style:text-properties fo:font-style="normal" fo:font-weight="normal" officeooo:rsid="0265132e" style:font-style-asian="normal" style:font-weight-asian="normal" style:font-style-complex="normal" style:font-weight-complex="normal"/>
    </style:style>
    <style:style style:name="T96" style:family="text">
      <style:text-properties fo:font-style="normal" fo:font-weight="normal" officeooo:rsid="0266b4db" style:font-style-asian="normal" style:font-weight-asian="normal" style:font-style-complex="normal" style:font-weight-complex="normal"/>
    </style:style>
    <style:style style:name="T97" style:family="text">
      <style:text-properties fo:font-style="normal" fo:font-weight="normal" officeooo:rsid="0266fdb4" style:font-style-asian="normal" style:font-weight-asian="normal" style:font-style-complex="normal" style:font-weight-complex="normal"/>
    </style:style>
    <style:style style:name="T98" style:family="text">
      <style:text-properties fo:font-style="normal" fo:font-weight="normal" officeooo:rsid="02672d76" style:font-style-asian="normal" style:font-weight-asian="normal" style:font-style-complex="normal" style:font-weight-complex="normal"/>
    </style:style>
    <style:style style:name="T99" style:family="text">
      <style:text-properties fo:font-style="normal" fo:font-weight="normal" officeooo:rsid="026935d6" style:font-style-asian="normal" style:font-weight-asian="normal" style:font-style-complex="normal" style:font-weight-complex="normal"/>
    </style:style>
    <style:style style:name="T100" style:family="text">
      <style:text-properties fo:font-style="normal" fo:font-weight="normal" officeooo:rsid="02698f1b" style:font-style-asian="normal" style:font-weight-asian="normal" style:font-style-complex="normal" style:font-weight-complex="normal"/>
    </style:style>
    <style:style style:name="T101" style:family="text">
      <style:text-properties fo:font-style="normal" fo:font-weight="normal" officeooo:rsid="026d4bfd" style:font-style-asian="normal" style:font-weight-asian="normal" style:font-style-complex="normal" style:font-weight-complex="normal"/>
    </style:style>
    <style:style style:name="T102" style:family="text">
      <style:text-properties fo:font-style="normal" fo:font-weight="normal" officeooo:rsid="026f5b89" style:font-style-asian="normal" style:font-weight-asian="normal" style:font-style-complex="normal" style:font-weight-complex="normal"/>
    </style:style>
    <style:style style:name="T103" style:family="text">
      <style:text-properties fo:font-style="normal" fo:font-weight="normal" officeooo:rsid="02691aa5" style:font-style-asian="normal" style:font-weight-asian="normal" style:font-style-complex="normal" style:font-weight-complex="normal"/>
    </style:style>
    <style:style style:name="T104" style:family="text">
      <style:text-properties fo:font-style="normal" fo:font-weight="normal" officeooo:rsid="027470dc" style:font-style-asian="normal" style:font-weight-asian="normal" style:font-style-complex="normal" style:font-weight-complex="normal"/>
    </style:style>
    <style:style style:name="T105" style:family="text">
      <style:text-properties fo:font-style="normal" fo:font-weight="normal" officeooo:rsid="02763e4d" style:font-style-asian="normal" style:font-weight-asian="normal" style:font-style-complex="normal" style:font-weight-complex="normal"/>
    </style:style>
    <style:style style:name="T106" style:family="text">
      <style:text-properties fo:font-style="normal" fo:font-weight="normal" officeooo:rsid="027bc120" style:font-style-asian="normal" style:font-weight-asian="normal" style:font-style-complex="normal" style:font-weight-complex="normal"/>
    </style:style>
    <style:style style:name="T107" style:family="text">
      <style:text-properties fo:font-style="normal" fo:font-weight="normal" officeooo:rsid="027c50bf" style:font-style-asian="normal" style:font-weight-asian="normal" style:font-style-complex="normal" style:font-weight-complex="normal"/>
    </style:style>
    <style:style style:name="T108" style:family="text">
      <style:text-properties fo:font-style="normal" fo:font-weight="normal" officeooo:rsid="027e4d20" style:font-style-asian="normal" style:font-weight-asian="normal" style:font-style-complex="normal" style:font-weight-complex="normal"/>
    </style:style>
    <style:style style:name="T109" style:family="text">
      <style:text-properties fo:font-style="normal" fo:font-weight="normal" officeooo:rsid="027f5e36" style:font-style-asian="normal" style:font-weight-asian="normal" style:font-style-complex="normal" style:font-weight-complex="normal"/>
    </style:style>
    <style:style style:name="T110" style:family="text">
      <style:text-properties fo:font-style="normal" fo:font-weight="normal" officeooo:rsid="02858aaf" style:font-style-asian="normal" style:font-weight-asian="normal" style:font-style-complex="normal" style:font-weight-complex="normal"/>
    </style:style>
    <style:style style:name="T111" style:family="text">
      <style:text-properties fo:font-style="normal" fo:font-weight="normal" officeooo:rsid="028830ad" style:font-style-asian="normal" style:font-weight-asian="normal" style:font-style-complex="normal" style:font-weight-complex="normal"/>
    </style:style>
    <style:style style:name="T112" style:family="text">
      <style:text-properties fo:font-style="normal" fo:font-weight="normal" officeooo:rsid="028d8b7c" style:font-style-asian="normal" style:font-weight-asian="normal" style:font-style-complex="normal" style:font-weight-complex="normal"/>
    </style:style>
    <style:style style:name="T113" style:family="text">
      <style:text-properties fo:font-style="normal" fo:font-weight="normal" officeooo:rsid="028fe6ee" style:font-style-asian="normal" style:font-weight-asian="normal" style:font-style-complex="normal" style:font-weight-complex="normal"/>
    </style:style>
    <style:style style:name="T114" style:family="text">
      <style:text-properties fo:font-style="normal" fo:font-weight="normal" officeooo:rsid="0290d85e" style:font-style-asian="normal" style:font-weight-asian="normal" style:font-style-complex="normal" style:font-weight-complex="normal"/>
    </style:style>
    <style:style style:name="T115" style:family="text">
      <style:text-properties fo:font-style="normal" fo:font-weight="normal" officeooo:rsid="0290ea34" style:font-style-asian="normal" style:font-weight-asian="normal" style:font-style-complex="normal" style:font-weight-complex="normal"/>
    </style:style>
    <style:style style:name="T116" style:family="text">
      <style:text-properties fo:font-style="normal" fo:font-weight="normal" officeooo:rsid="0294e25f" style:font-style-asian="normal" style:font-weight-asian="normal" style:font-style-complex="normal" style:font-weight-complex="normal"/>
    </style:style>
    <style:style style:name="T117" style:family="text">
      <style:text-properties fo:font-style="normal" fo:font-weight="normal" officeooo:rsid="0296e704" style:font-style-asian="normal" style:font-weight-asian="normal" style:font-style-complex="normal" style:font-weight-complex="normal"/>
    </style:style>
    <style:style style:name="T118" style:family="text">
      <style:text-properties fo:font-style="normal" fo:font-weight="normal" officeooo:rsid="029823ed" style:font-style-asian="normal" style:font-weight-asian="normal" style:font-style-complex="normal" style:font-weight-complex="normal"/>
    </style:style>
    <style:style style:name="T119" style:family="text">
      <style:text-properties fo:font-style="normal" fo:font-weight="normal" officeooo:rsid="029b5742" style:font-style-asian="normal" style:font-weight-asian="normal" style:font-style-complex="normal" style:font-weight-complex="normal"/>
    </style:style>
    <style:style style:name="T120" style:family="text">
      <style:text-properties fo:font-style="normal" fo:font-weight="normal" officeooo:rsid="02a4f8cd" style:font-style-asian="normal" style:font-weight-asian="normal" style:font-style-complex="normal" style:font-weight-complex="normal"/>
    </style:style>
    <style:style style:name="T121" style:family="text">
      <style:text-properties fo:font-style="normal" fo:font-weight="normal" officeooo:rsid="02bbbfc9" style:font-style-asian="normal" style:font-weight-asian="normal" style:font-style-complex="normal" style:font-weight-complex="normal"/>
    </style:style>
    <style:style style:name="T122" style:family="text">
      <style:text-properties fo:font-style="normal" fo:font-weight="normal" officeooo:rsid="02be1bda" style:font-style-asian="normal" style:font-weight-asian="normal" style:font-style-complex="normal" style:font-weight-complex="normal"/>
    </style:style>
    <style:style style:name="T123" style:family="text">
      <style:text-properties fo:font-style="normal" fo:font-weight="normal" officeooo:rsid="02dacc56" style:font-style-asian="normal" style:font-weight-asian="normal" style:font-style-complex="normal" style:font-weight-complex="normal"/>
    </style:style>
    <style:style style:name="T124" style:family="text">
      <style:text-properties fo:font-style="normal" fo:font-weight="normal" officeooo:rsid="02dd6e21" style:font-style-asian="normal" style:font-weight-asian="normal" style:font-style-complex="normal" style:font-weight-complex="normal"/>
    </style:style>
    <style:style style:name="T125" style:family="text">
      <style:text-properties fo:font-style="normal" fo:font-weight="normal" officeooo:rsid="02ddd29c" style:font-style-asian="normal" style:font-weight-asian="normal" style:font-style-complex="normal" style:font-weight-complex="normal"/>
    </style:style>
    <style:style style:name="T126" style:family="text">
      <style:text-properties fo:font-style="normal" fo:font-weight="normal" officeooo:rsid="02de3949" style:font-style-asian="normal" style:font-weight-asian="normal" style:font-style-complex="normal" style:font-weight-complex="normal"/>
    </style:style>
    <style:style style:name="T127" style:family="text">
      <style:text-properties fo:font-style="normal" fo:font-weight="normal" officeooo:rsid="02dff042" style:font-style-asian="normal" style:font-weight-asian="normal" style:font-style-complex="normal" style:font-weight-complex="normal"/>
    </style:style>
    <style:style style:name="T128" style:family="text">
      <style:text-properties fo:font-style="normal" fo:font-weight="normal" officeooo:rsid="02e2e753" style:font-style-asian="normal" style:font-weight-asian="normal" style:font-style-complex="normal" style:font-weight-complex="normal"/>
    </style:style>
    <style:style style:name="T129" style:family="text">
      <style:text-properties fo:font-style="normal" fo:font-weight="normal" officeooo:rsid="02e5ebb5" style:font-style-asian="normal" style:font-weight-asian="normal" style:font-style-complex="normal" style:font-weight-complex="normal"/>
    </style:style>
    <style:style style:name="T130" style:family="text">
      <style:text-properties fo:font-style="normal" fo:font-weight="normal" officeooo:rsid="02edfda1" style:font-style-asian="normal" style:font-weight-asian="normal" style:font-style-complex="normal" style:font-weight-complex="normal"/>
    </style:style>
    <style:style style:name="T131" style:family="text">
      <style:text-properties fo:font-style="normal" fo:font-weight="normal" officeooo:rsid="02ee30df" style:font-style-asian="normal" style:font-weight-asian="normal" style:font-style-complex="normal" style:font-weight-complex="normal"/>
    </style:style>
    <style:style style:name="T132" style:family="text">
      <style:text-properties fo:font-style="normal" fo:font-weight="normal" officeooo:rsid="02efdc7e" style:font-style-asian="normal" style:font-weight-asian="normal" style:font-style-complex="normal" style:font-weight-complex="normal"/>
    </style:style>
    <style:style style:name="T133" style:family="text">
      <style:text-properties fo:font-style="normal" fo:font-weight="normal" officeooo:rsid="031fe501" style:font-style-asian="normal" style:font-weight-asian="normal" style:font-style-complex="normal" style:font-weight-complex="normal"/>
    </style:style>
    <style:style style:name="T134" style:family="text">
      <style:text-properties fo:font-style="normal" fo:font-weight="normal" officeooo:rsid="03222751" style:font-style-asian="normal" style:font-weight-asian="normal" style:font-style-complex="normal" style:font-weight-complex="normal"/>
    </style:style>
    <style:style style:name="T135" style:family="text">
      <style:text-properties fo:font-style="normal" fo:font-weight="normal" officeooo:rsid="032360a9" style:font-style-asian="normal" style:font-weight-asian="normal" style:font-style-complex="normal" style:font-weight-complex="normal"/>
    </style:style>
    <style:style style:name="T136" style:family="text">
      <style:text-properties fo:font-style="normal" style:font-style-asian="normal" style:font-style-complex="normal"/>
    </style:style>
    <style:style style:name="T137" style:family="text">
      <style:text-properties fo:font-style="normal" officeooo:rsid="0045e59f" style:font-style-asian="normal" style:font-style-complex="normal"/>
    </style:style>
    <style:style style:name="T138" style:family="text">
      <style:text-properties fo:font-style="normal" officeooo:rsid="019ae2bb" style:font-style-asian="normal" style:font-style-complex="normal"/>
    </style:style>
    <style:style style:name="T139" style:family="text">
      <style:text-properties fo:font-style="normal" officeooo:rsid="01e1c667" style:font-style-asian="normal" style:font-style-complex="normal"/>
    </style:style>
    <style:style style:name="T140" style:family="text">
      <style:text-properties fo:font-style="normal" officeooo:rsid="023683be" style:font-style-asian="normal" style:font-style-complex="normal"/>
    </style:style>
    <style:style style:name="T141"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2" style:family="text">
      <style:text-properties fo:font-weight="bold" style:font-weight-asian="bold" style:font-weight-complex="bold"/>
    </style:style>
    <style:style style:name="T143" style:family="text">
      <style:text-properties fo:font-weight="bold" officeooo:rsid="001e83e2" style:font-weight-asian="bold" style:font-weight-complex="bold"/>
    </style:style>
    <style:style style:name="T144" style:family="text">
      <style:text-properties fo:font-weight="bold" officeooo:rsid="003aa6c8" style:font-weight-asian="bold" style:font-weight-complex="bold"/>
    </style:style>
    <style:style style:name="T145" style:family="text">
      <style:text-properties fo:font-weight="bold" officeooo:rsid="00503355" style:font-weight-asian="bold" style:font-weight-complex="bold"/>
    </style:style>
    <style:style style:name="T146" style:family="text">
      <style:text-properties fo:font-weight="bold" officeooo:rsid="00575297" style:font-weight-asian="bold" style:font-weight-complex="bold"/>
    </style:style>
    <style:style style:name="T147" style:family="text">
      <style:text-properties fo:font-weight="bold" officeooo:rsid="005d6f48" style:font-weight-asian="bold" style:font-weight-complex="bold"/>
    </style:style>
    <style:style style:name="T148" style:family="text">
      <style:text-properties fo:font-weight="bold" officeooo:rsid="005e8459" style:font-weight-asian="bold" style:font-weight-complex="bold"/>
    </style:style>
    <style:style style:name="T149" style:family="text">
      <style:text-properties fo:font-weight="bold" officeooo:rsid="00602b0c" style:font-weight-asian="bold" style:font-weight-complex="bold"/>
    </style:style>
    <style:style style:name="T150" style:family="text">
      <style:text-properties fo:font-weight="bold" officeooo:rsid="0064f7db" style:font-weight-asian="bold" style:font-weight-complex="bold"/>
    </style:style>
    <style:style style:name="T151" style:family="text">
      <style:text-properties fo:font-weight="bold" officeooo:rsid="00683532" style:font-weight-asian="bold" style:font-weight-complex="bold"/>
    </style:style>
    <style:style style:name="T152" style:family="text">
      <style:text-properties fo:font-weight="bold" officeooo:rsid="0076d8ce" style:font-weight-asian="bold" style:font-weight-complex="bold"/>
    </style:style>
    <style:style style:name="T153" style:family="text">
      <style:text-properties fo:font-weight="bold" officeooo:rsid="0077fda8" style:font-weight-asian="bold" style:font-weight-complex="bold"/>
    </style:style>
    <style:style style:name="T154" style:family="text">
      <style:text-properties fo:font-weight="bold" officeooo:rsid="0079be29" style:font-weight-asian="bold" style:font-weight-complex="bold"/>
    </style:style>
    <style:style style:name="T155" style:family="text">
      <style:text-properties fo:font-weight="bold" officeooo:rsid="009477cb" style:font-weight-asian="bold" style:font-weight-complex="bold"/>
    </style:style>
    <style:style style:name="T156" style:family="text">
      <style:text-properties fo:font-weight="bold" officeooo:rsid="00975b77" style:font-weight-asian="bold" style:font-weight-complex="bold"/>
    </style:style>
    <style:style style:name="T157" style:family="text">
      <style:text-properties fo:font-weight="bold" officeooo:rsid="009c56f0" style:font-weight-asian="bold" style:font-weight-complex="bold"/>
    </style:style>
    <style:style style:name="T158" style:family="text">
      <style:text-properties fo:font-weight="bold" officeooo:rsid="00b211fd" style:font-weight-asian="bold" style:font-weight-complex="bold"/>
    </style:style>
    <style:style style:name="T159" style:family="text">
      <style:text-properties fo:font-weight="bold" officeooo:rsid="00b664b9" style:font-weight-asian="bold" style:font-weight-complex="bold"/>
    </style:style>
    <style:style style:name="T160" style:family="text">
      <style:text-properties fo:font-weight="bold" officeooo:rsid="00b999bf" style:font-weight-asian="bold" style:font-weight-complex="bold"/>
    </style:style>
    <style:style style:name="T161" style:family="text">
      <style:text-properties fo:font-weight="bold" officeooo:rsid="00c0469d" style:font-weight-asian="bold" style:font-weight-complex="bold"/>
    </style:style>
    <style:style style:name="T162" style:family="text">
      <style:text-properties fo:font-weight="bold" officeooo:rsid="00cedc96" style:font-weight-asian="bold" style:font-weight-complex="bold"/>
    </style:style>
    <style:style style:name="T163" style:family="text">
      <style:text-properties fo:font-weight="bold" officeooo:rsid="00d784e7" style:font-weight-asian="bold" style:font-weight-complex="bold"/>
    </style:style>
    <style:style style:name="T164" style:family="text">
      <style:text-properties fo:font-weight="bold" officeooo:rsid="014155a9" style:font-weight-asian="bold" style:font-weight-complex="bold"/>
    </style:style>
    <style:style style:name="T165" style:family="text">
      <style:text-properties fo:font-weight="bold" officeooo:rsid="014773a8" style:font-weight-asian="bold" style:font-weight-complex="bold"/>
    </style:style>
    <style:style style:name="T166" style:family="text">
      <style:text-properties fo:font-weight="bold" officeooo:rsid="01487b10" style:font-weight-asian="bold" style:font-weight-complex="bold"/>
    </style:style>
    <style:style style:name="T167" style:family="text">
      <style:text-properties fo:font-weight="bold" officeooo:rsid="014ac28d" style:font-weight-asian="bold" style:font-weight-complex="bold"/>
    </style:style>
    <style:style style:name="T168" style:family="text">
      <style:text-properties fo:font-weight="bold" officeooo:rsid="014eb2a3" style:font-weight-asian="bold" style:font-weight-complex="bold"/>
    </style:style>
    <style:style style:name="T169" style:family="text">
      <style:text-properties fo:font-weight="bold" officeooo:rsid="014eda2a" style:font-weight-asian="bold" style:font-weight-complex="bold"/>
    </style:style>
    <style:style style:name="T170" style:family="text">
      <style:text-properties fo:font-weight="bold" officeooo:rsid="01530df7" style:font-weight-asian="bold" style:font-weight-complex="bold"/>
    </style:style>
    <style:style style:name="T171" style:family="text">
      <style:text-properties fo:font-weight="bold" officeooo:rsid="01cbbe5f" style:font-weight-asian="bold" style:font-weight-complex="bold"/>
    </style:style>
    <style:style style:name="T172" style:family="text">
      <style:text-properties fo:font-weight="bold" officeooo:rsid="01ceb2a9" style:font-weight-asian="bold" style:font-weight-complex="bold"/>
    </style:style>
    <style:style style:name="T173" style:family="text">
      <style:text-properties fo:font-weight="bold" officeooo:rsid="01d010c8" style:font-weight-asian="bold" style:font-weight-complex="bold"/>
    </style:style>
    <style:style style:name="T174" style:family="text">
      <style:text-properties fo:font-weight="bold" officeooo:rsid="01d251f8" style:font-weight-asian="bold" style:font-weight-complex="bold"/>
    </style:style>
    <style:style style:name="T175" style:family="text">
      <style:text-properties fo:font-weight="bold" officeooo:rsid="01f5e559" style:font-weight-asian="bold" style:font-weight-complex="bold"/>
    </style:style>
    <style:style style:name="T176" style:family="text">
      <style:text-properties fo:font-weight="bold" officeooo:rsid="02449702" style:font-weight-asian="bold" style:font-weight-complex="bold"/>
    </style:style>
    <style:style style:name="T177" style:family="text">
      <style:text-properties fo:font-weight="bold" officeooo:rsid="0296e704" style:font-weight-asian="bold" style:font-weight-complex="bold"/>
    </style:style>
    <style:style style:name="T178" style:family="text">
      <style:text-properties fo:font-weight="bold" officeooo:rsid="029823ed" style:font-weight-asian="bold" style:font-weight-complex="bold"/>
    </style:style>
    <style:style style:name="T179" style:family="text">
      <style:text-properties fo:font-weight="bold" officeooo:rsid="02bb091f" style:font-weight-asian="bold" style:font-weight-complex="bold"/>
    </style:style>
    <style:style style:name="T180" style:family="text">
      <style:text-properties fo:font-weight="bold" officeooo:rsid="02c0b36f" style:font-weight-asian="bold" style:font-weight-complex="bold"/>
    </style:style>
    <style:style style:name="T181" style:family="text">
      <style:text-properties fo:font-weight="bold" officeooo:rsid="02c2f6bc" style:font-weight-asian="bold" style:font-weight-complex="bold"/>
    </style:style>
    <style:style style:name="T182" style:family="text">
      <style:text-properties fo:font-weight="bold" officeooo:rsid="02cbc762" style:font-weight-asian="bold" style:font-weight-complex="bold"/>
    </style:style>
    <style:style style:name="T183" style:family="text">
      <style:text-properties fo:font-weight="bold" officeooo:rsid="02d42cb8" style:font-weight-asian="bold" style:font-weight-complex="bold"/>
    </style:style>
    <style:style style:name="T184" style:family="text">
      <style:text-properties fo:font-weight="bold" officeooo:rsid="02d54b61" style:font-weight-asian="bold" style:font-weight-complex="bold"/>
    </style:style>
    <style:style style:name="T185" style:family="text">
      <style:text-properties fo:font-weight="bold" officeooo:rsid="03388600" style:font-weight-asian="bold" style:font-weight-complex="bold"/>
    </style:style>
    <style:style style:name="T186" style:family="text">
      <style:text-properties fo:font-weight="bold" officeooo:rsid="0339cafb" style:font-weight-asian="bold" style:font-weight-complex="bold"/>
    </style:style>
    <style:style style:name="T187" style:family="text">
      <style:text-properties fo:language="en" fo:country="US" fo:font-weight="bold" style:font-weight-asian="bold" style:font-weight-complex="bold"/>
    </style:style>
    <style:style style:name="T188" style:family="text">
      <style:text-properties officeooo:rsid="00200091"/>
    </style:style>
    <style:style style:name="T189" style:family="text">
      <style:text-properties officeooo:rsid="0023a22a"/>
    </style:style>
    <style:style style:name="T190" style:family="text">
      <style:text-properties officeooo:rsid="002549f5"/>
    </style:style>
    <style:style style:name="T191" style:family="text">
      <style:text-properties officeooo:rsid="0025bfa7"/>
    </style:style>
    <style:style style:name="T192" style:family="text">
      <style:text-properties officeooo:rsid="002652fb"/>
    </style:style>
    <style:style style:name="T193" style:family="text">
      <style:text-properties officeooo:rsid="002936c1"/>
    </style:style>
    <style:style style:name="T194" style:family="text">
      <style:text-properties officeooo:rsid="003b6165"/>
    </style:style>
    <style:style style:name="T195" style:family="text">
      <style:text-properties officeooo:rsid="003c7fab"/>
    </style:style>
    <style:style style:name="T196" style:family="text">
      <style:text-properties officeooo:rsid="003d3f62"/>
    </style:style>
    <style:style style:name="T197" style:family="text">
      <style:text-properties officeooo:rsid="003f2977"/>
    </style:style>
    <style:style style:name="T198" style:family="text">
      <style:text-properties officeooo:rsid="003f329b"/>
    </style:style>
    <style:style style:name="T199" style:family="text">
      <style:text-properties officeooo:rsid="00405840"/>
    </style:style>
    <style:style style:name="T200" style:family="text">
      <style:text-properties officeooo:rsid="0040e8ee"/>
    </style:style>
    <style:style style:name="T201" style:family="text">
      <style:text-properties officeooo:rsid="00426398"/>
    </style:style>
    <style:style style:name="T202" style:family="text">
      <style:text-properties officeooo:rsid="0043d07f"/>
    </style:style>
    <style:style style:name="T203" style:family="text">
      <style:text-properties officeooo:rsid="00445a60"/>
    </style:style>
    <style:style style:name="T204" style:family="text">
      <style:text-properties officeooo:rsid="004547e3"/>
    </style:style>
    <style:style style:name="T205" style:family="text">
      <style:text-properties officeooo:rsid="0045e59f"/>
    </style:style>
    <style:style style:name="T206" style:family="text">
      <style:text-properties officeooo:rsid="0046c436"/>
    </style:style>
    <style:style style:name="T207" style:family="text">
      <style:text-properties officeooo:rsid="0048a540"/>
    </style:style>
    <style:style style:name="T208" style:family="text">
      <style:text-properties officeooo:rsid="0049d4f5"/>
    </style:style>
    <style:style style:name="T209" style:family="text">
      <style:text-properties officeooo:rsid="0049db5a"/>
    </style:style>
    <style:style style:name="T210" style:family="text">
      <style:text-properties officeooo:rsid="004ac69d"/>
    </style:style>
    <style:style style:name="T211" style:family="text">
      <style:text-properties officeooo:rsid="004dc49d"/>
    </style:style>
    <style:style style:name="T212" style:family="text">
      <style:text-properties officeooo:rsid="006d77a4"/>
    </style:style>
    <style:style style:name="T213" style:family="text">
      <style:text-properties officeooo:rsid="0072a5a1"/>
    </style:style>
    <style:style style:name="T214" style:family="text">
      <style:text-properties officeooo:rsid="00738b31"/>
    </style:style>
    <style:style style:name="T215" style:family="text">
      <style:text-properties officeooo:rsid="0073ef49"/>
    </style:style>
    <style:style style:name="T216" style:family="text">
      <style:text-properties officeooo:rsid="0088f65a"/>
    </style:style>
    <style:style style:name="T217" style:family="text">
      <style:text-properties officeooo:rsid="008a9041"/>
    </style:style>
    <style:style style:name="T218" style:family="text">
      <style:text-properties officeooo:rsid="008bae5a"/>
    </style:style>
    <style:style style:name="T219" style:family="text">
      <style:text-properties officeooo:rsid="008ca9f1"/>
    </style:style>
    <style:style style:name="T220" style:family="text">
      <style:text-properties officeooo:rsid="008d5a75"/>
    </style:style>
    <style:style style:name="T221" style:family="text">
      <style:text-properties officeooo:rsid="008de48b"/>
    </style:style>
    <style:style style:name="T222" style:family="text">
      <style:text-properties fo:font-weight="normal" style:font-weight-asian="normal" style:font-weight-complex="normal"/>
    </style:style>
    <style:style style:name="T223" style:family="text">
      <style:text-properties officeooo:rsid="00b02b8f"/>
    </style:style>
    <style:style style:name="T224" style:family="text">
      <style:text-properties officeooo:rsid="00dba020"/>
    </style:style>
    <style:style style:name="T225" style:family="text">
      <style:text-properties officeooo:rsid="00faac6f"/>
    </style:style>
    <style:style style:name="T226" style:family="text">
      <style:text-properties officeooo:rsid="00fc6e06"/>
    </style:style>
    <style:style style:name="T227" style:family="text">
      <style:text-properties officeooo:rsid="01068efc"/>
    </style:style>
    <style:style style:name="T228" style:family="text">
      <style:text-properties officeooo:rsid="01097464"/>
    </style:style>
    <style:style style:name="T229" style:family="text">
      <style:text-properties officeooo:rsid="010c089a"/>
    </style:style>
    <style:style style:name="T230" style:family="text">
      <style:text-properties officeooo:rsid="010d64bc"/>
    </style:style>
    <style:style style:name="T231" style:family="text">
      <style:text-properties officeooo:rsid="013d2ee0"/>
    </style:style>
    <style:style style:name="T232" style:family="text">
      <style:text-properties fo:color="#81d41a" loext:opacity="100%"/>
    </style:style>
    <style:style style:name="T233" style:family="text">
      <style:text-properties fo:color="#81d41a" loext:opacity="100%" fo:font-weight="bold" officeooo:rsid="003aa6c8" style:font-weight-asian="bold" style:font-weight-complex="bold"/>
    </style:style>
    <style:style style:name="T234" style:family="text">
      <style:text-properties fo:color="#81d41a" loext:opacity="100%" officeooo:rsid="01f75b29"/>
    </style:style>
    <style:style style:name="T235" style:family="text">
      <style:text-properties fo:color="#81d41a" loext:opacity="100%" officeooo:rsid="01f7fd4f"/>
    </style:style>
    <style:style style:name="T236" style:family="text">
      <style:text-properties fo:color="#81d41a" loext:opacity="100%" officeooo:rsid="01f82e75"/>
    </style:style>
    <style:style style:name="T237" style:family="text">
      <style:text-properties fo:color="#81d41a" loext:opacity="100%" officeooo:rsid="02b3bc80"/>
    </style:style>
    <style:style style:name="T238" style:family="text">
      <style:text-properties fo:color="#81d41a" loext:opacity="100%" officeooo:rsid="01fb70d1"/>
    </style:style>
    <style:style style:name="T239" style:family="text">
      <style:text-properties officeooo:rsid="01447e6d"/>
    </style:style>
    <style:style style:name="T240" style:family="text">
      <style:text-properties officeooo:rsid="01591c55"/>
    </style:style>
    <style:style style:name="T241" style:family="text">
      <style:text-properties officeooo:rsid="015ad2d2"/>
    </style:style>
    <style:style style:name="T242" style:family="text">
      <style:text-properties officeooo:rsid="015ca482"/>
    </style:style>
    <style:style style:name="T243" style:family="text">
      <style:text-properties officeooo:rsid="016357a2"/>
    </style:style>
    <style:style style:name="T244" style:family="text">
      <style:text-properties officeooo:rsid="01651e71"/>
    </style:style>
    <style:style style:name="T245" style:family="text">
      <style:text-properties officeooo:rsid="0166b7a4"/>
    </style:style>
    <style:style style:name="T246" style:family="text">
      <style:text-properties officeooo:rsid="0166fa59"/>
    </style:style>
    <style:style style:name="T247" style:family="text">
      <style:text-properties officeooo:rsid="0168c3cc"/>
    </style:style>
    <style:style style:name="T248" style:family="text">
      <style:text-properties officeooo:rsid="01694532"/>
    </style:style>
    <style:style style:name="T249" style:family="text">
      <style:text-properties officeooo:rsid="016a51ec"/>
    </style:style>
    <style:style style:name="T250" style:family="text">
      <style:text-properties officeooo:rsid="016badcf"/>
    </style:style>
    <style:style style:name="T251" style:family="text">
      <style:text-properties officeooo:rsid="016e2602"/>
    </style:style>
    <style:style style:name="T252" style:family="text">
      <style:text-properties officeooo:rsid="016f0bf2"/>
    </style:style>
    <style:style style:name="T253" style:family="text">
      <style:text-properties officeooo:rsid="0170d19f"/>
    </style:style>
    <style:style style:name="T254" style:family="text">
      <style:text-properties officeooo:rsid="01745693"/>
    </style:style>
    <style:style style:name="T255" style:family="text">
      <style:text-properties officeooo:rsid="0175a13b"/>
    </style:style>
    <style:style style:name="T256" style:family="text">
      <style:text-properties officeooo:rsid="01770463"/>
    </style:style>
    <style:style style:name="T257" style:family="text">
      <style:text-properties officeooo:rsid="0177eb76"/>
    </style:style>
    <style:style style:name="T258" style:family="text">
      <style:text-properties officeooo:rsid="0179ca0e"/>
    </style:style>
    <style:style style:name="T259" style:family="text">
      <style:text-properties officeooo:rsid="017b943a"/>
    </style:style>
    <style:style style:name="T260" style:family="text">
      <style:text-properties officeooo:rsid="017c56b3"/>
    </style:style>
    <style:style style:name="T261" style:family="text">
      <style:text-properties officeooo:rsid="017d0dc3"/>
    </style:style>
    <style:style style:name="T262" style:family="text">
      <style:text-properties officeooo:rsid="017dae34"/>
    </style:style>
    <style:style style:name="T263" style:family="text">
      <style:text-properties officeooo:rsid="017f0939"/>
    </style:style>
    <style:style style:name="T264" style:family="text">
      <style:text-properties officeooo:rsid="018012d3"/>
    </style:style>
    <style:style style:name="T265" style:family="text">
      <style:text-properties officeooo:rsid="018085aa"/>
    </style:style>
    <style:style style:name="T266" style:family="text">
      <style:text-properties officeooo:rsid="01816d4a"/>
    </style:style>
    <style:style style:name="T267" style:family="text">
      <style:text-properties officeooo:rsid="01825802"/>
    </style:style>
    <style:style style:name="T268" style:family="text">
      <style:text-properties officeooo:rsid="0182acd6"/>
    </style:style>
    <style:style style:name="T269" style:family="text">
      <style:text-properties officeooo:rsid="0183cc6f"/>
    </style:style>
    <style:style style:name="T270" style:family="text">
      <style:text-properties officeooo:rsid="01851808"/>
    </style:style>
    <style:style style:name="T271" style:family="text">
      <style:text-properties officeooo:rsid="01866f6c"/>
    </style:style>
    <style:style style:name="T272" style:family="text">
      <style:text-properties officeooo:rsid="0187252d"/>
    </style:style>
    <style:style style:name="T273" style:family="text">
      <style:text-properties officeooo:rsid="01879f21"/>
    </style:style>
    <style:style style:name="T274" style:family="text">
      <style:text-properties officeooo:rsid="01894578"/>
    </style:style>
    <style:style style:name="T275" style:family="text">
      <style:text-properties officeooo:rsid="018aa0cd"/>
    </style:style>
    <style:style style:name="T276" style:family="text">
      <style:text-properties officeooo:rsid="018bc05d"/>
    </style:style>
    <style:style style:name="T277" style:family="text">
      <style:text-properties fo:color="#c9211e" loext:opacity="100%" officeooo:rsid="0048a540"/>
    </style:style>
    <style:style style:name="T278" style:family="text">
      <style:text-properties fo:color="#c9211e" loext:opacity="100%" officeooo:rsid="00f89467"/>
    </style:style>
    <style:style style:name="T279" style:family="text">
      <style:text-properties fo:color="#c9211e" loext:opacity="100%" fo:font-style="normal" fo:font-weight="normal" officeooo:rsid="01c8b5c6" style:font-style-asian="normal" style:font-weight-asian="normal" style:font-style-complex="normal" style:font-weight-complex="normal"/>
    </style:style>
    <style:style style:name="T280" style:family="text">
      <style:text-properties fo:color="#c9211e" loext:opacity="100%" officeooo:rsid="01f05953"/>
    </style:style>
    <style:style style:name="T281" style:family="text">
      <style:text-properties fo:color="#c9211e" loext:opacity="100%" officeooo:rsid="01f1155e"/>
    </style:style>
    <style:style style:name="T282" style:family="text">
      <style:text-properties fo:color="#c9211e" loext:opacity="100%" officeooo:rsid="01f2c1eb"/>
    </style:style>
    <style:style style:name="T283" style:family="text">
      <style:text-properties officeooo:rsid="018e56de"/>
    </style:style>
    <style:style style:name="T284" style:family="text">
      <style:text-properties officeooo:rsid="018f60e2"/>
    </style:style>
    <style:style style:name="T285" style:family="text">
      <style:text-properties officeooo:rsid="01909bab"/>
    </style:style>
    <style:style style:name="T286" style:family="text">
      <style:text-properties officeooo:rsid="01919b95"/>
    </style:style>
    <style:style style:name="T287" style:family="text">
      <style:text-properties officeooo:rsid="0192e0f0"/>
    </style:style>
    <style:style style:name="T288" style:family="text">
      <style:text-properties officeooo:rsid="01966490"/>
    </style:style>
    <style:style style:name="T289" style:family="text">
      <style:text-properties officeooo:rsid="01978cd7"/>
    </style:style>
    <style:style style:name="T290" style:family="text">
      <style:text-properties officeooo:rsid="0198ac73"/>
    </style:style>
    <style:style style:name="T291" style:family="text">
      <style:text-properties officeooo:rsid="019c884e"/>
    </style:style>
    <style:style style:name="T292" style:family="text">
      <style:text-properties officeooo:rsid="019dc090"/>
    </style:style>
    <style:style style:name="T293" style:family="text">
      <style:text-properties fo:color="#808080" loext:opacity="100%"/>
    </style:style>
    <style:style style:name="T294" style:family="text">
      <style:text-properties fo:color="#808080" loext:opacity="100%" fo:language="en" fo:country="US"/>
    </style:style>
    <style:style style:name="T295" style:family="text">
      <style:text-properties fo:color="#808080" loext:opacity="100%" fo:language="en" fo:country="US" fo:font-weight="bold" officeooo:rsid="0326c380"/>
    </style:style>
    <style:style style:name="T296" style:family="text">
      <style:text-properties fo:color="#808080" loext:opacity="100%" fo:language="en" fo:country="US" officeooo:rsid="0326c380"/>
    </style:style>
    <style:style style:name="T297" style:family="text">
      <style:text-properties fo:color="#808080" loext:opacity="100%" officeooo:rsid="0304c70e"/>
    </style:style>
    <style:style style:name="T298" style:family="text">
      <style:text-properties fo:color="#808080" loext:opacity="100%" fo:font-weight="bold" officeooo:rsid="02f3129d" style:font-weight-asian="bold" style:font-weight-complex="bold"/>
    </style:style>
    <style:style style:name="T299" style:family="text">
      <style:text-properties fo:color="#808080" loext:opacity="100%" fo:font-weight="bold" officeooo:rsid="02f69bc5" style:font-weight-asian="bold" style:font-weight-complex="bold"/>
    </style:style>
    <style:style style:name="T300" style:family="text">
      <style:text-properties fo:color="#808080" loext:opacity="100%" fo:font-weight="bold" officeooo:rsid="02f4ba64" style:font-weight-asian="bold" style:font-weight-complex="bold"/>
    </style:style>
    <style:style style:name="T301" style:family="text">
      <style:text-properties fo:color="#808080" loext:opacity="100%" fo:font-weight="bold" officeooo:rsid="02f6631c" style:font-weight-asian="bold" style:font-weight-complex="bold"/>
    </style:style>
    <style:style style:name="T302" style:family="text">
      <style:text-properties fo:color="#808080" loext:opacity="100%" fo:font-weight="bold" officeooo:rsid="02f85321" style:font-weight-asian="bold" style:font-weight-complex="bold"/>
    </style:style>
    <style:style style:name="T303" style:family="text">
      <style:text-properties fo:color="#808080" loext:opacity="100%" fo:font-weight="bold" officeooo:rsid="02f9f530" style:font-weight-asian="bold" style:font-weight-complex="bold"/>
    </style:style>
    <style:style style:name="T304" style:family="text">
      <style:text-properties fo:color="#808080" loext:opacity="100%" fo:font-weight="bold" officeooo:rsid="02fb98e8" style:font-weight-asian="bold" style:font-weight-complex="bold"/>
    </style:style>
    <style:style style:name="T305" style:family="text">
      <style:text-properties fo:color="#808080" loext:opacity="100%" fo:font-weight="bold" officeooo:rsid="02fd315d" style:font-weight-asian="bold" style:font-weight-complex="bold"/>
    </style:style>
    <style:style style:name="T306" style:family="text">
      <style:text-properties fo:color="#808080" loext:opacity="100%" fo:font-weight="bold" officeooo:rsid="02fe5add" style:font-weight-asian="bold" style:font-weight-complex="bold"/>
    </style:style>
    <style:style style:name="T307" style:family="text">
      <style:text-properties fo:color="#808080" loext:opacity="100%" fo:font-weight="bold" officeooo:rsid="0300194f" style:font-weight-asian="bold" style:font-weight-complex="bold"/>
    </style:style>
    <style:style style:name="T308" style:family="text">
      <style:text-properties fo:color="#808080" loext:opacity="100%" fo:font-weight="bold" officeooo:rsid="030140ec" style:font-weight-asian="bold" style:font-weight-complex="bold"/>
    </style:style>
    <style:style style:name="T309" style:family="text">
      <style:text-properties fo:color="#808080" loext:opacity="100%" fo:font-weight="bold" officeooo:rsid="03036e12" style:font-weight-asian="bold" style:font-weight-complex="bold"/>
    </style:style>
    <style:style style:name="T310" style:family="text">
      <style:text-properties fo:color="#808080" loext:opacity="100%" fo:font-weight="bold" officeooo:rsid="0302151f" style:font-weight-asian="bold" style:font-weight-complex="bold"/>
    </style:style>
    <style:style style:name="T311" style:family="text">
      <style:text-properties fo:color="#808080" loext:opacity="100%" fo:font-weight="bold" officeooo:rsid="03038630" style:font-weight-asian="bold" style:font-weight-complex="bold"/>
    </style:style>
    <style:style style:name="T312" style:family="text">
      <style:text-properties fo:color="#808080" loext:opacity="100%" fo:font-weight="bold" officeooo:rsid="0304862a" style:font-weight-asian="bold" style:font-weight-complex="bold"/>
    </style:style>
    <style:style style:name="T313" style:family="text">
      <style:text-properties fo:color="#808080" loext:opacity="100%" fo:font-weight="bold" officeooo:rsid="0304c70e" style:font-weight-asian="bold" style:font-weight-complex="bold"/>
    </style:style>
    <style:style style:name="T314" style:family="text">
      <style:text-properties fo:color="#808080" loext:opacity="100%" fo:font-weight="bold" officeooo:rsid="031250d9" style:font-weight-asian="bold" style:font-weight-complex="bold"/>
    </style:style>
    <style:style style:name="T315" style:family="text">
      <style:text-properties fo:color="#808080" loext:opacity="100%" officeooo:rsid="030556da"/>
    </style:style>
    <style:style style:name="T316" style:family="text">
      <style:text-properties fo:color="#808080" loext:opacity="100%" officeooo:rsid="0306560e"/>
    </style:style>
    <style:style style:name="T317" style:family="text">
      <style:text-properties fo:color="#808080" loext:opacity="100%" officeooo:rsid="03070fb3"/>
    </style:style>
    <style:style style:name="T318" style:family="text">
      <style:text-properties fo:color="#808080" loext:opacity="100%" officeooo:rsid="030a4643"/>
    </style:style>
    <style:style style:name="T319" style:family="text">
      <style:text-properties fo:color="#808080" loext:opacity="100%" officeooo:rsid="030c4569"/>
    </style:style>
    <style:style style:name="T320" style:family="text">
      <style:text-properties fo:color="#808080" loext:opacity="100%" officeooo:rsid="030e1859"/>
    </style:style>
    <style:style style:name="T321" style:family="text">
      <style:text-properties fo:color="#808080" loext:opacity="100%" officeooo:rsid="03102633"/>
    </style:style>
    <style:style style:name="T322" style:family="text">
      <style:text-properties fo:color="#808080" loext:opacity="100%" officeooo:rsid="0311f63d"/>
    </style:style>
    <style:style style:name="T323" style:family="text">
      <style:text-properties fo:color="#808080" loext:opacity="100%" officeooo:rsid="03143697"/>
    </style:style>
    <style:style style:name="T324" style:family="text">
      <style:text-properties fo:color="#808080" loext:opacity="100%" officeooo:rsid="0314cfaa"/>
    </style:style>
    <style:style style:name="T325" style:family="text">
      <style:text-properties fo:color="#808080" loext:opacity="100%" officeooo:rsid="03197e5b"/>
    </style:style>
    <style:style style:name="T326" style:family="text">
      <style:text-properties fo:color="#808080" loext:opacity="100%" officeooo:rsid="0319990f"/>
    </style:style>
    <style:style style:name="T327" style:family="text">
      <style:text-properties fo:color="#808080" loext:opacity="100%" officeooo:rsid="031aabe9"/>
    </style:style>
    <style:style style:name="T328" style:family="text">
      <style:text-properties fo:color="#808080" loext:opacity="100%" fo:font-style="normal" fo:font-weight="normal" style:font-style-asian="normal" style:font-weight-asian="normal" style:font-style-complex="normal" style:font-weight-complex="normal"/>
    </style:style>
    <style:style style:name="T329" style:family="text">
      <style:text-properties fo:color="#808080" loext:opacity="100%" fo:font-style="normal" fo:font-weight="normal" officeooo:rsid="024991c3" style:font-style-asian="normal" style:font-weight-asian="normal" style:font-style-complex="normal" style:font-weight-complex="normal"/>
    </style:style>
    <style:style style:name="T330" style:family="text">
      <style:text-properties fo:color="#808080" loext:opacity="100%" officeooo:rsid="03241cc9"/>
    </style:style>
    <style:style style:name="T331" style:family="text">
      <style:text-properties fo:color="#808080" loext:opacity="100%" officeooo:rsid="0326c380"/>
    </style:style>
    <style:style style:name="T332" style:family="text">
      <style:text-properties fo:color="#808080" loext:opacity="100%" officeooo:rsid="032acd9f"/>
    </style:style>
    <style:style style:name="T333" style:family="text">
      <style:text-properties fo:color="#808080" loext:opacity="100%" officeooo:rsid="032c244a"/>
    </style:style>
    <style:style style:name="T334" style:family="text">
      <style:text-properties fo:color="#808080" loext:opacity="100%" officeooo:rsid="032de4a1"/>
    </style:style>
    <style:style style:name="T335" style:family="text">
      <style:text-properties fo:color="#808080" loext:opacity="100%" officeooo:rsid="032f5dc9"/>
    </style:style>
    <style:style style:name="T336" style:family="text">
      <style:text-properties fo:color="#808080" loext:opacity="100%" officeooo:rsid="032fe37e"/>
    </style:style>
    <style:style style:name="T337" style:family="text">
      <style:text-properties fo:color="#808080" loext:opacity="100%" officeooo:rsid="0333c986"/>
    </style:style>
    <style:style style:name="T338" style:family="text">
      <style:text-properties fo:color="#808080" loext:opacity="100%" officeooo:rsid="03364db7"/>
    </style:style>
    <style:style style:name="T339" style:family="text">
      <style:text-properties fo:color="#808080" loext:opacity="100%" officeooo:rsid="0336766d"/>
    </style:style>
    <style:style style:name="T340" style:family="text">
      <style:text-properties fo:color="#808080" loext:opacity="100%" officeooo:rsid="03376cc5"/>
    </style:style>
    <style:style style:name="T341" style:family="text">
      <style:text-properties officeooo:rsid="01eaa08b"/>
    </style:style>
    <style:style style:name="T342" style:family="text">
      <style:text-properties officeooo:rsid="01f05021"/>
    </style:style>
    <style:style style:name="T343" style:family="text">
      <style:text-properties officeooo:rsid="01f5b998"/>
    </style:style>
    <style:style style:name="T344" style:family="text">
      <style:text-properties officeooo:rsid="02030ce3"/>
    </style:style>
    <style:style style:name="T345" style:family="text">
      <style:text-properties officeooo:rsid="02045cd5"/>
    </style:style>
    <style:style style:name="T346" style:family="text">
      <style:text-properties officeooo:rsid="02055017"/>
    </style:style>
    <style:style style:name="T347" style:family="text">
      <style:text-properties officeooo:rsid="02063f86"/>
    </style:style>
    <style:style style:name="T348" style:family="text">
      <style:text-properties officeooo:rsid="020d779c"/>
    </style:style>
    <style:style style:name="T349" style:family="text">
      <style:text-properties officeooo:rsid="020f8a67"/>
    </style:style>
    <style:style style:name="T350" style:family="text">
      <style:text-properties officeooo:rsid="020fb655"/>
    </style:style>
    <style:style style:name="T351" style:family="text">
      <style:text-properties officeooo:rsid="02102530"/>
    </style:style>
    <style:style style:name="T352" style:family="text">
      <style:text-properties officeooo:rsid="021208f1"/>
    </style:style>
    <style:style style:name="T353" style:family="text">
      <style:text-properties officeooo:rsid="0216c7e0"/>
    </style:style>
    <style:style style:name="T354" style:family="text">
      <style:text-properties officeooo:rsid="021fa28e"/>
    </style:style>
    <style:style style:name="T355" style:family="text">
      <style:text-properties officeooo:rsid="0291f92d"/>
    </style:style>
    <style:style style:name="T356" style:family="text">
      <style:text-properties officeooo:rsid="0294bab9"/>
    </style:style>
    <style:style style:name="T357" style:family="text">
      <style:text-properties fo:language="vi" fo:country="VN" fo:font-style="normal" fo:font-weight="bold" officeooo:rsid="0296e704" style:font-style-asian="normal" style:font-weight-asian="normal" style:font-style-complex="normal" style:font-weight-complex="normal"/>
    </style:style>
    <style:style style:name="T358" style:family="text">
      <style:text-properties officeooo:rsid="02a6ffd8"/>
    </style:style>
    <style:style style:name="T359" style:family="text">
      <style:text-properties officeooo:rsid="02a9314a"/>
    </style:style>
    <style:style style:name="T360" style:family="text">
      <style:text-properties officeooo:rsid="02aa44f5"/>
    </style:style>
    <style:style style:name="T361" style:family="text">
      <style:text-properties officeooo:rsid="02ad8f06"/>
    </style:style>
    <style:style style:name="T362" style:family="text">
      <style:text-properties officeooo:rsid="02b0117e"/>
    </style:style>
    <style:style style:name="T363" style:family="text">
      <style:text-properties officeooo:rsid="02c4b6be"/>
    </style:style>
    <style:style style:name="T364" style:family="text">
      <style:text-properties officeooo:rsid="02c721ac"/>
    </style:style>
    <style:style style:name="T365" style:family="text">
      <style:text-properties officeooo:rsid="02c730b9"/>
    </style:style>
    <style:style style:name="T366" style:family="text">
      <style:text-properties officeooo:rsid="02c8fe7c"/>
    </style:style>
    <style:style style:name="T367" style:family="text">
      <style:text-properties officeooo:rsid="02ca185c"/>
    </style:style>
    <style:style style:name="T368" style:family="text">
      <style:text-properties officeooo:rsid="02d07439"/>
    </style:style>
    <style:style style:name="T369" style:family="text">
      <style:text-properties officeooo:rsid="02d2389f"/>
    </style:style>
    <style:style style:name="T370" style:family="text">
      <style:text-properties officeooo:rsid="02d2e2b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1" loext:marker-style-name="T1"><text:span text:style-name="T31">Ideal</text:span><text:span text:style-name="T1">: </text:span><text:span text:style-name="T65">(may implement in dialogues)</text:span></text:h>
      <text:p text:style-name="P129" loext:marker-style-name="T1"><text:span text:style-name="T1"/></text:p>
      <text:p text:style-name="P131" loext:marker-style-name="T1"><text:span text:style-name="T65"/></text:p>
      <text:p text:style-name="P110"><text:span text:style-name="Strong_20_Emphasis"><text:span text:style-name="T143">God </text:span></text:span><text:span text:style-name="Strong_20_Emphasis"><text:span text:style-name="T142">quotes:</text:span></text:span></text:p>
      <text:p text:style-name="P110"><text:span text:style-name="Strong_20_Emphasis"><text:span text:style-name="T142">“</text:span></text:span><text:span text:style-name="Strong_20_Emphasis"><text:span text:style-name="T185">When you suffer, you see suffer, when you happy you see happy, when you don’t feel, you either see everything or nothing at all”</text:span></text:span></text:p>
      <text:p text:style-name="P111"><text:span text:style-name="Strong_20_Emphasis"><text:span text:style-name="T184">"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10"><text:span text:style-name="Strong_20_Emphasis"><text:span text:style-name="T184"/></text:span></text:p>
      <text:p text:style-name="P110"><text:span text:style-name="Strong_20_Emphasis"><text:span text:style-name="T142"><text:line-break/>“</text:span></text:span><text:span text:style-name="Strong_20_Emphasis"><text:span text:style-name="T183">Embrace yourself, both optimistic and pessimistic part</text:span></text:span><text:span text:style-name="Strong_20_Emphasis"><text:span text:style-name="T142">”</text:span></text:span></text:p>
      <text:p text:style-name="P107"><text:span text:style-name="Strong_20_Emphasis"><text:span text:style-name="T182">"I’ve been writing for a long time, but nobody reads my stuff. I don’t want to die like Kafka and Nietzsche, so I decided to use my engineering, programming, and horrible art skills along with AI to visualize my works."</text:span></text:span></text:p>
      <text:p text:style-name="P107"><text:span text:style-name="Strong_20_Emphasis"><text:span text:style-name="T142">“</text:span></text:span><text:span text:style-name="Strong_20_Emphasis"><text:span text:style-name="T181">Depressed people have very good sense of humor, they’re so lack of self love that they can imagine themselves dying a ridiculous way and laugh at it</text:span></text:span><text:span text:style-name="Strong_20_Emphasis"><text:span text:style-name="T142">”</text:span></text:span></text:p>
      <text:p text:style-name="P107"><text:span text:style-name="Strong_20_Emphasis"><text:span text:style-name="T180">"I’ve attempted self-hanging several times, but instead of hanging the noose from the roof, I put it around my neck first. Then I can’t help but laugh and run around the house with it. Life really is absurd, isn't it?"</text:span></text:span></text:p>
      <text:p text:style-name="P107"><text:span text:style-name="Strong_20_Emphasis"><text:span text:style-name="T142"><text:line-break/></text:span></text:span><text:span text:style-name="Strong_20_Emphasis"><text:span text:style-name="T179">"Art can easily convey joy and happiness, but it struggles to express sorrow. Just as people often fail to notice depression, perhaps the problem isn't with art itself, but with those who choose to avoid it."</text:span></text:span></text:p>
      <text:p text:style-name="P74"><text:soft-page-break/><text:span text:style-name="Strong_20_Emphasis"><text:span text:style-name="T178">T</text:span></text:span><text:span text:style-name="Strong_20_Emphasis"><text:span text:style-name="T177">here are many absurd sexual desires, gay, lesbian, some even worse, pedophiles, necrophilia... But have you ever questioned what led to these fetishes? They have one common: lacking love, mostly self love </text:span></text:span></text:p>
      <text:p text:style-name="P132" loext:marker-style-name="T1"><text:span text:style-name="T6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34" loext:marker-style-name="T1"><text:span text:style-name="Strong_20_Emphasis"><text:span text:style-name="T65">You, yourself is a bottomless abyss.<text:line-break/><text:line-break/></text:span></text:span><text:span text:style-name="Strong_20_Emphasis"><text:span text:style-name="T117">I have no similar</text:span></text:span><text:span text:style-name="Strong_20_Emphasis"><text:span text:style-name="T357"> circumstances to kafka but I share the same feeling as him. Maybe after all we are connected. By suffering</text:span></text:span></text:p>
      <text:p text:style-name="P48"><text:span text:style-name="Strong_20_Emphasis"><text:span text:style-name="T142">"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7"><text:span text:style-name="Strong_20_Emphasis"><text:span text:style-name="T142">“</text:span></text:span><text:span text:style-name="Strong_20_Emphasis"><text:span text:style-name="T176">one’s hell is one’s paradise”</text:span></text:span></text:p>
      <text:p text:style-name="P47"><text:span text:style-name="Strong_20_Emphasis"><text:span text:style-name="T142">"You’re not stupid; you just don’t understand yourself well enough. You have so much potential, but your parents can't nurture it, so they push you into school. Unfortunately, the school doesn't offer any better guidance than your parents."</text:span></text:span></text:p>
      <text:p text:style-name="P47"><text:span text:style-name="Strong_20_Emphasis"><text:span text:style-name="T175">"There is no savior—only you, alone. Nothing changes unless you act; the world merely reacts to your choices."</text:span></text:span></text:p>
      <text:p text:style-name="P62"><text:span text:style-name="Strong_20_Emphasis"><text:span text:style-name="T174"><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62"><text:span text:style-name="Strong_20_Emphasis"><text:span text:style-name="T174"/></text:span></text:p>
      <text:p text:style-name="P61"><text:span text:style-name="Strong_20_Emphasis"><text:span text:style-name="T174"/></text:span></text:p>
      <text:p text:style-name="P48"><text:soft-page-break/><text:span text:style-name="Strong_20_Emphasis"><text:span text:style-name="T173">"Three steps for a thorough analysis of a tragic event:</text:span></text:span></text:p>
      <text:list text:style-name="L1">
        <text:list-item>
          <text:p text:style-name="P207">Identify why it happened to you.</text:p>
        </text:list-item>
        <text:list-item>
          <text:p text:style-name="P207">Understand why others acted the way they did.</text:p>
        </text:list-item>
        <text:list-item>
          <text:p text:style-name="P206">Reflect and determine whether it truly matters in the grand scheme of things."</text:p>
        </text:list-item>
      </text:list>
      <text:p text:style-name="P47"><text:span text:style-name="Strong_20_Emphasis"><text:span text:style-name="T173"/></text:span></text:p>
      <text:p text:style-name="P53"><text:span text:style-name="Strong_20_Emphasis"><text:span text:style-name="T170">"They only love you for what you do, not for who you are. Once you realize you're just like them, you begin to hate yourself."<text:line-break/></text:span></text:span></text:p>
      <text:p text:style-name="P53"><text:span text:style-name="Strong_20_Emphasis"><text:span text:style-name="T172">"Making art is about conveying your feelings; changing your art to please others is killing those feelings."</text:span></text:span></text:p>
      <text:p text:style-name="P53"><text:span text:style-name="Strong_20_Emphasis"><text:span text:style-name="T170">"When someone understands the true nature of their kind, they can no longer love themselves—or anyone else."</text:span></text:span></text:p>
      <text:p text:style-name="P47"><text:span text:style-name="Strong_20_Emphasis"><text:span text:style-name="T169">"Chained by flesh and soul for eternity, I reach out to the void—the emptiness—my final destination. I embrace her, and at last, find true rest."</text:span></text:span></text:p>
      <text:p text:style-name="P47"><text:span text:style-name="Strong_20_Emphasis"><text:span text:style-name="T168">"When you grow tired of repetitive tasks, try something arbitrary. It's a privilege unique to both humans and gods."</text:span></text:span></text:p>
      <text:p text:style-name="P47"><text:span text:style-name="Strong_20_Emphasis"><text:span text:style-name="T167">"Competition is a setting where every participant comes away with something, depending on their effort. A competition where one feels good while another suffers, or where both suffer, is not a proper competition—it's called war."</text:span></text:span></text:p>
      <text:p text:style-name="P47"><text:span text:style-name="Strong_20_Emphasis"><text:span text:style-name="T166">"I love despair just as much as happiness."</text:span></text:span></text:p>
      <text:p text:style-name="P47"><text:span text:style-name="Strong_20_Emphasis"><text:span text:style-name="T142">“</text:span></text:span><text:span text:style-name="Strong_20_Emphasis"><text:span text:style-name="T165">Study psychology is literary study human’s fault and stupidity”</text:span></text:span></text:p>
      <text:p text:style-name="P47"><text:span text:style-name="Strong_20_Emphasis"><text:span text:style-name="T142">"Relationships are temporary; loneliness is eternal."</text:span></text:span></text:p>
      <text:p text:style-name="P49"><text:span text:style-name="Strong_20_Emphasis"><text:span text:style-name="T163">"When you're alive, they see you as a selfish, failed writer. After your death, your work is hailed as innovative art, and you're called a genius. It clenches my gut. I'd rather remain unknown than be judged by this filthy species."</text:span></text:span></text:p>
      <text:p text:style-name="P49"><text:span text:style-name="Strong_20_Emphasis"><text:span text:style-name="T163"/></text:span></text:p>
      <text:p text:style-name="P49"><text:span text:style-name="Strong_20_Emphasis"><text:span text:style-name="T162">"You either live a life with your loved ones and die a nobody, or isolate yourself, suffer, and die a great man. Both are miserable, but it comes down to which one you consider the lesser misery."</text:span></text:span></text:p>
      <text:p text:style-name="P47"><text:soft-page-break/><text:span text:style-name="Strong_20_Emphasis"><text:span text:style-name="T142">"This world is governed by chaos and futility; I don't believe in delusions such as good or bad. Justice can only be attained through achieving ultimate evil or ultimate kindness—both of which are harder than bringing humanity to extinction."</text:span></text:span></text:p>
      <text:p text:style-name="P47"><text:span text:style-name="Strong_20_Emphasis"><text:span text:style-name="T161">"Physically raised by humans, mentally shaped by media."</text:span></text:span></text:p>
      <text:p text:style-name="P47"><text:span text:style-name="Strong_20_Emphasis"><text:span text:style-name="T160">"When I was young, I could feel my heart pumping sacred liquid; now, it pumps mud and sewage."</text:span></text:span></text:p>
      <text:p text:style-name="P47"><text:span text:style-name="Strong_20_Emphasis"><text:span text:style-name="T159">"I once loved humanity, but that was before I grew accustomed to its twisted side. Now, I despise humans—but I despise myself even more for my impotence, for being unable to change anything."</text:span></text:span></text:p>
      <text:p text:style-name="P47"><text:span text:style-name="Strong_20_Emphasis"><text:span text:style-name="T142">"Why ask for an answer when there </text:span></text:span><text:span text:style-name="Strong_20_Emphasis"><text:span text:style-name="T158">will be neve a</text:span></text:span><text:span text:style-name="Strong_20_Emphasis"><text:span text:style-name="T142"> correct one? Many have shared their answers—some are heartfelt, others absurd. But none of that matters unless you find your own answer—the one you truly accept."</text:span></text:span></text:p>
      <text:p text:style-name="P47"><text:span text:style-name="Strong_20_Emphasis"><text:span text:style-name="T155">"To me, contrast is the ultimate form of beauty—it captures how life can be both breathtakingly beautiful and deeply sickening."</text:span></text:span></text:p>
      <text:p text:style-name="P47"><text:span text:style-name="Strong_20_Emphasis"><text:span text:style-name="T156">"There are versions of me overlapping: one is a deeply depressed,</text:span></text:span><text:span text:style-name="Strong_20_Emphasis"><text:span text:style-name="T157"> kind,</text:span></text:span><text:span text:style-name="Strong_20_Emphasis"><text:span text:style-name="T156">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7"><text:span text:style-name="Strong_20_Emphasis"><text:span text:style-name="T142">“</text:span></text:span><text:span text:style-name="Strong_20_Emphasis"><text:span text:style-name="T152">There is a reason why I lose hope in humanity. I’ve always interested in them because of them variety in personalities. But it’s turned out the more you are learning about them, they are all likely to become the same”</text:span></text:span></text:p>
      <text:p text:style-name="P47"><text:span text:style-name="Strong_20_Emphasis"><text:span text:style-name="T152">“I have been dissapointed so many time that I stop expect</text:span></text:span><text:span text:style-name="Strong_20_Emphasis"><text:span text:style-name="T153">ing</text:span></text:span><text:span text:style-name="Strong_20_Emphasis"><text:span text:style-name="T152"> on anyone </text:span></text:span><text:span text:style-name="Strong_20_Emphasis"><text:span text:style-name="T154">or </text:span></text:span><text:span text:style-name="Strong_20_Emphasis"><text:span text:style-name="T152">anything”</text:span></text:span></text:p>
      <text:p text:style-name="P47"><text:span text:style-name="Strong_20_Emphasis"><text:span text:style-name="T152">“When I manipulating things that I can manipulate such as exam’s mark, I saw people around me changing the way they treating me along with it. Therefore I lose hope in them”</text:span></text:span></text:p>
      <text:p text:style-name="P47"><text:span text:style-name="Strong_20_Emphasis"><text:span text:style-name="T142"><text:line-break/>"When people saw a tragic event of someone they don't know. Most of them feel sad, but after all they shall forget. Until they become that someone" </text:span></text:span></text:p>
      <text:p text:style-name="P47"><text:span text:style-name="Strong_20_Emphasis"><text:span text:style-name="T142">“Life is like a lost song, one can hear it nostalgic but don't know what the name </text:span></text:span><text:span text:style-name="Strong_20_Emphasis"><text:span text:style-name="T145">it </text:span></text:span><text:span text:style-name="Strong_20_Emphasis"><text:span text:style-name="T142">is”</text:span></text:span></text:p>
      <text:p text:style-name="P47"><text:span text:style-name="Strong_20_Emphasis"><text:span text:style-name="T142">"I don't like wearing warm clothes, if I did, I would forget how cold the world is"</text:span></text:span></text:p>
      <text:p text:style-name="P47"><text:soft-page-break/><text:span text:style-name="Strong_20_Emphasis"><text:span text:style-name="T142">"Human is such a subjective creature. Same words, different person, different context, different meaning."</text:span></text:span></text:p>
      <text:p text:style-name="P47" loext:marker-style-name="T142"><text:span text:style-name="Strong_20_Emphasis">“Love is like morphine—it offers temporary pleasure and soothes your pain, but without it, you're left with nothing but unbearable suffering.”</text:span></text:p>
      <text:p text:style-name="P47" loext:marker-style-name="T142"><text:span text:style-name="Strong_20_Emphasis"><text:span text:style-name="T142">“One's tragedy can become one's laughter.”</text:span></text:span></text:p>
      <text:p text:style-name="P47"><text:span text:style-name="Strong_20_Emphasis"><text:span text:style-name="T142">“Delirium: </text:span></text:span></text:p>
      <text:p text:style-name="P47"><text:span text:style-name="Strong_20_Emphasis"><text:span text:style-name="T142">originates from the Latin </text:span></text:span><text:span text:style-name="Emphasis"><text:span text:style-name="T142">delirare</text:span></text:span><text:span text:style-name="Strong_20_Emphasis"><text:span text:style-name="T142">, meaning "to go off the track" </text:span></text:span></text:p>
      <text:p text:style-name="P47"><text:span text:style-name="Strong_20_Emphasis"><text:span text:style-name="T142">metaphorically describing a state of mental derangement or confusion.”</text:span></text:span></text:p>
      <text:p text:style-name="P47"><text:span text:style-name="Strong_20_Emphasis"><text:span text:style-name="T142">"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7"><text:span text:style-name="Strong_20_Emphasis"><text:span text:style-name="T142">“</text:span></text:span><text:span text:style-name="Emphasis"><text:span text:style-name="T142">Agnosia</text:span></text:span><text:span text:style-name="Strong_20_Emphasis"><text:span text:style-name="T142"> is a neurological disorder characterized by an inability to process sensory information”<text:line-break/><text:line-break/>“</text:span></text:span><text:span text:style-name="Strong_20_Emphasis"><text:span text:style-name="T187">Dissociative identity disorder is a mental health condition where you have two or more separate personalities that control your behavior at different times”</text:span></text:span></text:p>
      <text:p text:style-name="P6"><text:span text:style-name="Emphasis">“you are one </text:span><text:span text:style-name="Emphasis"><text:span text:style-name="T188">of many reason why human society become more and more rotten”</text:span></text:span></text:p>
      <text:p text:style-name="P6"><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6"><text:span text:style-name="Emphasis">“Beauty is a positive thing, but the way people idolize it is extreme. After all, beauty depends on the beholder. Ultimately, it's just an illusion created by the brain as part of the instinct for survival.”</text:span></text:p>
      <text:p text:style-name="P6"><text:span text:style-name="Emphasis"><text:span text:style-name="T189">“My biggest regret in writing is afraid that people won’t find my story not interested, therefore I change my writing style. After finish the story, I realise it’s not my work anymore, there hardly any piece of my soul in the story.”</text:span></text:span></text:p>
      <text:p text:style-name="P6"><text:span text:style-name="Emphasis"><text:span text:style-name="T189">“Having self-doubt is far more horrible than failure.”</text:span></text:span></text:p>
      <text:p text:style-name="P6"><text:soft-page-break/><text:span text:style-name="Emphasis"><text:span text:style-name="T189">“I can’t seem to comprehend with happiness, I want to find the cause of it. After find out it just a kind of childhood trauma and it’s seem pretty accurate. I still contempt for happiness though acknowledging the cause of it.”</text:span></text:span></text:p>
      <text:p text:style-name="P6"><text:span text:style-name="Emphasis"><text:span text:style-name="T189">“I belive any human can be a superman of themselves. I can’t stand when people devoted their life to be a fan of the other while their potential is waitting to be cultivate.”<text:line-break/></text:span></text:span></text:p>
      <text:p text:style-name="P6"><text:span text:style-name="Emphasis"><text:span text:style-name="T190">“I respect people who do everything by themselves, they either extremely obssess with knowledge or life have pushed them to a place where they can know longer trust the others. Both way</text:span></text:span><text:span text:style-name="Emphasis"><text:span text:style-name="T191">s</text:span></text:span><text:span text:style-name="Emphasis"><text:span text:style-name="T190"> always lead to isolation.”</text:span></text:span></text:p>
      <text:p text:style-name="P6"><text:span text:style-name="Emphasis"><text:span text:style-name="T191">“I only feel alive when I pour my blood and soul into my passion. Everything I have accumulated, not a signle drop go to waste when I do everything by myself.”</text:span></text:span></text:p>
      <text:p text:style-name="P6"><text:span text:style-name="Emphasis"><text:span text:style-name="T192">“The more you know, the more you suffer”</text:span></text:span></text:p>
      <text:p text:style-name="P6"><text:span text:style-name="Emphasis"><text:span text:style-name="T192">“Don’t ever trust in human’s kindness, the more you trust, the worser you suffer from betray.”</text:span></text:span></text:p>
      <text:p text:style-name="P6"><text:span text:style-name="Emphasis"><text:span text:style-name="T193">“I used to scare of hell until I realise I’m living in one”</text:span></text:span></text:p>
      <text:p text:style-name="P6"><text:span text:style-name="Emphasis"><text:span text:style-name="T193">“You know that you just reach the lowest point of life when you realise death is </text:span></text:span><text:span text:style-name="Emphasis"><text:span text:style-name="T211">your</text:span></text:span><text:span text:style-name="Emphasis"><text:span text:style-name="T193"> only way out”</text:span></text:span></text:p>
      <text:p text:style-name="P6"><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6"><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6"><text:span text:style-name="Emphasis">“It’s easy to know, but it’s impossible to understand. The more you try to understand, the more complex it becomes. It’s the paradox of knowledge.”</text:span></text:p>
      <text:p text:style-name="P6"><text:span text:style-name="Emphasis">"Our awareness, our sins, our malicious actions—all of them come from the forbidden fruit. People surely are creative when it comes to finding something to blame."</text:span></text:p>
      <text:p text:style-name="P48"><text:span text:style-name="Emphasis"><text:span text:style-name="T146">"I love dark humor. They say that one day, your life will flash before your eyes—so make sure it’s worth watching. But honestly, I can’t help picturing a toilet flushing. It’s both hilarious and oddly satisfying."</text:span></text:span></text:p>
      <text:p text:style-name="P48"><text:soft-page-break/><text:span text:style-name="Emphasis"><text:span text:style-name="T147">"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8"><text:span text:style-name="Emphasis"><text:span text:style-name="T148">"They always say that alcohol, smoking, hookers, etc., will kill you. What a bunch of hypocrites. Depression would kill me before any of that."</text:span></text:span></text:p>
      <text:p text:style-name="P48"><text:span text:style-name="Emphasis"><text:span text:style-name="T149">"They don't care about your work or your suffering while you're alive. But once you're gone, they suddenly start to value it. How ironic."</text:span></text:span></text:p>
      <text:p text:style-name="P48"><text:span text:style-name="Emphasis"><text:span text:style-name="T150">"Exposing yourself in an honest, yet twisted and ugly way, they’ll see you as a deranged individual. Expose yourself in a controlled and sympathetic way, and they’ll call it art or literature."</text:span></text:span></text:p>
      <text:p text:style-name="P48"><text:span text:style-name="Emphasis"><text:span text:style-name="T151">"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36" loext:marker-style-name="T1"><text:span text:style-name="T28">"Don’t trust humans. They’re born liars, deceiving even themselves."<text:line-break/>"It’s all about interpretation. An old piece of paper can be seen as either the ramblings of a madman or a divine artifact."</text:span></text:p>
      <text:p text:style-name="P136" loext:marker-style-name="T1"><text:span text:style-name="T16">"The color of a person depends on the witness."</text:span></text:p>
      <text:p text:style-name="P137" loext:marker-style-name="T1"><text:span text:style-name="T25">"He possesses a great mind, capable of bending space and time with mere thought, yet he struggles to hold a simple conversation with others. Thus, he wrestles with his thoughts, like a caterpillar trapped in its own cocoon."</text:span></text:p>
      <text:p text:style-name="P137" loext:marker-style-name="T1"><text:span text:style-name="T25">"He overwhelmed himself with knowledge, spending his entire life striving. He comprehends everything, and yet he remains static."</text:span></text:p>
      <text:p text:style-name="P138" loext:marker-style-name="T1"><text:span text:style-name="T26">"They said it was a gift, but he saw it as a curse. He understood everything, yet he was unable to communicate, knowing how it would all end. He gave up being human to escape the suffering of such profound loneliness."</text:span></text:p>
      <text:p text:style-name="P138" loext:marker-style-name="T1"><text:span text:style-name="T26">“</text:span><text:span text:style-name="T27">God is alone”</text:span></text:p>
      <text:p text:style-name="P136" loext:marker-style-name="T1"><text:soft-page-break/><text:span text:style-name="T17">"Through unimaginable suffering, he gained enough knowledge to become capable of doing anything. Yet, he also understands that he cannot change anything. And so, he smiles at the abyss."</text:span><text:span text:style-name="T18">s</text:span></text:p>
      <text:p text:style-name="P136" loext:marker-style-name="T1"><text:span text:style-name="T14">“T</text:span><text:span text:style-name="T1">he safest way of not being very miserable is not to expect to be very happy”</text:span></text:p>
      <text:p text:style-name="P139" loext:marker-style-name="T1"><text:span text:style-name="T1">"Belief is a strong word. It defines a person’s whole life purpose."</text:span></text:p>
      <text:p text:style-name="P140" loext:marker-style-name="T1"><text:span text:style-name="T1">“He who declares war against someone declares war against himself.”</text:span></text:p>
      <text:p text:style-name="P141" loext:marker-style-name="T1"><text:span text:style-name="T1">“I’d rather not speak because I might hurt the people around me; I prefer expressing myself through writing.”</text:span></text:p>
      <text:p text:style-name="P142" loext:marker-style-name="T1"><text:span text:style-name="T1">“I don’t see the point in comparing two people. To determine who is better? Better at what? And for what purpose?”</text:span></text:p>
      <text:p text:style-name="P208" loext:marker-style-name="T1"><text:span text:style-name="T1">"Many people are drawn to powerful and capable protagonists who represent the opposite of their own reality."</text:span></text:p>
      <text:p text:style-name="P208" loext:marker-style-name="T1"><text:span text:style-name="T1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36"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36"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36" loext:marker-style-name="T1"><text:soft-page-break/><text:span text:style-name="T1">“To me, the true nature of humanity is inherently ugly.”</text:span></text:p>
      <text:p text:style-name="P136" loext:marker-style-name="T1"><text:span text:style-name="T1">“Logical thinkers must constantly exert effort to understand emotional thinkers, while emotional thinkers refuse to understand those who think logically.”</text:span></text:p>
      <text:p text:style-name="P136"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36" loext:marker-style-name="T1"><text:span text:style-name="T1">"Living" is meaningless motion. "Dying" is the cessation of that motion, paving the way for new movement to begin.</text:span></text:p>
      <text:p text:style-name="P136" loext:marker-style-name="T1"><text:span text:style-name="T1">"Energy cannot be created or destroyed," they sa</text:span><text:span text:style-name="T29">y</text:span><text:span text:style-name="T1">. But my question was, "Where does energy come from?"</text:span></text:p>
      <text:p text:style-name="P136" loext:marker-style-name="T1"><text:span text:style-name="T1">Organic matter, inorganic matter, dark matter, antimatter... The more we try to understand, the more questions we uncover.</text:span></text:p>
      <text:p text:style-name="P136" loext:marker-style-name="T1"><text:span text:style-name="T1">Reflection is the most terrifying form of self-destruction. The less humans think, the less they suffer.</text:span></text:p>
      <text:p text:style-name="P136"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36" loext:marker-style-name="T1"><text:span text:style-name="T1"/></text:p>
      <text:p text:style-name="P136" loext:marker-style-name="T1"><text:span text:style-name="T1">“I sink into myself, their hands clutching at me, pressing against my throat, suffocating me. Let me descend peacefully into the place where I exist.”</text:span></text:p>
      <text:p text:style-name="P136" loext:marker-style-name="T1"><text:span text:style-name="T1"/></text:p>
      <text:p text:style-name="P136" loext:marker-style-name="T1"><text:span text:style-name="T1">“Instinct gnaws at my soul. I want to exist. I want to live. I want to be alone. I can’t take it anymore. Don’t touch me. Don’t talk to me. Please, don’t let me die.”</text:span></text:p>
      <text:p text:style-name="P143" loext:marker-style-name="T1"><text:soft-page-break/><text:span text:style-name="T1">"Humans are </text:span><text:span text:style-name="T9">not very good</text:span><text:span text:style-name="T1"> at living; perhaps we should consider living more like jellyfish."</text:span></text:p>
      <text:h text:style-name="P127" text:outline-level="1" loext:marker-style-name="T1"><text:span text:style-name="T33">D</text:span><text:span text:style-name="T32">raft</text:span><text:span text:style-name="T4">:</text:span></text:h>
      <text:p text:style-name="P144" loext:marker-style-name="T1"><text:span text:style-name="T89"/></text:p>
      <text:p text:style-name="P146" loext:marker-style-name="T1"><text:span text:style-name="T4">Backg</text:span><text:span text:style-name="T7">ro</text:span><text:span text:style-name="T4">und versions: 1. reality (normal blue), 2. depressed (gray), 3.(red: schizonopheria, endangered) </text:span></text:p>
      <text:p text:style-name="P147" loext:marker-style-name="T1"><text:span text:style-name="T1">Nightmare </text:span><text:span text:style-name="T120">3</text:span><text:span text:style-name="T1">:</text:span></text:p>
      <text:p text:style-name="P147" loext:marker-style-name="T1"><text:span text:style-name="Strong_20_Emphasis"><text:span text:style-name="T136">God</text:span></text:span><text:span text:style-name="T1">: What do you want to do in the future, little Fu?<text:line-break/></text:span><text:span text:style-name="Strong_20_Emphasis"><text:span text:style-name="T136">Fu</text:span></text:span><text:span text:style-name="T1">: I want to make everyone happy!<text:line-break/></text:span><text:span text:style-name="Strong_20_Emphasis"><text:span text:style-name="T136">God</text:span></text:span><text:span text:style-name="T1">: Oh, so you want to kill everyone, is that it?<text:line-break/></text:span><text:span text:style-name="Strong_20_Emphasis"><text:span text:style-name="T136">Fu</text:span></text:span><text:span text:style-name="T1">: No! I want everyone to live happily forever and ever.<text:line-break/></text:span><text:span text:style-name="Strong_20_Emphasis"><text:span text:style-name="T136">God</text:span></text:span><text:span text:style-name="T1">: Hmm, but isn’t killing everyone a simple solution to your dream?<text:line-break/></text:span><text:span text:style-name="Strong_20_Emphasis"><text:span text:style-name="T136">Fu</text:span></text:span><text:span text:style-name="T1">: …<text:line-break/></text:span><text:span text:style-name="Strong_20_Emphasis"><text:span text:style-name="T136">Fu</text:span></text:span><text:span text:style-name="T1">: </text:span><text:span text:style-name="T30">Nervermind, </text:span><text:span text:style-name="T1">I want to be an engineer.</text:span></text:p>
      <text:p text:style-name="P148" loext:marker-style-name="T1"><text:span text:style-name="T1">---------------------------------------------------------------------------------------------------------------------</text:span></text:p>
      <text:p text:style-name="P150" loext:marker-style-name="T1"><text:span text:style-name="T1">day 2:</text:span></text:p>
      <text:p text:style-name="P160" loext:marker-style-name="T1"><text:span text:style-name="T1">bad path </text:span><text:span text:style-name="T8">but there’s still hope</text:span><text:span text:style-name="T1">:</text:span></text:p>
      <text:p text:style-name="P160" loext:marker-style-name="T1"><text:span text:style-name="T1">block Yuka and sleep</text:span></text:p>
      <text:p text:style-name="P160" loext:marker-style-name="T1"><text:span text:style-name="T1">open door see Yuka sitting outside</text:span></text:p>
      <text:p text:style-name="P148" loext:marker-style-name="T1"><text:span text:style-name="T1">---------------------------------------------------------------------------------------------------------------------</text:span></text:p>
      <text:p text:style-name="P149" loext:marker-style-name="T1"><text:span text:style-name="T1">Park scene:</text:span></text:p>
      <text:p text:style-name="P209" loext:marker-style-name="T1"><text:soft-page-break/><text:span text:style-name="Strong_20_Emphasis"><text:span text:style-name="T136">Fu</text:span></text:span><text:span text:style-name="T1">: </text:span><text:span text:style-name="Emphasis"><text:span text:style-name="T222">[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61" loext:marker-style-name="T1"><text:span text:style-name="T1"/></text:p>
      <text:p text:style-name="P162" loext:marker-style-name="T1"><text:span text:style-name="T1">Phone:Date and time according to real life.</text:span></text:p>
      <text:p text:style-name="P162" loext:marker-style-name="T1"><text:span text:style-name="T2">M</text:span><text:span text:style-name="T1">essaging app: time according to real life.</text:span></text:p>
      <text:p text:style-name="P148" loext:marker-style-name="T1"><text:span text:style-name="T1">------------------------------------------------------------------------------------------------</text:span></text:p>
      <text:p text:style-name="P163" loext:marker-style-name="T1"><text:span text:style-name="T1"/></text:p>
      <text:p text:style-name="P164" loext:marker-style-name="T1"><text:span text:style-name="T86"/></text:p>
      <text:p text:style-name="P144" loext:marker-style-name="T1"><text:span text:style-name="T86"/></text:p>
      <text:p text:style-name="P36">Ultimate bad end: (least happiness point):</text:p>
      <text:p text:style-name="P37">last nightmare</text:p>
      <text:p text:style-name="P166" loext:marker-style-name="T1"><text:span text:style-name="T1">Fu: {Player}, it’s been a while knowing you, though you are the one pushing me to this situation but I don’t blame it on you.</text:span></text:p>
      <text:p text:style-name="P167" loext:marker-style-name="T1"><text:span text:style-name="T1">After all, I’m the one who play along with it, not choosing my own decision. </text:span></text:p>
      <text:p text:style-name="P167" loext:marker-style-name="T1"><text:span text:style-name="T34">But you know what? although everyone left me, you still stay with me and guide me from the beginning</text:span></text:p>
      <text:p text:style-name="P166" loext:marker-style-name="T1"><text:soft-page-break/><text:span text:style-name="T34">T</text:span><text:span text:style-name="T1">oday I want to make a move.</text:span></text:p>
      <text:p text:style-name="P166" loext:marker-style-name="T1"><text:span text:style-name="T1">I want to end it all</text:span></text:p>
      <text:p text:style-name="P168" loext:marker-style-name="T1"><text:span text:style-name="T1">will you help me?</text:span></text:p>
      <text:p text:style-name="P40">Noose: seems good to me → bad end</text:p>
      <text:p text:style-name="P39"><text:span text:style-name="T38">Knife: </text:span><text:span text:style-name="T37">I'm scared of blood, and kitchen knife is so dull. I can't even end it all in one clean go. What a terrible way to bring it all to an end. </text:span><text:span text:style-name="T39">(remove choice)</text:span></text:p>
      <text:p text:style-name="P38"><text:span text:style-name="T36">Jump: </text:span><text:span text:style-name="T35">I used to be really scared of heights. I still am, but I've always been curious—what if I could actually fly if I just believed in it? Maybe it's worth trying.</text:span></text:p>
      <text:p text:style-name="P38"><text:span text:style-name="T1">pill: Thank you {player}, for letting me go without pain </text:span><text:span text:style-name="T5">→ </text:span><text:span text:style-name="T87">drinking. Oh, I feel sleepy {player} It’s my final rest. Good night… world </text:span><text:span text:style-name="T141">(</text:span><text:span text:style-name="T5">bad end</text:span><text:span text:style-name="T88">)</text:span></text:p>
      <text:p text:style-name="P38"><text:span text:style-name="T1">No: Hahaha.... </text:span><text:span text:style-name="T40">continue living isn’t a choice for me, not anymore</text:span><text:span text:style-name="T1"> → </text:span><text:span text:style-name="T6">random </text:span><text:span text:style-name="T1">bad end </text:span></text:p>
      <text:p text:style-name="P41">Black screen, show phone, yuka missed calls and texts.</text:p>
      <text:p text:style-name="P44"><text:span text:style-name="Strong_20_Emphasis"><text:span text:style-name="T139">God:</text:span></text:span><text:span text:style-name="T66"> …</text:span></text:p>
      <text:p text:style-name="P46"><text:span text:style-name="T66">O</text:span><text:span text:style-name="T1">h Greeting Player</text:span></text:p>
      <text:p text:style-name="P45"><text:span text:style-name="T66">The world </text:span><text:span text:style-name="T67">sure </text:span><text:span text:style-name="T66">contains both happiness and suffering, </text:span></text:p>
      <text:p text:style-name="P42">with the latter often taking precedence. </text:p>
      <text:p text:style-name="P42">Some may find this ending enjoyable, </text:p>
      <text:p text:style-name="P42">while others may be repulsed by it. </text:p>
      <text:p text:style-name="P42">But the truth is, they were the ones pushing the button. </text:p>
      <text:p text:style-name="P42"><text:soft-page-break/>So, I don't place blame on Fu. </text:p>
      <text:p text:style-name="P42">But what about you, "Player"? </text:p>
      <text:p text:style-name="P42">What is right or wrong? </text:p>
      <text:p text:style-name="P43">What is morality? </text:p>
      <text:p text:style-name="P43">Are there absolute truths, or is everything merely interpretation? </text:p>
      <text:p text:style-name="P42">Do we exist for ourselves or through the perception of others? </text:p>
      <text:p text:style-name="P42">Have you ever truly questioned your own existence—</text:p>
      <text:p text:style-name="P42">or perhaps wondered if such questioning even holds meaning?</text:p>
      <text:p text:style-name="P169" loext:marker-style-name="T1">---------------------------------------------------------------------------------------------------------------------</text:p>
      <text:p text:style-name="P170" loext:marker-style-name="T1"><text:span text:style-name="T1">Yuka:So...The demo ended?</text:span></text:p>
      <text:p text:style-name="P170" loext:marker-style-name="T1"><text:span text:style-name="T1">Fu: umm, I guess. </text:span></text:p>
      <text:p text:style-name="P170" loext:marker-style-name="T1"><text:span text:style-name="T1">Yuka: So you mean I can do the thing?</text:span></text:p>
      <text:p text:style-name="P170" loext:marker-style-name="T1"><text:span text:style-name="T1">Fu: *sight*, you know that gonna embarassing us?</text:span></text:p>
      <text:p text:style-name="P170" loext:marker-style-name="T1"><text:span text:style-name="T1">Yuka: I know!</text:span></text:p>
      <text:p text:style-name="P171" loext:marker-style-name="T1"><text:span text:style-name="T121">Yuka: </text:span></text:p>
      <text:p text:style-name="P171" loext:marker-style-name="T1"><text:span text:style-name="Strong_20_Emphasis"><text:span text:style-name="T136">Vrrr... click!</text:span></text:span><text:span text:style-name="T1"> <text:line-break/></text:span><text:span text:style-name="Strong_20_Emphasis"><text:span text:style-name="T136">Whirr... whirr... </text:span></text:span></text:p>
      <text:p text:style-name="P171" loext:marker-style-name="T1"><text:soft-page-break/><text:span text:style-name="Strong_20_Emphasis"><text:span text:style-name="T136">vroom!</text:span></text:span><text:span text:style-name="T1"> </text:span><text:span text:style-name="Strong_20_Emphasis"><text:span text:style-name="T136">VROOOM!!</text:span></text:span><text:span text:style-name="T1"> </text:span></text:p>
      <text:p text:style-name="P106"><text:span text:style-name="Strong_20_Emphasis">Brrrmm... brrmmm...</text:span> </text:p>
      <text:p text:style-name="P106"><text:span text:style-name="Strong_20_Emphasis">Brrrrrrrrrrrrr...</text:span> <text:line-break/><text:span text:style-name="Strong_20_Emphasis">VRRRRROOOM!</text:span> </text:p>
      <text:p text:style-name="P106"><text:span text:style-name="Strong_20_Emphasis">VRROOOOM... VRRROOOM...</text:span> </text:p>
      <text:p text:style-name="P170" loext:marker-style-name="T1"><text:span text:style-name="T1">Fu: …</text:span></text:p>
      <text:p text:style-name="P170" loext:marker-style-name="T1"><text:span text:style-name="T1">God: </text:span><text:span text:style-name="T122">Hahaha, isn’t funny?</text:span></text:p>
      <text:p text:style-name="P130" loext:marker-style-name="T1"><text:span text:style-name="T1">Yes: I know right?</text:span></text:p>
      <text:p text:style-name="P130" loext:marker-style-name="T1"><text:span text:style-name="T1">Just to save your time, if you choose no I will just say okay and return to the menu</text:span></text:p>
      <text:p text:style-name="P130" loext:marker-style-name="T1"><text:span text:style-name="T110">No: You have trust issues.</text:span></text:p>
      <text:p text:style-name="P133" loext:marker-style-name="T1"><text:span text:style-name="T110"/></text:p>
      <text:p text:style-name="P133" loext:marker-style-name="T1"><text:span text:style-name="T110"/></text:p>
      <text:p text:style-name="P172" loext:marker-style-name="T1"><text:span text:style-name="T110"/></text:p>
      <text:p text:style-name="P173" loext:marker-style-name="T1"><text:span text:style-name="T1"/></text:p>
      <text:p text:style-name="P133" loext:marker-style-name="T1"><text:span text:style-name="T65"><text:s/></text:span></text:p>
      <text:h text:style-name="Heading_20_3" text:outline-level="3">description, <text:span text:style-name="T231">concept</text:span></text:h>
      <text:h text:style-name="P128" text:outline-level="1" loext:marker-style-name="T1"><text:span text:style-name="T2">T</text:span><text:span text:style-name="T1">itle:</text:span></text:h>
      <text:h text:style-name="P127" text:outline-level="1" loext:marker-style-name="T1"><text:span text:style-name="T2">Fu is mentally sick, </text:span><text:span text:style-name="T92">you weild such power to influence his life</text:span><text:span text:style-name="T2">. </text:span><text:span text:style-name="T92">What will you do?</text:span></text:h>
      <text:p text:style-name="P174" loext:marker-style-name="T1"><text:span text:style-name="T1">Content</text:span><text:span text:style-name="T3"> </text:span><text:span text:style-name="T1">warning:</text:span></text:p>
      <text:p text:style-name="P175" loext:marker-style-name="T1"><text:soft-page-break/><text:span text:style-name="T3">T</text:span><text:span text:style-name="T1">h</text:span><text:span text:style-name="T93">e</text:span><text:span text:style-name="T1"> game either get you into an existence crisis or get you out of one, </text:span><text:span text:style-name="T93">I recommend not to take it too serious while playing. This is an experimental media with educational and educational purpose only.</text:span></text:p>
      <text:p text:style-name="P174" loext:marker-style-name="T1"><text:span text:style-name="T93">I</text:span><text:span text:style-name="T1">ntroduction:</text:span></text:p>
      <text:p text:style-name="P176" loext:marker-style-name="T1"><text:span text:style-name="T2">{</text:span><text:span text:style-name="T1">Greeting} players, I’m Fuyuka</text:span></text:p>
      <text:p text:style-name="P176"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76"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77" loext:marker-style-name="T1"><text:span text:style-name="T1">The world is such a messy yet interesting place, but not like everyone see it like that. Some will find places in game, anime and manga are better place to live!. </text:span><text:span text:style-name="T94">Don’t be mad if you are one of them because I’m one too!. Therefore, with my distubed mind when facing existential crisis and depression, I decided to make a game for myself to </text:span><text:span text:style-name="T95">archive</text:span><text:span text:style-name="T94"> my futile emotions to myself. </text:span><text:span text:style-name="T96">I don’t expect anyone to fully capture the game or if they would even play it. But if you actually play it, mostly you would if you reach to this point of reading my ramble </text:span><text:span text:style-name="T97">then you might actually get some interpretation, some related essence </text:span><text:span text:style-name="T98">of yourself</text:span><text:span text:style-name="T97"> in the game. Have fun!</text:span></text:p>
      <text:p text:style-name="P177" loext:marker-style-name="T1"><text:span text:style-name="T104">G</text:span><text:span text:style-name="T103">ame decription:</text:span></text:p>
      <text:p text:style-name="P178"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9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0">his</text:span><text:span text:style-name="T99"> depression.</text:span></text:p>
      <text:p text:style-name="P179" loext:marker-style-name="T1"><text:soft-page-break/><text:span text:style-name="T9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79"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1">ed </text:span><text:span text:style-name="T1">to be happy again. </text:span><text:span text:style-name="T102">Oops, I’m rambling again, but if you enjoy my rambling, you can follow my social medias to consume daily dose of rambling, haha. Have fun playing the game!</text:span></text:p>
      <text:p text:style-name="P180" loext:marker-style-name="T1"><text:span text:style-name="T102">C</text:span><text:span text:style-name="T1">haracter profile:</text:span></text:p>
      <text:p text:style-name="P181" loext:marker-style-name="T1"><text:span text:style-name="T1">profile pic: (no images)</text:span></text:p>
      <text:p text:style-name="P182" loext:marker-style-name="T1"><text:span text:style-name="T1">Fu:Age 16</text:span></text:p>
      <text:p text:style-name="P182" loext:marker-style-name="T1"><text:span text:style-name="T1">A formal prodigy, los</text:span><text:span text:style-name="T127">t</text:span><text:span text:style-name="T1"> himself and </text:span><text:span text:style-name="T123">currently </text:span><text:span text:style-name="T1">going through existensial crisis. </text:span><text:span text:style-name="T125">Talk so little that his parent think that he has autism, </text:span><text:span text:style-name="T128">barely</text:span><text:span text:style-name="T126"> got anyfriend.</text:span></text:p>
      <text:p text:style-name="P182" loext:marker-style-name="T1"><text:span text:style-name="T126"/></text:p>
      <text:p text:style-name="P183" loext:marker-style-name="T1"><text:span text:style-name="T126">L</text:span><text:span text:style-name="T1">ike: being alone, quiet,monotone,</text:span><text:span text:style-name="T130">reading</text:span></text:p>
      <text:p text:style-name="P183" loext:marker-style-name="T1"><text:span text:style-name="T1">hate: loud,crowded places</text:span><text:span text:style-name="T129">,blood,eyes contact</text:span></text:p>
      <text:p text:style-name="P184" loext:marker-style-name="T1"><text:span text:style-name="T129">i</text:span><text:span text:style-name="T1">nterview: “”</text:span></text:p>
      <text:p text:style-name="P182" loext:marker-style-name="T1"><text:span text:style-name="T1">Yuka:</text:span></text:p>
      <text:p text:style-name="P185" loext:marker-style-name="T1"><text:span text:style-name="T1">profile pic: cool pose</text:span></text:p>
      <text:p text:style-name="P186" loext:marker-style-name="T1"><text:span text:style-name="T124">F</text:span><text:span text:style-name="T1">u’s childhood friend, nobody truly treat her as their friend because of obnouscious ADHD nature. </text:span></text:p>
      <text:p text:style-name="P183" loext:marker-style-name="T1"><text:span text:style-name="T1">Like: Hanging out with Fu, rainbow,</text:span><text:span text:style-name="T131">anime, manga,</text:span><text:span text:style-name="T132">cooking</text:span></text:p>
      <text:p text:style-name="P183" loext:marker-style-name="T1"><text:soft-page-break/><text:span text:style-name="T1">hate: ignoring</text:span></text:p>
      <text:p text:style-name="P187" loext:marker-style-name="T1"><text:span text:style-name="T1">interviewing: “I’m mighty Yuka, bwahahaha”</text:span></text:p>
      <text:p text:style-name="P183" loext:marker-style-name="T1"><text:span text:style-name="T1"/></text:p>
      <text:p text:style-name="P188" loext:marker-style-name="T1"><text:span text:style-name="T105">S</text:span><text:span text:style-name="T1">ocial media:</text:span></text:p>
      <text:p text:style-name="P189" loext:marker-style-name="T1"><text:span text:style-name="T2">A</text:span><text:span text:style-name="T1">fter words for people who played the game and comeback to the page:</text:span></text:p>
      <text:p text:style-name="P190"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90" loext:marker-style-name="T1"><text:span text:style-name="T106">Oh yeah, here is the donate button, I’m going to save up your filthy rich’s money to create an organisation to visting house and try to reach out to the depressed and suicidal.</text:span><text:span text:style-name="T1"> </text:span><text:span text:style-name="T107">Of course I’m doing this for myself, for my own pity, I </text:span><text:span text:style-name="T108">really </text:span><text:span text:style-name="T107">don’t care about anyone, I just care about me too much that it’s spread</text:span><text:span text:style-name="T109">ing to others</text:span><text:span text:style-name="T107">!.</text:span></text:p>
      <text:p text:style-name="P190" loext:marker-style-name="T1"><text:span text:style-name="T107">-----------------------------------------------------------------------------------------------------------------</text:span></text:p>
      <text:p text:style-name="P191" loext:marker-style-name="T1"><text:span text:style-name="Strong_20_Emphasis"><text:span text:style-name="T140"/></text:span></text:p>
      <text:h text:style-name="P1" text:outline-level="1"><text:span text:style-name="Strong_20_Emphasis"><text:span text:style-name="T142">Dialogues</text:span></text:span></text:h>
      <text:p text:style-name="P112"><text:span text:style-name="Emphasis"><text:span text:style-name="T151">🟩 </text:span></text:span><text:span text:style-name="Emphasis"><text:span text:style-name="T164">implemented ⬛not implemented ⬜</text:span></text:span><text:span text:style-name="Emphasis"><text:span text:style-name="T171">draft<text:line-break/></text:span></text:span></text:p>
      <text:p text:style-name="P112"><text:span text:style-name="Emphasis"><text:span text:style-name="T298">firework scene: </text:span></text:span><text:span text:style-name="Emphasis"><text:span text:style-name="T314">(happy ending)</text:span></text:span></text:p>
      <text:p text:style-name="P112"><text:span text:style-name="Emphasis"><text:span text:style-name="T298">I love you Yuka</text:span></text:span></text:p>
      <text:p text:style-name="P112"><text:span text:style-name="Emphasis"><text:span text:style-name="T298">Yuka</text:span></text:span><text:span text:style-name="Emphasis"><text:span text:style-name="T299">(surprise blush)</text:span></text:span><text:span text:style-name="Emphasis"><text:span text:style-name="T298">: really??, I didn’t hear that, can you say that one more time, please?</text:span></text:span></text:p>
      <text:p text:style-name="P112"><text:span text:style-name="Emphasis"><text:span text:style-name="T298">Fu: No, </text:span></text:span><text:span text:style-name="Emphasis"><text:span text:style-name="T300">I changed my mind</text:span></text:span></text:p>
      <text:p text:style-name="P114"><text:span text:style-name="Emphasis"><text:span text:style-name="T301">Yuka</text:span></text:span><text:span text:style-name="Emphasis"><text:span text:style-name="T299">(angry)</text:span></text:span><text:span text:style-name="Emphasis"><text:span text:style-name="T301">: There is no going back</text:span></text:span></text:p>
      <text:p text:style-name="P115"><text:soft-page-break/><text:span text:style-name="Emphasis"><text:span text:style-name="T302">Fu: …</text:span></text:span></text:p>
      <text:p text:style-name="P112"><text:span text:style-name="Emphasis"><text:span text:style-name="T298">Yuka: Fu!, you don’t know how long I’ve been waiting!, I thought you hate me</text:span></text:span></text:p>
      <text:p text:style-name="P112"><text:span text:style-name="Emphasis"><text:span text:style-name="T298">Fu</text:span></text:span><text:span text:style-name="Emphasis"><text:span text:style-name="T300">(thinking): well, in fact I did hate you before because of how contrast we are</text:span></text:span></text:p>
      <text:p text:style-name="P113"><text:span text:style-name="Emphasis"><text:span text:style-name="T300">Fu: </text:span></text:span><text:span text:style-name="Emphasis"><text:span text:style-name="T303">I’m sorry, my mind is just so absent that I lost aware of everthing around me and-</text:span></text:span></text:p>
      <text:p text:style-name="P116"><text:span text:style-name="Emphasis"><text:span text:style-name="T303">Yuka(angry tear): I don’t want to hear your rambling, say </text:span></text:span><text:span text:style-name="Emphasis"><text:span text:style-name="T304">it</text:span></text:span><text:span text:style-name="Emphasis"><text:span text:style-name="T303"> again</text:span></text:span></text:p>
      <text:p text:style-name="P116"><text:span text:style-name="Emphasis"><text:span text:style-name="T303">Fu: I- I love y-</text:span></text:span></text:p>
      <text:p text:style-name="P116"><text:span text:style-name="Emphasis"><text:span text:style-name="T303">Yuka( happy tear): I love you Fu!, </text:span></text:span><text:span text:style-name="Emphasis"><text:span text:style-name="T305">I love when you take time to consider the words you speak to other, I love when you blame yourself for everyone’s suffer eventhough it’s not your fault. </text:span></text:span><text:span text:style-name="Emphasis"><text:span text:style-name="T306">I love it when you try to act you don’t really care but deep down, you care alots. </text:span></text:span><text:span text:style-name="Emphasis"><text:span text:style-name="T307">Like when you shoo me off, you stand there and feel guilty about it. I love it when you always indulge in problems that can’t possibly have an actual answer but you still pondering </text:span></text:span><text:span text:style-name="Emphasis"><text:span text:style-name="T308">and try to solve it</text:span></text:span><text:span text:style-name="Emphasis"><text:span text:style-name="T307"> though it make you suffer. </text:span></text:span></text:p>
      <text:p text:style-name="P117"><text:span text:style-name="Emphasis"><text:span text:style-name="T307">Fu: Na</text:span></text:span><text:span text:style-name="Emphasis"><text:span text:style-name="T309">h?</text:span></text:span><text:span text:style-name="Emphasis"><text:span text:style-name="T307">, E-Enough, you embarassing me</text:span></text:span></text:p>
      <text:p text:style-name="P117"><text:span text:style-name="Emphasis"><text:span text:style-name="T307">Yuka: Haha, I’m just so happy Fu</text:span></text:span></text:p>
      <text:p text:style-name="P118"><text:span text:style-name="Emphasis"><text:span text:style-name="T307">Fu: I-I love your obnoxious, I love when you say whatever you think, I love it when you </text:span></text:span><text:span text:style-name="Emphasis"><text:span text:style-name="T308">give up on <text:s/>thinking about problems that you cannot understand and give out ridiculous answer though everyone may hate you for that. I love it when you act stupid and serious at the right time. </text:span></text:span><text:span text:style-name="Emphasis"><text:span text:style-name="T310">I used to hate you airheaded and thoughtless trait but </text:span></text:span><text:span text:style-name="Emphasis"><text:span text:style-name="T309">now I appreciate it as an attempt of changing pessimistic atmosphere.</text:span></text:span></text:p>
      <text:p text:style-name="P119"><text:span text:style-name="Emphasis"><text:span text:style-name="T311">Yuka: Mou..., isn’t over half of these my weaknessess?</text:span></text:span></text:p>
      <text:p text:style-name="P119"><text:span text:style-name="Emphasis"><text:span text:style-name="T311">Yuka(smile): wait, that’s mean you love me flaws and all!<text:line-break/><text:line-break/></text:span></text:span><text:span text:style-name="Emphasis"><text:span text:style-name="T312">Fu: I guess…</text:span></text:span></text:p>
      <text:p text:style-name="P120"><text:span text:style-name="Emphasis"><text:span text:style-name="T313">Yuka: let’s get marry now!</text:span></text:span></text:p>
      <text:p text:style-name="P120"><text:span text:style-name="Emphasis"><text:span text:style-name="T313">Fu: No, </text:span></text:span><text:span text:style-name="Strong_20_Emphasis"><text:span text:style-name="T297">First I’m gonna face with the university entrance exam, I’m tired of being a burden, afterward I will get a decent job, a house, then we get marry. <text:line-break/></text:span></text:span><text:span text:style-name="Strong_20_Emphasis"><text:span text:style-name="T315">Fu: Wait, no we’re not even dating yet, what are you talking about, why are you proposing me?</text:span></text:span></text:p>
      <text:p text:style-name="P121"><text:span text:style-name="Strong_20_Emphasis"><text:span text:style-name="T316">Yuka: Haha, Tsundere, gotcha</text:span></text:span></text:p>
      <text:p text:style-name="P122"><text:soft-page-break/><text:span text:style-name="Strong_20_Emphasis"><text:span text:style-name="T317">Fu: stupid, dumb woman</text:span></text:span></text:p>
      <text:p text:style-name="Text_20_body"><text:span text:style-name="Strong_20_Emphasis"><text:span text:style-name="T317">Yuka(tease </text:span></text:span><text:span text:style-name="Strong_20_Emphasis"><text:span text:style-name="T320">smile</text:span></text:span><text:span text:style-name="Strong_20_Emphasis"><text:span text:style-name="T317">): sentimental Tsun-de-re </text:span></text:span><text:span text:style-name="Strong_20_Emphasis"><text:span text:style-name="T318">(credit rolls</text:span></text:span><text:span text:style-name="Strong_20_Emphasis"><text:span text:style-name="T319">)</text:span></text:span><text:span text:style-name="Strong_20_Emphasis"><text:span text:style-name="T317"> </text:span></text:span></text:p>
      <text:p text:style-name="P59"><text:span text:style-name="T1">Ultimate happy </text:span><text:span text:style-name="T133">true</text:span><text:span text:style-name="T1"> end: (positive point): </text:span></text:p>
      <text:p text:style-name="P192">Yuka(smile): Fu, isn’t it time to say goodbye?</text:p>
      <text:p text:style-name="P59"><text:span text:style-name="T1">Fu: </text:span><text:span text:style-name="T85">Yeah</text:span></text:p>
      <text:p text:style-name="P60"><text:span text:style-name="T1">Fu: {Player}, Thank you for choosing the good choice</text:span><text:span text:style-name="T135">s</text:span><text:span text:style-name="T1">, you’re killing it, feel proud of yourself, you’re capable of helping one’s life become better.</text:span></text:p>
      <text:p text:style-name="P60"><text:span text:style-name="T1">And most of all, you are happy to do it. I beli</text:span><text:span text:style-name="T134">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65" loext:marker-style-name="T1"><text:span text:style-name="Strong_20_Emphasis"><text:span text:style-name="T328">Fu &amp; Yuka (talking smile): Goodbye {Player}, it’s nice accompany with you in this timeline. </text:span></text:span></text:p>
      <text:p text:style-name="P165" loext:marker-style-name="T1"><text:span text:style-name="Strong_20_Emphasis"><text:span text:style-name="T329"/></text:span></text:p>
      <text:p text:style-name="P124"><text:span text:style-name="Strong_20_Emphasis"><text:span text:style-name="T321">(black screen): Hahaha, what a classic piece of romance, hahaha, do you enjoy the show?</text:span></text:span></text:p>
      <text:p text:style-name="P124"><text:span text:style-name="Strong_20_Emphasis"><text:span text:style-name="T321"/></text:span></text:p>
      <text:p text:style-name="P124"><text:span text:style-name="Strong_20_Emphasis"><text:span text:style-name="T321">Yes: optimistic nihilism is great isn’t it?, though everything is meaningless and shall come to an end but it’s not hurt enjoying the present, no matter it’s despair or happiness.</text:span></text:span></text:p>
      <text:p text:style-name="P125"><text:span text:style-name="Strong_20_Emphasis"><text:span text:style-name="T321"/></text:span></text:p>
      <text:p text:style-name="P210"><text:span text:style-name="Strong_20_Emphasis"><text:span text:style-name="T321">No: Aw, you are the kind who more enjoy other’s suffer, I don’t blame it, most people going through this at different point </text:span></text:span><text:span text:style-name="Strong_20_Emphasis"><text:span text:style-name="T322">in </text:span></text:span><text:span text:style-name="Strong_20_Emphasis"><text:span text:style-name="T321">their life </text:span></text:span><text:span text:style-name="Strong_20_Emphasis"><text:span text:style-name="T334">or their entire life</text:span></text:span><text:span text:style-name="Strong_20_Emphasis"><text:span text:style-name="T321">. </text:span></text:span><text:span text:style-name="Strong_20_Emphasis"><text:span text:style-name="T335">T</text:span></text:span><text:span text:style-name="Strong_20_Emphasis"><text:span text:style-name="T330">hinking about what come after love, if it actually good to give birth to children, is love a right choice at all or it just simply a living natural,</text:span></text:span><text:span text:style-name="Strong_20_Emphasis"><text:span text:style-name="T332">I think many study about it, such as</text:span></text:span><text:span text:style-name="Strong_20_Emphasis"><text:span text:style-name="T330"> </text:span></text:span><text:span text:style-name="Strong_20_Emphasis"><text:span text:style-name="T331">Antinatalism, utilitarianism,</text:span></text:span><text:span text:style-name="Strong_20_Emphasis"><text:span text:style-name="T295">omnicide,Misanthropic Nihilism</text:span></text:span><text:span text:style-name="Strong_20_Emphasis"><text:span text:style-name="T296">,</text:span></text:span><text:span text:style-name="Strong_20_Emphasis"><text:span text:style-name="T295">Efilism,Misanthropic Existentialism</text:span></text:span><text:span text:style-name="Strong_20_Emphasis"><text:span text:style-name="T296">,</text:span></text:span><text:span text:style-name="Strong_20_Emphasis"><text:span text:style-name="T295">Philosophical Pessimism,Thanatophilosophy</text:span></text:span><text:span text:style-name="Strong_20_Emphasis"><text:span text:style-name="T296">,</text:span></text:span><text:span text:style-name="Strong_20_Emphasis"><text:span text:style-name="T295">Cosmic Indifferentism</text:span></text:span><text:span text:style-name="Strong_20_Emphasis"><text:span text:style-name="T296">...</text:span></text:span><text:span text:style-name="Strong_20_Emphasis"><text:span text:style-name="T330">. Welp, </text:span></text:span><text:span text:style-name="Strong_20_Emphasis"><text:span text:style-name="T336">it’s life after all, if it was idealistic there wouldn’t exist arts, anime, game, manga and stuffs to escape reality.</text:span></text:span><text:span text:style-name="Strong_20_Emphasis"><text:span text:style-name="T330"> </text:span></text:span><text:span text:style-name="Strong_20_Emphasis"><text:span text:style-name="T337">I did try to balance suffer and happiness out in this route but it took </text:span></text:span><text:soft-page-break/><text:span text:style-name="Strong_20_Emphasis"><text:span text:style-name="T337">people’s interpretation as a big factor too, so perhap too much happiness like this make you feel uncanny, </text:span></text:span><text:span text:style-name="Strong_20_Emphasis"><text:span text:style-name="T338">welp it does make me uncanny, </text:span></text:span><text:span text:style-name="Strong_20_Emphasis"><text:span text:style-name="T339">a little bit</text:span></text:span><text:span text:style-name="Strong_20_Emphasis"><text:span text:style-name="T338"> too</text:span></text:span><text:span text:style-name="Strong_20_Emphasis"><text:span text:style-name="T337">.</text:span></text:span></text:p>
      <text:p text:style-name="P210"><text:span text:style-name="Strong_20_Emphasis"><text:span text:style-name="T336">P</text:span></text:span><text:span text:style-name="Strong_20_Emphasis"><text:span text:style-name="T321">erhap</text:span></text:span><text:span text:style-name="Strong_20_Emphasis"><text:span text:style-name="T330">s</text:span></text:span><text:span text:style-name="Strong_20_Emphasis"><text:span text:style-name="T321"> choosing other </text:span></text:span><text:span text:style-name="Strong_20_Emphasis"><text:span text:style-name="T333">suitable </text:span></text:span><text:span text:style-name="Strong_20_Emphasis"><text:span text:style-name="T321">route. Have fun! </text:span></text:span><text:span text:style-name="Strong_20_Emphasis"><text:span text:style-name="T329">(delete all saves)</text:span></text:span></text:p>
      <text:p text:style-name="P75"><text:span text:style-name="T68">park</text:span><text:span text:style-name="T1"> scene: </text:span><text:span text:style-name="T84">(good part + points)</text:span></text:p>
      <text:p text:style-name="P76"><text:span text:style-name="T110">F</text:span><text:span text:style-name="T1">u: what would you do if I tell you that I want to kill myself?</text:span></text:p>
      <text:p text:style-name="P77"><text:span text:style-name="T110">Yuka: </text:span><text:span text:style-name="T65">If you are going to kill yourself, I'm gonna kill you first and it’</text:span><text:span text:style-name="T111">s gonna</text:span><text:span text:style-name="T65"> be a slow and painful death, then I'll kill myself later</text:span></text:p>
      <text:p text:style-name="P78"><text:span text:style-name="T65">F</text:span><text:span text:style-name="T1">u: yo</text:span><text:span text:style-name="T112">u gotta be</text:span><text:span text:style-name="T1"> lying</text:span></text:p>
      <text:p text:style-name="P78"><text:span text:style-name="T1">Yuka: </text:span><text:span text:style-name="T112">of course</text:span><text:span text:style-name="T1">, I’m lying, your question is dumb, it’s like asking if you love me if I was a worm. I’m not a worm and will never be one. And you will not killing yourself either</text:span></text:p>
      <text:p text:style-name="P78"><text:span text:style-name="T84">Yuka</text:span><text:span text:style-name="T115">(angry)</text:span><text:span text:style-name="T84">: Not </text:span><text:span text:style-name="T113">ON</text:span><text:span text:style-name="T84">-</text:span><text:span text:style-name="T113">MY</text:span><text:span text:style-name="T84">-</text:span><text:span text:style-name="T113">WATCH</text:span><text:span text:style-name="T84">.</text:span></text:p>
      <text:p text:style-name="P78"><text:span text:style-name="T118">Yuka: </text:span><text:span text:style-name="T84">Fu, why are you always talking about such absurd subjects. </text:span></text:p>
      <text:p text:style-name="P78"><text:span text:style-name="T118">Yuka: </text:span><text:span text:style-name="T84">You know that most people will hardly keep up with your conversation <text:line-break/></text:span><text:span text:style-name="T118">Yuka:</text:span><text:span text:style-name="T84">Wonder why you have no friends, </text:span></text:p>
      <text:p text:style-name="P78"><text:span text:style-name="T118">Yuka:</text:span><text:span text:style-name="T84">your question literally chases people away </text:span></text:p>
      <text:p text:style-name="P78"><text:span text:style-name="T118">Yuka:</text:span><text:span text:style-name="T84">But lucky for you </text:span><text:span text:style-name="T118">befriended with</text:span><text:span text:style-name="T84"> the mighty Yuka who is so intelligent to keep up with your rambling</text:span></text:p>
      <text:p text:style-name="P78"><text:span text:style-name="T84">Fu: You gotta be kidding me <text:line-break/></text:span><text:span text:style-name="T118">Fu:</text:span><text:span text:style-name="T84">The only answer to this phenomenon is that you just don't think at all </text:span></text:p>
      <text:p text:style-name="P78"><text:span text:style-name="T118">Fu:</text:span><text:span text:style-name="T84">Or perhaps you don't even have the ability to think</text:span></text:p>
      <text:p text:style-name="P75"><text:span text:style-name="T68">Yuka</text:span><text:span text:style-name="T114">(smile)</text:span><text:span text:style-name="T68">: </text:span><text:span text:style-name="T119">ENOUGH</text:span><text:span text:style-name="T1"> talking nonsense, it’s time to spa</text:span><text:span text:style-name="T68">rk the date!</text:span></text:p>
      <text:p text:style-name="P87"><text:soft-page-break/>Fu: da-date?</text:p>
      <text:p text:style-name="P79"><text:span text:style-name="T1">Change dialouge and add intimate bar, </text:span><text:span text:style-name="T69">engaging music, </text:span><text:span text:style-name="T72">countdown, have sound effect last 3 seconds</text:span></text:p>
      <text:p text:style-name="P88">asking trivial questions</text:p>
      <text:p text:style-name="P81"><text:span text:style-name="T1">question 1(</text:span><text:span text:style-name="T71">complex </text:span><text:span text:style-name="T1">math </text:span><text:span text:style-name="T71">question</text:span><text:span text:style-name="T1">):answer right/wrong:</text:span></text:p>
      <text:p text:style-name="P89">Yuka(worry): Ehm,(caculating), the answer is (21!)</text:p>
      <text:p text:style-name="P89">→ if player input right answer → Fu: “it’s not even close Yuka”</text:p>
      <text:p text:style-name="P90">Yuka (shock): you actually know the answer?</text:p>
      <text:p text:style-name="P90">Fu: I’m more surprise that you don’t know when you are the one asking </text:p>
      <text:p text:style-name="P81"><text:span text:style-name="T1">→ if player input wrong answer → Fu: “</text:span><text:span text:style-name="T73">are you sure about that?</text:span><text:span text:style-name="T1">”</text:span></text:p>
      <text:p text:style-name="P91">Yuka (cat smile eyes close talking): Yup</text:p>
      <text:p text:style-name="P80"><text:span text:style-name="T1">question </text:span><text:span text:style-name="T70">2(facts)</text:span><text:span text:style-name="T1">, answer right/wrong: </text:span></text:p>
      <text:p text:style-name="P88">Yuka: Eh,(answer) I didn’t know that</text:p>
      <text:p text:style-name="P88">Fu: what? How do you even ask question without knowing the answer?</text:p>
      <text:p text:style-name="P80"><text:span text:style-name="T1">Yuka: </text:span><text:span text:style-name="T74">since we both don’t know the answer, we both get point</text:span></text:p>
      <text:p text:style-name="P92">if right:Fu: but I know the answer</text:p>
      <text:p text:style-name="P82"><text:span text:style-name="T1">Yuka</text:span><text:span text:style-name="T75">(cat smile)</text:span><text:span text:style-name="T1">: You have no evidence</text:span></text:p>
      <text:p text:style-name="P82"><text:soft-page-break/><text:span text:style-name="T1">if false: F</text:span><text:span text:style-name="T76">u: </text:span><text:span text:style-name="T77">seems good to me</text:span></text:p>
      <text:p text:style-name="P93">3 consecutive simple yes/no question with only answer yes</text:p>
      <text:p text:style-name="P93">question 6: Do you love me? </text:p>
      <text:p text:style-name="P83"><text:span text:style-name="T1">If </text:span><text:span text:style-name="T80">Y</text:span><text:span text:style-name="T1">es: Yuka(blush grin): gotcha (music stop, intimate maxed)</text:span></text:p>
      <text:p text:style-name="P93">Fu: No, it’s not how it work, you tricked me!</text:p>
      <text:p text:style-name="P83"><text:span text:style-name="T1">Yuka (smile, eyes closed): even if I tricked you I still very happy! </text:span><text:span text:style-name="T78">(</text:span><text:span text:style-name="T79">go home scene)</text:span></text:p>
      <text:p text:style-name="P84"><text:span text:style-name="T79">I</text:span><text:span text:style-name="T1">f No: Yuka (sad): ….</text:span></text:p>
      <text:p text:style-name="P94">last question: who do you love, kenji or Yuka?</text:p>
      <text:p text:style-name="P94">If Yuka:</text:p>
      <text:p text:style-name="P94">Yuka(blush grin): tsundere</text:p>
      <text:p text:style-name="P94">Fu: what? you cant be serious right now, I don’t have a choice, I’m not gay (go home scene)</text:p>
      <text:p text:style-name="P94">If Kenji:</text:p>
      <text:p text:style-name="P94">Yuka (shock): you can’t be serious right now…</text:p>
      <text:p text:style-name="P84"><text:span text:style-name="T1">Yuka </text:span><text:span text:style-name="T81">(sad then smile): <text:s/>You think this is funny?, that’s not how life work</text:span></text:p>
      <text:p text:style-name="P95">you suppose to obey the superior.</text:p>
      <text:p text:style-name="P95">Do you understand what I’m saying?</text:p>
      <text:p text:style-name="P95">Fu: Yuka.., you are being creepy</text:p>
      <text:p text:style-name="P95"><text:soft-page-break/>Yuka: un-der-stand? (gap close)</text:p>
      <text:p text:style-name="P85"><text:span text:style-name="T1">Fu: </text:span><text:span text:style-name="T82">Okay, okay, I understand, I was just kidding</text:span></text:p>
      <text:p text:style-name="P96">Yuka(blush): so you choose me?</text:p>
      <text:p text:style-name="P96">Fu: Obviously, I’m not gay</text:p>
      <text:p text:style-name="P97">Yuka(blush grin): Tsundere</text:p>
      <text:p text:style-name="P86"><text:span text:style-name="T83">Fu: I’m not (go home scene)</text:span><text:span text:style-name="T82"> </text:span></text:p>
      <text:p text:style-name="P86"/>
      <text:p text:style-name="P7"><text:span text:style-name="Strong_20_Emphasis"><text:span text:style-name="T144">------------------------------------------------------------------------------------------------</text:span></text:span></text:p>
      <text:p text:style-name="P7"><text:span text:style-name="Strong_20_Emphasis"><text:span text:style-name="T233"/></text:span></text:p>
      <text:p text:style-name="P3"><text:span text:style-name="Strong_20_Emphasis"><text:span text:style-name="T232">Scene 2: Yuka</text:span></text:span></text:p>
      <text:p text:style-name="P3"><text:span text:style-name="Strong_20_Emphasis"><text:span text:style-name="T232">(door open sound)</text:span></text:span></text:p>
      <text:p text:style-name="P3"><text:span text:style-name="Strong_20_Emphasis"><text:span text:style-name="T232">Yuka is sitting infront of Fu house, look like she’s sleeping</text:span></text:span></text:p>
      <text:p text:style-name="P3"><text:span text:style-name="Strong_20_Emphasis"><text:span text:style-name="T232">Y</text:span></text:span><text:span text:style-name="Strong_20_Emphasis"><text:span text:style-name="Emphasis"><text:span text:style-name="T232">(Yuka stirs, her long black hair softly framing her face as she opens her eyes. A faint blush colors her cheeks when she notices Fu watching her sleep.)</text:span></text:span></text:span></text:p>
      <text:p text:style-name="P66"><text:span text:style-name="Emphasis"><text:span text:style-name="T234">moveinbottom shake close(angry blush talking)</text:span></text:span></text:p>
      <text:p text:style-name="P103"><text:span text:style-name="Emphasis"><text:span text:style-name="T235">scene zoom in, </text:span></text:span><text:span text:style-name="Emphasis"><text:span text:style-name="T236">yuka upclose</text:span></text:span></text:p>
      <text:p text:style-name="P104"/>
      <text:p text:style-name="P67"><text:span text:style-name="Strong_20_Emphasis"><text:span text:style-name="T232">Fu (thinking)</text:span></text:span><text:span text:style-name="Emphasis"><text:span text:style-name="T232">: </text:span></text:span><text:span text:style-name="Emphasis"><text:span text:style-name="T235">Too close, </text:span></text:span><text:span text:style-name="Emphasis"><text:span text:style-name="T237">Too loud</text:span></text:span><text:span text:style-name="Emphasis"><text:span text:style-name="T235">…</text:span></text:span></text:p>
      <text:p text:style-name="P68"><text:span text:style-name="Emphasis"><text:span text:style-name="T238">move back, scene zoom out</text:span></text:span></text:p>
      <text:p text:style-name="Text_20_body"><text:span text:style-name="Strong_20_Emphasis"><text:span text:style-name="T232">Yuka</text:span></text:span><text:span text:style-name="T232">: "Mou!, what took you so long? We have school today! Are you planning to make us late?"</text:span></text:p>
      <text:p text:style-name="P105">Yuka upclose</text:p>
      <text:p text:style-name="P105"><text:soft-page-break/>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344">Back off woman</text:span>! Don’t sit in front of the door like that. What are you, a street urchin or something?" <text:span text:style-name="T349">(yuka </text:span><text:span text:style-name="T350">blush </text:span><text:span text:style-name="T349">back off </text:span><text:span text:style-name="T351">and angry</text:span><text:span text:style-name="T349">)</text:span></text:p>
      <text:p text:style-name="Text_20_body"><text:span text:style-name="Strong_20_Emphasis">Yuka (angry):</text:span> "I am NOT 'woman' <text:span text:style-name="T345">or a street urchin</text:span>! I’<text:span text:style-name="T347">m </text:span>Yuka!"</text:p>
      <text:p text:style-name="P109">Fu(think):</text:p>
      <text:p text:style-name="P109"><text:s text:c="4"/>"She literally scared the shit out of me and then went on a ramble without letting me say anything."</text:p>
      <text:p text:style-name="P109"/>
      <text:p text:style-name="P109"><text:s text:c="4"/>"She’s got to be the kind who says whatever comes to mind first."</text:p>
      <text:p text:style-name="P109"/>
      <text:p text:style-name="P109"><text:s text:c="4"/>"And somehow, she manages to show everything on her face at the same time, too."</text:p>
      <text:p text:style-name="P109"><text:s text:c="4"/></text:p>
      <text:p text:style-name="P109"><text:s text:c="4"/>"And now, What the hell is she even blabbering about?"</text:p>
      <text:p text:style-name="P109"/>
      <text:p text:style-name="P109"><text:s text:c="4"/>"And why does she look so proud,"</text:p>
      <text:p text:style-name="P109"/>
      <text:p text:style-name="P109"><text:s text:c="4"/>"like her words make any sense at all?"</text:p>
      <text:p text:style-name="Text_20_body"><text:span text:style-name="Strong_20_Emphasis">Fu:</text:span> "What’s your point even supposed to be?"</text:p>
      <text:p text:style-name="P69"><text:span text:style-name="Strong_20_Emphasis">Yuka (</text:span><text:span text:style-name="Strong_20_Emphasis"><text:span text:style-name="T354">eyesclosed</text:span></text:span><text:span text:style-name="Strong_20_Emphasis">grin):</text:span> "The point is, I have a name <text:span text:style-name="T346">and urchin live in the sea</text:span>, <text:span text:style-name="T346">you are </text:span><text:span text:style-name="T352">so </text:span><text:span text:style-name="Emphasis">lack of knowledge </text:span><text:span text:style-name="Emphasis"><text:span text:style-name="T346">Fu,</text:span></text:span><text:span text:style-name="Emphasis"><text:span text:style-name="T369">still have many things to learn</text:span></text:span>"</text:p>
      <text:p text:style-name="Text_20_body"/>
      <text:p text:style-name="P71"><text:span text:style-name="Emphasis"><text:span text:style-name="Strong_20_Emphasis">Fu (thinking):</text:span></text:span><text:span text:style-name="Emphasis"> <text:line-break/><text:line-break/></text:span><text:span text:style-name="Emphasis"><text:span text:style-name="T370">I don’t want to deal with this much idiotsity, if this coversation getting further than it’s suppose to be, I will be contagious with stupidness and may assume everyone is stupid as every idiot does.</text:span></text:span></text:p>
      <text:p text:style-name="P71"><text:span text:style-name="Emphasis"><text:span text:style-name="T370">Better to change the subject</text:span></text:span><text:span text:style-name="Emphasis"><text:line-break/><text:line-break/></text:span></text:p>
      <text:p text:style-name="P70"><text:span text:style-name="Emphasis"/></text:p>
      <text:p text:style-name="P32"><text:span text:style-name="Strong_20_Emphasis">Fu:</text:span> "You could've just knocked on the door."</text:p>
      <text:p text:style-name="P31"><text:soft-page-break/><text:span text:style-name="Strong_20_Emphasis">Yuka (</text:span><text:span text:style-name="Strong_20_Emphasis"><text:span text:style-name="T223">Shock</text:span></text:span><text:span text:style-name="Strong_20_Emphasis">):</text:span><text:span text:style-name="Strong_20_Emphasis"><text:span text:style-name="T353">What!? </text:span></text:span><text:span text:style-name="Strong_20_Emphasis"><text:span text:style-name="T348">I </text:span></text:span><text:span text:style-name="Strong_20_Emphasis">did try to call you early many times, Fu.</text:span></text:p>
      <text:p text:style-name="P31"><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8"><text:span text:style-name="Strong_20_Emphasis">Fu: “</text:span><text:span text:style-name="Strong_20_Emphasis"><text:span text:style-name="T194">Whatever!, I don’t </text:span></text:span><text:span text:style-name="Strong_20_Emphasis"><text:span text:style-name="T195">beli</text:span></text:span><text:span text:style-name="Strong_20_Emphasis"><text:span text:style-name="T240">e</text:span></text:span><text:span text:style-name="Strong_20_Emphasis"><text:span text:style-name="T195">ve in </text:span></text:span><text:span text:style-name="Strong_20_Emphasis"><text:span text:style-name="T194">school anyway”</text:span></text:span></text:p>
      <text:p text:style-name="P9"><text:span text:style-name="Strong_20_Emphasis"><text:span text:style-name="T195">Yuka (concern)</text:span></text:span></text:p>
      <text:p text:style-name="P10"><text:span text:style-name="Strong_20_Emphasis"><text:span text:style-name="T196">Fu: “Parents only bring us to school </text:span></text:span><text:span text:style-name="Strong_20_Emphasis"><text:span text:style-name="T197">just to get rid of us</text:span></text:span><text:span text:style-name="Strong_20_Emphasis"><text:span text:style-name="T196">”</text:span></text:span></text:p>
      <text:p text:style-name="P8"><text:span text:style-name="Strong_20_Emphasis"><text:span text:style-name="T194">Fu: “</text:span></text:span><text:span text:style-name="Strong_20_Emphasis"><text:span text:style-name="T197">The school doesn’t give a </text:span></text:span><text:span text:style-name="Strong_20_Emphasis"><text:span text:style-name="T240">fuck</text:span></text:span><text:span text:style-name="Strong_20_Emphasis"><text:span text:style-name="T197"> about us either, they only care about money, </text:span></text:span><text:span text:style-name="Strong_20_Emphasis"><text:span text:style-name="T229">they only care about themsel</text:span></text:span><text:span text:style-name="Strong_20_Emphasis"><text:span text:style-name="T230">ves</text:span></text:span><text:span text:style-name="Strong_20_Emphasis"><text:span text:style-name="T194">”</text:span></text:span></text:p>
      <text:p text:style-name="P11"><text:span text:style-name="Strong_20_Emphasis"><text:span text:style-name="T197">Yuka: Fu…</text:span></text:span></text:p>
      <text:p text:style-name="P11"><text:span text:style-name="Strong_20_Emphasis"><text:span text:style-name="T197">Fu: “The only good things about is to teach us how to be socialble, but I can’t keep a conversation with </text:span></text:span><text:span text:style-name="Strong_20_Emphasis"><text:span text:style-name="T241">people</text:span></text:span><text:span text:style-name="Strong_20_Emphasis"><text:span text:style-name="T197">, it’s like talking to filthy pigs”</text:span></text:span></text:p>
      <text:p text:style-name="P11"><text:span text:style-name="Strong_20_Emphasis"><text:span text:style-name="T197">Yuka(angry): Fu!, Listen to me</text:span></text:span></text:p>
      <text:p text:style-name="P11"><text:span text:style-name="Strong_20_Emphasis"><text:span text:style-name="T197">choice:</text:span></text:span></text:p>
      <text:p text:style-name="P11"><text:span text:style-name="Strong_20_Emphasis"><text:span text:style-name="T197">Calm down</text:span></text:span><text:span text:style-name="Strong_20_Emphasis"><text:span text:style-name="T198">(</text:span></text:span><text:span text:style-name="Strong_20_Emphasis"><text:span text:style-name="T199">+1)</text:span></text:span><text:span text:style-name="Strong_20_Emphasis"><text:span text:style-name="T197">:</text:span></text:span></text:p>
      <text:p text:style-name="P12"><text:span text:style-name="Strong_20_Emphasis"><text:span text:style-name="T198">Fu:...</text:span></text:span></text:p>
      <text:p text:style-name="P12"><text:span text:style-name="Strong_20_Emphasis"><text:span text:style-name="T198">Yuka(concern): Why are you only considerate the negative things?</text:span></text:span></text:p>
      <text:p text:style-name="P12"><text:span text:style-name="Strong_20_Emphasis"><text:span text:style-name="T198">Yuka(angry): Don’t deceive yourself like that. You know that your parents don’t get to go to school and they regret it. </text:span></text:span></text:p>
      <text:p text:style-name="P12"><text:span text:style-name="Strong_20_Emphasis"><text:span text:style-name="T198">Yuka(smile): But you are their hope, they sacrifice themselves for your happiness. </text:span></text:span></text:p>
      <text:p text:style-name="P12"><text:span text:style-name="Strong_20_Emphasis"><text:span text:style-name="T198">Yuka(concern smile): and for the school, they might don’t care about us but they still create a safe environment for us to develop independently.</text:span></text:span></text:p>
      <text:p text:style-name="P12"><text:span text:style-name="Strong_20_Emphasis"><text:span text:style-name="T198">Yuka(eyes closed smile):</text:span></text:span><text:span text:style-name="Strong_20_Emphasis"><text:span text:style-name="T212">Fu..,</text:span></text:span><text:span text:style-name="Strong_20_Emphasis"><text:span text:style-name="T198"> Life is full of dilemma, but instead of stay at home for the whole life, it’s better to go to school right?</text:span></text:span></text:p>
      <text:p text:style-name="P12"><text:span text:style-name="Strong_20_Emphasis"><text:span text:style-name="T198">Fu: ...</text:span></text:span></text:p>
      <text:p text:style-name="P13"><text:soft-page-break/><text:span text:style-name="Strong_20_Emphasis"><text:span text:style-name="T198">Yuka(grin): beside that, </text:span></text:span><text:span text:style-name="Strong_20_Emphasis"><text:span text:style-name="T199">even though you barely have anyfriend, you still have me, your </text:span></text:span><text:span text:style-name="Strong_20_Emphasis"><text:span text:style-name="T242">intelligent</text:span></text:span><text:span text:style-name="Strong_20_Emphasis"><text:span text:style-name="T199"> childhood friend!</text:span></text:span></text:p>
      <text:p text:style-name="P13"><text:span text:style-name="Strong_20_Emphasis"><text:span text:style-name="T199">Yuka(wink smile): and I can help you overcome your angry issue</text:span></text:span></text:p>
      <text:p text:style-name="P13"><text:span text:style-name="Strong_20_Emphasis"><text:span text:style-name="T199">Fu(thinking): this girl, calling herself </text:span></text:span><text:span text:style-name="Strong_20_Emphasis"><text:span text:style-name="T243">intelligent</text:span></text:span><text:span text:style-name="Strong_20_Emphasis"><text:span text:style-name="T199">, just how </text:span></text:span><text:span text:style-name="Strong_20_Emphasis"><text:span text:style-name="T243">delusional</text:span></text:span><text:span text:style-name="Strong_20_Emphasis"><text:span text:style-name="T199"> she is?, I don’t think my </text:span></text:span><text:span text:style-name="Strong_20_Emphasis"><text:span text:style-name="T244">condition</text:span></text:span><text:span text:style-name="Strong_20_Emphasis"><text:span text:style-name="T199"> can be summarize with such a term like angry issue</text:span></text:span></text:p>
      <text:p text:style-name="P13"><text:span text:style-name="Strong_20_Emphasis"><text:span text:style-name="T199">Yuka(angry): mou, you can’t just leave me winking like this, say something Fu!</text:span></text:span></text:p>
      <text:p text:style-name="P14"><text:span text:style-name="Strong_20_Emphasis"><text:span text:style-name="T199">Fu: </text:span></text:span><text:span text:style-name="Strong_20_Emphasis">Thank you, I guess.</text:span></text:p>
      <text:p text:style-name="P14"><text:span text:style-name="Strong_20_Emphasis"><text:span text:style-name="T200">Fu:</text:span></text:span><text:span text:style-name="Strong_20_Emphasis"> Besides that, even though being friends with a beautiful childhood friend like Yuka here is a dilemma, it’s better than having no friends at all.</text:span></text:p>
      <text:p text:style-name="P14"><text:span text:style-name="Strong_20_Emphasis">Yuka</text:span><text:span text:style-name="Strong_20_Emphasis"><text:span text:style-name="T200">(blush)</text:span></text:span><text:span text:style-name="Strong_20_Emphasis">: “</text:span><text:span text:style-name="Strong_20_Emphasis"><text:span text:style-name="T245">Mah!</text:span></text:span><text:span text:style-name="Strong_20_Emphasis">”.</text:span></text:p>
      <text:p text:style-name="P14"><text:span text:style-name="Strong_20_Emphasis"><text:span text:style-name="T200">Yuka</text:span></text:span><text:span text:style-name="Strong_20_Emphasis">(grin </text:span><text:span text:style-name="Strong_20_Emphasis"><text:span text:style-name="T200">blush</text:span></text:span><text:span text:style-name="Strong_20_Emphasis">): </text:span><text:span text:style-name="Strong_20_Emphasis"><text:span text:style-name="T245">Don’t </text:span></text:span><text:span text:style-name="Strong_20_Emphasis"><text:span text:style-name="T248">dare to </text:span></text:span><text:span text:style-name="Strong_20_Emphasis"><text:span text:style-name="T245">praise me, it’s not making me happy or something</text:span></text:span><text:span text:style-name="Strong_20_Emphasis">”</text:span></text:p>
      <text:p text:style-name="P3"><text:span text:style-name="Strong_20_Emphasis">Fu (Thinking): </text:span><text:span text:style-name="Strong_20_Emphasis"><text:span text:style-name="T200">Can’t understand if she’s smart or not but her words is worth to take in considerate</text:span></text:span><text:span text:style-name="Strong_20_Emphasis">.</text:span></text:p>
      <text:p text:style-name="P14"><text:span text:style-name="Strong_20_Emphasis"><text:span text:style-name="T200">Yuka(concern blush): <text:s/></text:span></text:span><text:span text:style-name="Strong_20_Emphasis"><text:span text:style-name="T246">S</text:span></text:span><text:span text:style-name="Strong_20_Emphasis"><text:span text:style-name="T200">top pondering </text:span></text:span><text:span text:style-name="Strong_20_Emphasis"><text:span text:style-name="T249">so</text:span></text:span><text:span text:style-name="Strong_20_Emphasis"><text:span text:style-name="T200"> much, let’s go to school okay?</text:span></text:span></text:p>
      <text:p text:style-name="P14"><text:span text:style-name="Strong_20_Emphasis"><text:span text:style-name="T200">Fu: Okay.</text:span></text:span></text:p>
      <text:p text:style-name="P12"><text:span text:style-name="Strong_20_Emphasis"><text:span text:style-name="T198">Burst out</text:span></text:span><text:span text:style-name="Strong_20_Emphasis"><text:span text:style-name="T201">(-1)</text:span></text:span><text:span text:style-name="Strong_20_Emphasis"><text:span text:style-name="T343">(still the dialouges like above but scene is red and text is distorted</text:span></text:span><text:span text:style-name="Strong_20_Emphasis"><text:span text:style-name="T198">:</text:span></text:span></text:p>
      <text:p text:style-name="P14"><text:span text:style-name="Strong_20_Emphasis"><text:span text:style-name="T200">Fu: Shut up, I have enough of you</text:span></text:span><text:span text:style-name="Strong_20_Emphasis"><text:span text:style-name="T247">r idioticity</text:span></text:span></text:p>
      <text:p text:style-name="P14"><text:span text:style-name="Strong_20_Emphasis"><text:span text:style-name="T200">Yuka(shock)</text:span></text:span></text:p>
      <text:p text:style-name="P14"><text:span text:style-name="Strong_20_Emphasis"><text:span text:style-name="T200">Yuka(tearing): </text:span></text:span><text:span text:style-name="Strong_20_Emphasis"><text:span text:style-name="T250">What</text:span></text:span><text:span text:style-name="Strong_20_Emphasis"><text:span text:style-name="T200">? </text:span></text:span><text:span text:style-name="Strong_20_Emphasis"><text:span text:style-name="T250">Fu, you-</text:span></text:span></text:p>
      <text:p text:style-name="P108"><text:span text:style-name="Strong_20_Emphasis"><text:span text:style-name="T200">Fu: </text:span></text:span><text:span text:style-name="Strong_20_Emphasis"><text:span text:style-name="T364">GET THE FUCK</text:span></text:span><text:span text:style-name="Strong_20_Emphasis"><text:span text:style-name="T363"> </text:span></text:span><text:span text:style-name="Strong_20_Emphasis"><text:span text:style-name="T365">A</text:span></text:span><text:span text:style-name="Strong_20_Emphasis"><text:span text:style-name="T366">WAY FROM</text:span></text:span><text:span text:style-name="Strong_20_Emphasis"><text:span text:style-name="T363"> ME!</text:span></text:span><text:span text:style-name="Strong_20_Emphasis"><text:span text:style-name="T200">, </text:span></text:span></text:p>
      <text:p text:style-name="P108"><text:span text:style-name="Strong_20_Emphasis"><text:span text:style-name="T366">Fu: </text:span></text:span><text:span text:style-name="Strong_20_Emphasis"><text:span text:style-name="T367">DON’T TOUCH ME!</text:span></text:span></text:p>
      <text:p text:style-name="P14"><text:span text:style-name="Strong_20_Emphasis"><text:span text:style-name="T200">Yuka(crying): You better go to school or I’m </text:span></text:span><text:span text:style-name="Strong_20_Emphasis"><text:span text:style-name="T202">gonna </text:span></text:span><text:span text:style-name="Strong_20_Emphasis"><text:span text:style-name="T200">beat you up! </text:span></text:span><text:span text:style-name="Strong_20_Emphasis"><text:span text:style-name="T202">(run away)</text:span></text:span></text:p>
      <text:p text:style-name="P14"><text:span text:style-name="Strong_20_Emphasis"><text:span text:style-name="T200">Fu(thinking): stupid woman, you don’t understand me, </text:span></text:span><text:span text:style-name="Strong_20_Emphasis"><text:span text:style-name="T201">every single morning, like waking up in hell</text:span></text:span><text:span text:style-name="Strong_20_Emphasis"><text:span text:style-name="T200"> </text:span></text:span></text:p>
      <text:p text:style-name="P15"><text:span text:style-name="Strong_20_Emphasis"/></text:p>
      <text:p text:style-name="P15"><text:soft-page-break/><text:span text:style-name="Strong_20_Emphasis">Fu thinking (house price is unreasonably high, if I work my entire life I still coundln’t afford one, living with 5 other people in such a </text:span><text:span text:style-name="Strong_20_Emphasis"><text:span text:style-name="T216">narrow space</text:span></text:span><text:span text:style-name="Strong_20_Emphasis">, no private room at this age…)</text:span></text:p>
      <text:p text:style-name="P28"><text:span text:style-name="Strong_20_Emphasis"><text:span text:style-name="T216">(welp, at least it’s not the end of the world, people out there starving, being raped </text:span></text:span><text:span text:style-name="Strong_20_Emphasis"><text:span text:style-name="T368">and</text:span></text:span><text:span text:style-name="Strong_20_Emphasis"><text:span text:style-name="T216"> murdered everyday, no matter their ages or their genders. And I’m standing here complaining about how I can’t jerking off freely. If only </text:span></text:span><text:span text:style-name="Strong_20_Emphasis"><text:span text:style-name="T217">my brain functioning properly like a normal person... No, it’s all my fault. If I’m not exist, nothing of this would happen. I’m such a piece of shit. I made Yuka cry, she’s my only friend. Oh why, Oh why, Oh why.</text:span></text:span></text:p>
      <text:p text:style-name="P28"><text:span text:style-name="Strong_20_Emphasis">…</text:span></text:p>
      <text:p text:style-name="P28"><text:span text:style-name="Strong_20_Emphasis">…</text:span></text:p>
      <text:p text:style-name="P29"><text:span text:style-name="Strong_20_Emphasis"><text:span text:style-name="T201">*</text:span></text:span><text:span text:style-name="Strong_20_Emphasis"><text:span text:style-name="T218">I have to go to school, </text:span></text:span><text:span text:style-name="Strong_20_Emphasis"><text:span text:style-name="T219">I don’t want to </text:span></text:span><text:span text:style-name="Strong_20_Emphasis"><text:span text:style-name="T251">get in any more troubles</text:span></text:span><text:span text:style-name="Strong_20_Emphasis"><text:span text:style-name="T219">.</text:span></text:span><text:span text:style-name="Strong_20_Emphasis"><text:span text:style-name="T218">*</text:span></text:span></text:p>
      <text:p text:style-name="P19"><text:span text:style-name="Strong_20_Emphasis"><text:span text:style-name="T205">(quotes)</text:span></text:span></text:p>
      <text:p text:style-name="P3"><text:span text:style-name="Strong_20_Emphasis">Scene </text:span><text:span text:style-name="Strong_20_Emphasis"><text:span text:style-name="T202">2</text:span></text:span><text:span text:style-name="Strong_20_Emphasis">: </text:span><text:span text:style-name="Strong_20_Emphasis"><text:span text:style-name="T201">class</text:span></text:span></text:p>
      <text:p text:style-name="P3"><text:span text:style-name="Strong_20_Emphasis">gray background (student gossiping)</text:span></text:p>
      <text:p text:style-name="P3"><text:span text:style-name="Strong_20_Emphasis">Fu (thinking): Ahh, </text:span><text:span text:style-name="Strong_20_Emphasis"><text:span text:style-name="T202">boring </text:span></text:span><text:span text:style-name="Strong_20_Emphasis"><text:span text:style-name="T253">as</text:span></text:span><text:span text:style-name="Strong_20_Emphasis"><text:span text:style-name="T355">s</text:span></text:span><text:span text:style-name="Strong_20_Emphasis"><text:span text:style-name="T253"> lectures</text:span></text:span><text:span text:style-name="Strong_20_Emphasis"><text:span text:style-name="T202">, </text:span></text:span><text:span text:style-name="Strong_20_Emphasis">should have stayed at home </text:span></text:p>
      <text:p text:style-name="P3"><text:span text:style-name="Strong_20_Emphasis"><text:span text:style-name="T202">Voices</text:span></text:span><text:span text:style-name="Strong_20_Emphasis">:(distoreted scene and sound). You are a worthless pig, nobody care If you go to school or not, you are a burden</text:span></text:p>
      <text:p text:style-name="P30"><text:span text:style-name="Strong_20_Emphasis">Fu (thinking): </text:span><text:span text:style-name="Strong_20_Emphasis"><text:span text:style-name="T252">fuck</text:span></text:span><text:span text:style-name="Strong_20_Emphasis"><text:span text:style-name="T355">ing hell</text:span></text:span><text:span text:style-name="Strong_20_Emphasis"><text:span text:style-name="T252">!</text:span></text:span><text:span text:style-name="Strong_20_Emphasis"><text:span text:style-name="T202">, I left </text:span></text:span><text:span text:style-name="Strong_20_Emphasis"><text:span text:style-name="T254">the</text:span></text:span><text:span text:style-name="Strong_20_Emphasis"><text:span text:style-name="T202"> pills at home…</text:span></text:span></text:p>
      <text:p text:style-name="P30"><text:span text:style-name="Strong_20_Emphasis"><text:span text:style-name="T221">Fu (thinking):</text:span></text:span><text:span text:style-name="Strong_20_Emphasis"><text:span text:style-name="T202"> </text:span></text:span><text:span text:style-name="Strong_20_Emphasis"><text:span text:style-name="T220">great!, now I have to endure this shit until school is over</text:span></text:span><text:span text:style-name="Strong_20_Emphasis">.</text:span></text:p>
      <text:p text:style-name="P16"><text:span text:style-name="Strong_20_Emphasis"><text:span text:style-name="T202">Happiness = </text:span></text:span><text:span text:style-name="Strong_20_Emphasis"><text:span text:style-name="T203">+</text:span></text:span><text:span text:style-name="Strong_20_Emphasis"><text:span text:style-name="T202">1:</text:span></text:span></text:p>
      <text:p text:style-name="P3"><text:span text:style-name="Strong_20_Emphasis">Yuka (</text:span><text:span text:style-name="Strong_20_Emphasis"><text:span text:style-name="T203">grin, slap on Fu back</text:span></text:span><text:span text:style-name="Strong_20_Emphasis">)</text:span><text:span text:style-name="Strong_20_Emphasis"><text:span text:style-name="T203">(screen turn to normal but gray)</text:span></text:span><text:span text:style-name="Strong_20_Emphasis">: </text:span><text:span text:style-name="Strong_20_Emphasis"><text:span text:style-name="T203">Earth call Fu~</text:span></text:span></text:p>
      <text:p text:style-name="P3"><text:span text:style-name="Strong_20_Emphasis">Fu: </text:span><text:span text:style-name="Strong_20_Emphasis"><text:span text:style-name="T203">it’s hurt,you idiot! </text:span></text:span></text:p>
      <text:p text:style-name="P17"><text:span text:style-name="Strong_20_Emphasis"><text:span text:style-name="T203">Yuka(Yuka smile)</text:span></text:span><text:span text:style-name="Strong_20_Emphasis">: </text:span><text:span text:style-name="Strong_20_Emphasis"><text:span text:style-name="T203">homemade lunchbox!. </text:span></text:span><text:span text:style-name="Strong_20_Emphasis"><text:span text:style-name="T255">(show 2 lunc</text:span></text:span><text:span text:style-name="Strong_20_Emphasis"><text:span text:style-name="T256">h</text:span></text:span><text:span text:style-name="Strong_20_Emphasis"><text:span text:style-name="T255">boxes, </text:span></text:span><text:span text:style-name="Strong_20_Emphasis"><text:span text:style-name="T257">1 blue, 1 red</text:span></text:span><text:span text:style-name="Strong_20_Emphasis"><text:span text:style-name="T255">)</text:span></text:span></text:p>
      <text:p text:style-name="P17"><text:span text:style-name="Strong_20_Emphasis"><text:span text:style-name="T203">Fu: you’re gonna get fat eating 2 lunchboxes.</text:span></text:span></text:p>
      <text:p text:style-name="P17"><text:span text:style-name="Strong_20_Emphasis"><text:span text:style-name="T203">Yuka(smile): what are you talking about, one is yours</text:span></text:span></text:p>
      <text:p text:style-name="P17"><text:span text:style-name="Strong_20_Emphasis"><text:span text:style-name="T203">Fu: </text:span></text:span><text:span text:style-name="Strong_20_Emphasis"><text:span text:style-name="T259">I</text:span></text:span><text:span text:style-name="Strong_20_Emphasis"><text:span text:style-name="T203">s this somekind of sick joke? </text:span></text:span><text:span text:style-name="Strong_20_Emphasis"><text:span text:style-name="T258">If you are trying to poison me, it won’t work</text:span></text:span></text:p>
      <text:p text:style-name="P17"><text:soft-page-break/><text:span text:style-name="Strong_20_Emphasis"><text:span text:style-name="T203">Yuka(detest): are you gonna eat or have me stuff the box in your mouth?</text:span></text:span><text:span text:style-name="Strong_20_Emphasis"><text:span text:style-name="T207">(+1)</text:span></text:span></text:p>
      <text:p text:style-name="P17"><text:span text:style-name="Strong_20_Emphasis"><text:span text:style-name="T203">Fu: Wow, you are </text:span></text:span><text:span text:style-name="Strong_20_Emphasis"><text:span text:style-name="T260">such a good cook</text:span></text:span><text:span text:style-name="Strong_20_Emphasis"><text:span text:style-name="T203"> Yuka, bwahahaha</text:span></text:span></text:p>
      <text:p text:style-name="P17"><text:span text:style-name="Strong_20_Emphasis"><text:span text:style-name="T203">Yuka(</text:span></text:span><text:span text:style-name="Strong_20_Emphasis"><text:span text:style-name="T204">eyes closed grin</text:span></text:span><text:span text:style-name="Strong_20_Emphasis"><text:span text:style-name="T203">): </text:span></text:span><text:span text:style-name="Strong_20_Emphasis"><text:span text:style-name="T204">hmph, stop flattering me, idiot!</text:span></text:span></text:p>
      <text:p text:style-name="P72"><text:span text:style-name="Strong_20_Emphasis"><text:span text:style-name="T356">Fu(thinking): how gullible</text:span></text:span></text:p>
      <text:p text:style-name="P73"><text:span text:style-name="Strong_20_Emphasis"><text:span text:style-name="T110">Fu: </text:span></text:span><text:span text:style-name="Strong_20_Emphasis"><text:span text:style-name="T65">For your information, I don’t need your pity. </text:span></text:span></text:p>
      <text:p text:style-name="P73"><text:span text:style-name="Strong_20_Emphasis"><text:span text:style-name="T116">Fu: </text:span></text:span><text:span text:style-name="Strong_20_Emphasis"><text:span text:style-name="T65">But since the food’s already here, it’d be a waste not to eat it.</text:span></text:span></text:p>
      <text:p text:style-name="P18"><text:span text:style-name="Strong_20_Emphasis"><text:span text:style-name="T204">Yuka(angry talking): excuse me?</text:span></text:span></text:p>
      <text:p text:style-name="P18"><text:span text:style-name="Strong_20_Emphasis"><text:span text:style-name="T204">Fu: holy crap, the rice is so good</text:span></text:span></text:p>
      <text:p text:style-name="P18"><text:span text:style-name="Strong_20_Emphasis"><text:span text:style-name="T204">Yuka(grin): of course, it’s made with </text:span></text:span><text:span text:style-name="Strong_20_Emphasis"><text:span text:style-name="T261">unconditionally lov-</text:span></text:span></text:p>
      <text:p text:style-name="P18"><text:span text:style-name="Strong_20_Emphasis"><text:span text:style-name="T204">Fu: </text:span></text:span><text:span text:style-name="Strong_20_Emphasis"><text:span text:style-name="T262">Yeah, g</text:span></text:span><text:span text:style-name="Strong_20_Emphasis"><text:span text:style-name="T204">otta thank the farmers</text:span></text:span></text:p>
      <text:p text:style-name="P18"><text:span text:style-name="Strong_20_Emphasis"><text:span text:style-name="T204">Yuka(angry, slap): idiot!</text:span></text:span></text:p>
      <text:p text:style-name="P18"><text:span text:style-name="Strong_20_Emphasis"><text:span text:style-name="T204">Fu: hey! </text:span></text:span><text:span text:style-name="Strong_20_Emphasis">don't make a fuss at mealtimes and make everyone lose appetite!</text:span></text:p>
      <text:p text:style-name="P54"><text:span text:style-name="Strong_20_Emphasis"><text:span text:style-name="T205">Yuka(angry): </text:span></text:span><text:span text:style-name="Strong_20_Emphasis"><text:span text:style-name="T263">air head *chewing*, big idiot *chewing*, </text:span></text:span><text:span text:style-name="Strong_20_Emphasis"><text:span text:style-name="T264">no friend, no braincell</text:span></text:span><text:span text:style-name="Strong_20_Emphasis"><text:span text:style-name="T205">.</text:span></text:span></text:p>
      <text:p text:style-name="P54"><text:span text:style-name="Strong_20_Emphasis"><text:span text:style-name="T264">Fu: What the?, you wanna go? stop talking while chewing.</text:span></text:span></text:p>
      <text:p text:style-name="P54"><text:span text:style-name="Strong_20_Emphasis"><text:span text:style-name="T264">Yuka (angry/tearing): huh, *chewing*</text:span></text:span></text:p>
      <text:p text:style-name="P54"><text:span text:style-name="Strong_20_Emphasis"><text:span text:style-name="T264">Fu: I’m sorry okay, I’m appreciate for the food, Thank you!</text:span></text:span></text:p>
      <text:p text:style-name="P54"><text:span text:style-name="Strong_20_Emphasis"><text:span text:style-name="T264">Yuka (smile): You’re welcome </text:span></text:span><text:span text:style-name="Strong_20_Emphasis"><text:span text:style-name="T265">*chewing*</text:span></text:span></text:p>
      <text:p text:style-name="P54"><text:span text:style-name="Strong_20_Emphasis"><text:span text:style-name="T264">Fu(thinking): </text:span></text:span><text:span text:style-name="Strong_20_Emphasis"><text:span text:style-name="T266">W</text:span></text:span><text:span text:style-name="Strong_20_Emphasis"><text:span text:style-name="T264">hat?, I’ll never </text:span></text:span><text:span text:style-name="Strong_20_Emphasis"><text:span text:style-name="T267">come to</text:span></text:span><text:span text:style-name="Strong_20_Emphasis"><text:span text:style-name="T264"> understand women</text:span></text:span><text:span text:style-name="Strong_20_Emphasis"><text:span text:style-name="T205"> </text:span></text:span></text:p>
      <text:p text:style-name="P19"><text:span text:style-name="Strong_20_Emphasis"><text:span text:style-name="T205">Happiness = -1:</text:span></text:span></text:p>
      <text:p text:style-name="P19"><text:span text:style-name="Strong_20_Emphasis"><text:span text:style-name="T205">Yuka(concern, sad): are you okay Fu?</text:span></text:span></text:p>
      <text:p text:style-name="P19"><text:span text:style-name="Strong_20_Emphasis"><text:span text:style-name="T205">Fu: Am I look okay?</text:span></text:span></text:p>
      <text:p text:style-name="P19"><text:span text:style-name="Strong_20_Emphasis"><text:span text:style-name="T205">Yuka: I’m sorry...</text:span></text:span></text:p>
      <text:p text:style-name="P19"><text:soft-page-break/><text:span text:style-name="Strong_20_Emphasis"><text:span text:style-name="T205">Yuka(worry, blush): I accidently made two lunchboxes, If you don’t mind…</text:span></text:span></text:p>
      <text:p text:style-name="P20"><text:span text:style-name="Strong_20_Emphasis"><text:span text:style-name="T205">choice 1: </text:span></text:span><text:span text:style-name="Strong_20_Emphasis"><text:span text:style-name="T206">Don’t take(-1)</text:span></text:span></text:p>
      <text:p text:style-name="P20"><text:span text:style-name="Strong_20_Emphasis"><text:span text:style-name="T206">Fu: go away Yuka, </text:span></text:span><text:span text:style-name="Strong_20_Emphasis"><text:span text:style-name="T268">what do you want from me??</text:span></text:span></text:p>
      <text:p text:style-name="P20"><text:span text:style-name="Strong_20_Emphasis"><text:span text:style-name="T206">Yuka(sad): you can throw it if you don’t want (run away)</text:span></text:span></text:p>
      <text:p text:style-name="P20"><text:span text:style-name="Strong_20_Emphasis"><text:span text:style-name="T206">Fu(thinking): what the hell do you </text:span></text:span><text:span text:style-name="Strong_20_Emphasis"><text:span text:style-name="T269">even </text:span></text:span><text:span text:style-name="Strong_20_Emphasis"><text:span text:style-name="T206">want from me, go away, go away</text:span></text:span></text:p>
      <text:p text:style-name="P21"><text:span text:style-name="Strong_20_Emphasis"/></text:p>
      <text:p text:style-name="P20"><text:span text:style-name="Strong_20_Emphasis"><text:span text:style-name="T206">choice 2: take(+1)</text:span></text:span></text:p>
      <text:p text:style-name="P20"><text:span text:style-name="Strong_20_Emphasis"><text:span text:style-name="T206">Fu: I’m sorry, about earlier </text:span></text:span></text:p>
      <text:p text:style-name="P20"><text:span text:style-name="Strong_20_Emphasis"><text:span text:style-name="T206">Yuka(smile): uh uh,you don’t have to apologise, Yuka is a genius after all (slap on Fu back)</text:span></text:span></text:p>
      <text:p text:style-name="P20"><text:span text:style-name="Strong_20_Emphasis"><text:span text:style-name="T206">(screen come to normal)Fu: </text:span></text:span><text:span text:style-name="Strong_20_Emphasis"><text:span text:style-name="T270">Ouch!, are you out of your damn mind???</text:span></text:span></text:p>
      <text:p text:style-name="P20"><text:span text:style-name="Strong_20_Emphasis"><text:span text:style-name="T206">Yuka(grin): </text:span></text:span><text:span text:style-name="Strong_20_Emphasis">It's called "spare the rod, spoil the child."</text:span></text:p>
      <text:p text:style-name="P21"><text:span text:style-name="Strong_20_Emphasis"><text:span text:style-name="T207">Fu</text:span></text:span><text:span text:style-name="Strong_20_Emphasis"><text:span text:style-name="T271">(mumble)</text:span></text:span><text:span text:style-name="Strong_20_Emphasis"><text:span text:style-name="T207">: </text:span></text:span><text:span text:style-name="Strong_20_Emphasis"><text:span text:style-name="T271">stupid</text:span></text:span><text:span text:style-name="Strong_20_Emphasis"><text:span text:style-name="T270"> </text:span></text:span><text:span text:style-name="Strong_20_Emphasis"><text:span text:style-name="T271">bitch</text:span></text:span><text:span text:style-name="Strong_20_Emphasis"><text:span text:style-name="T270">, you should be ashame of yourself.</text:span></text:span></text:p>
      <text:p text:style-name="P21"><text:span text:style-name="Strong_20_Emphasis"><text:span text:style-name="T207">Yuka(angry): e</text:span></text:span><text:span text:style-name="Strong_20_Emphasis"><text:span text:style-name="T224">xc</text:span></text:span><text:span text:style-name="Strong_20_Emphasis"><text:span text:style-name="T207">use me?</text:span></text:span></text:p>
      <text:p text:style-name="P21"><text:span text:style-name="Strong_20_Emphasis"><text:span text:style-name="T207">Fu: I said you are </text:span></text:span><text:span text:style-name="Strong_20_Emphasis"><text:span text:style-name="T272">such</text:span></text:span><text:span text:style-name="Strong_20_Emphasis"><text:span text:style-name="T207"> </text:span></text:span><text:span text:style-name="Strong_20_Emphasis"><text:span text:style-name="T270">a </text:span></text:span><text:span text:style-name="Strong_20_Emphasis"><text:span text:style-name="T273">forgiveful</text:span></text:span><text:span text:style-name="Strong_20_Emphasis"><text:span text:style-name="T270"> lady</text:span></text:span></text:p>
      <text:p text:style-name="P21"><text:span text:style-name="Strong_20_Emphasis"><text:span text:style-name="T207">Yuka(blush cat smile): stop flattering me, it won’t work.</text:span></text:span></text:p>
      <text:p text:style-name="P21"><text:span text:style-name="Strong_20_Emphasis"/></text:p>
      <text:p text:style-name="P33"><text:span text:style-name="Strong_20_Emphasis"><text:span text:style-name="T277">Home: </text:span></text:span><text:span text:style-name="Strong_20_Emphasis"><text:span text:style-name="T278">(arguing background)</text:span></text:span><text:span text:style-name="Strong_20_Emphasis"><text:span text:style-name="T277"> </text:span></text:span></text:p>
      <text:p text:style-name="P33"><text:span text:style-name="Strong_20_Emphasis"><text:span text:style-name="T207">Happiness:</text:span></text:span></text:p>
      <text:p text:style-name="P33"><text:span text:style-name="Strong_20_Emphasis">-</text:span><text:span text:style-name="Strong_20_Emphasis"><text:span text:style-name="T207">2:</text:span></text:span></text:p>
      <text:p text:style-name="P33"><text:span text:style-name="Strong_20_Emphasis"><text:span text:style-name="T207">*take the pill*, I should have bring the pills with me, what a horrible day, If only tommorrow doesn’t come…</text:span></text:span></text:p>
      <text:p text:style-name="P21"><text:span text:style-name="Strong_20_Emphasis"><text:span text:style-name="T207">the lunchbox…it’s all cold,(screen blurring): what…, why am I crying, it’s just a lunch box…</text:span></text:span></text:p>
      <text:p text:style-name="P22"><text:soft-page-break/><text:span text:style-name="Strong_20_Emphasis"><text:span text:style-name="T208">(Message): Yuka: I have important thing to say, if you haven’t throw away the lunchbox, remember to bring it </text:span></text:span><text:span text:style-name="Strong_20_Emphasis"><text:span text:style-name="T283">along</text:span></text:span><text:span text:style-name="Strong_20_Emphasis"><text:span text:style-name="T208">.</text:span></text:span></text:p>
      <text:p text:style-name="P21"><text:span text:style-name="Strong_20_Emphasis"/></text:p>
      <text:p text:style-name="P33"><text:span text:style-name="Strong_20_Emphasis"><text:span text:style-name="T207">0: </text:span></text:span></text:p>
      <text:p text:style-name="P55"><text:span text:style-name="Strong_20_Emphasis"><text:span text:style-name="T274">Fu(thinking): just shut up already, why don’t people just die?</text:span></text:span></text:p>
      <text:p text:style-name="P22"><text:span text:style-name="Strong_20_Emphasis"><text:span text:style-name="T208">Fu: Arghh, so boring.</text:span></text:span></text:p>
      <text:p text:style-name="P23"><text:span text:style-name="Strong_20_Emphasis"><text:span text:style-name="T209">(message) Yuka: </text:span></text:span><text:span text:style-name="Strong_20_Emphasis"><text:span text:style-name="T275">Dear Mr. Fu, s</text:span></text:span><text:span text:style-name="Strong_20_Emphasis"><text:span text:style-name="T209">leep </text:span></text:span><text:span text:style-name="Strong_20_Emphasis"><text:span text:style-name="T210">e</text:span></text:span><text:span text:style-name="Strong_20_Emphasis"><text:span text:style-name="T209">arly, tomorrow </text:span></text:span><text:span text:style-name="Strong_20_Emphasis"><text:span text:style-name="T227">we’</text:span></text:span><text:span text:style-name="Strong_20_Emphasis"><text:span text:style-name="T275">re gonna have a</text:span></text:span><text:span text:style-name="Strong_20_Emphasis"><text:span text:style-name="T227"> picnic 😉</text:span></text:span><text:span text:style-name="Strong_20_Emphasis"><text:span text:style-name="T209">.</text:span></text:span></text:p>
      <text:p text:style-name="P23"><text:span text:style-name="Strong_20_Emphasis"><text:span text:style-name="T210">(message) </text:span></text:span><text:span text:style-name="Strong_20_Emphasis"><text:span text:style-name="T209">Fu: 😩</text:span></text:span></text:p>
      <text:p text:style-name="P56"><text:span text:style-name="Strong_20_Emphasis"><text:span text:style-name="T276">(message) Yuka: 😩 </text:span></text:span><text:span text:style-name="Strong_20_Emphasis"><text:span text:style-name="T284">No, not </text:span></text:span><text:span text:style-name="Strong_20_Emphasis"><text:span text:style-name="T285">the </text:span></text:span><text:span text:style-name="Strong_20_Emphasis"><text:span text:style-name="T284">grass, I don’t wanna touch them </text:span></text:span><text:span text:style-name="Strong_20_Emphasis"><text:span text:style-name="T288">buhu</text:span></text:span></text:p>
      <text:p text:style-name="P56"><text:span text:style-name="Strong_20_Emphasis"><text:span text:style-name="T276">(message) Fu: </text:span></text:span><text:span text:style-name="Strong_20_Emphasis"><text:span text:style-name="T286">N</text:span></text:span><text:span text:style-name="Strong_20_Emphasis"><text:span text:style-name="T276">ot funny</text:span></text:span></text:p>
      <text:p text:style-name="P56"><text:span text:style-name="Strong_20_Emphasis"><text:span text:style-name="T276">(message) Yuka: 😝</text:span></text:span></text:p>
      <text:p text:style-name="P56"><text:span text:style-name="Strong_20_Emphasis"/></text:p>
      <text:p text:style-name="P21"><text:span text:style-name="Strong_20_Emphasis"><text:span text:style-name="T207">2: </text:span></text:span><text:span text:style-name="Strong_20_Emphasis"><text:span text:style-name="T208">school is </text:span></text:span><text:span text:style-name="Strong_20_Emphasis"><text:span text:style-name="T209">as</text:span></text:span><text:span text:style-name="Strong_20_Emphasis"><text:span text:style-name="T208"> boring as usual but not as bad as I thought <text:s text:c="217"/>. </text:span></text:span><text:span text:style-name="Strong_20_Emphasis"><text:span text:style-name="T210">Welp, life is full of dilemma she said, tomorrow will come and thing is gonna be better</text:span></text:span></text:p>
      <text:p text:style-name="P24"><text:span text:style-name="Strong_20_Emphasis"><text:span text:style-name="T210">(message) Yuka: </text:span></text:span><text:span text:style-name="Strong_20_Emphasis"><text:span text:style-name="T287">you</text:span></text:span><text:span text:style-name="Strong_20_Emphasis"><text:span text:style-name="T210"> still awake? 🤔</text:span></text:span></text:p>
      <text:p text:style-name="P24"><text:span text:style-name="Strong_20_Emphasis"><text:span text:style-name="T210">(message) Yuka: </text:span></text:span><text:span text:style-name="Strong_20_Emphasis"><text:span text:style-name="T289">Perhap </text:span></text:span><text:span text:style-name="Strong_20_Emphasis"><text:span text:style-name="T210">thinking of me? 😊</text:span></text:span></text:p>
      <text:p text:style-name="P24"><text:span text:style-name="Strong_20_Emphasis"><text:span text:style-name="T210">(message) Fu: </text:span></text:span><text:span text:style-name="Strong_20_Emphasis"><text:span text:style-name="T290">No, I’m not </text:span></text:span></text:p>
      <text:p text:style-name="P24"><text:span text:style-name="Strong_20_Emphasis"><text:span text:style-name="T210">(message) Yuka: </text:span></text:span><text:span text:style-name="Strong_20_Emphasis"><text:span text:style-name="T290">Yes, you do</text:span></text:span><text:span text:style-name="Strong_20_Emphasis"><text:span text:style-name="T210"> </text:span></text:span></text:p>
      <text:p text:style-name="P57"><text:span text:style-name="Strong_20_Emphasis"><text:span text:style-name="T210">(message) Fu: </text:span></text:span><text:span text:style-name="Strong_20_Emphasis"><text:span text:style-name="T290">No, I’m not</text:span></text:span></text:p>
      <text:p text:style-name="P57"><text:span text:style-name="Strong_20_Emphasis"><text:span text:style-name="T210">(message) Yuka: </text:span></text:span><text:span text:style-name="Strong_20_Emphasis"><text:span text:style-name="T290">Yes, you do</text:span></text:span><text:span text:style-name="Strong_20_Emphasis"><text:span text:style-name="T210"> </text:span></text:span></text:p>
      <text:p text:style-name="P57"><text:span text:style-name="Strong_20_Emphasis"><text:span text:style-name="T210">(message) Fu: </text:span></text:span><text:span text:style-name="Strong_20_Emphasis"><text:span text:style-name="T290">I’m not playing this game</text:span></text:span></text:p>
      <text:p text:style-name="P35"><text:span text:style-name="Strong_20_Emphasis"><text:span text:style-name="T210">(message) Yuka: </text:span></text:span><text:span text:style-name="Strong_20_Emphasis"><text:span text:style-name="T228">Let’s go picnic tomorrow 😉</text:span></text:span></text:p>
      <text:p text:style-name="P35"><text:span text:style-name="Strong_20_Emphasis"><text:span text:style-name="T210"><text:s/>(message) <text:s/></text:span></text:span><text:span text:style-name="Strong_20_Emphasis"><text:span text:style-name="T228">Fu: Do I have to go?</text:span></text:span></text:p>
      <text:p text:style-name="P35"><text:soft-page-break/><text:span text:style-name="Strong_20_Emphasis"><text:span text:style-name="T210">(message) Yuka: </text:span></text:span><text:span text:style-name="Strong_20_Emphasis"><text:span text:style-name="T209">Sleep </text:span></text:span><text:span text:style-name="Strong_20_Emphasis"><text:span text:style-name="T210">e</text:span></text:span><text:span text:style-name="Strong_20_Emphasis"><text:span text:style-name="T209">arly, </text:span></text:span><text:span text:style-name="Strong_20_Emphasis"><text:span text:style-name="T228">I’m gonna come early tommorrow. No bargaining 😇</text:span></text:span></text:p>
      <text:p text:style-name="P35"><text:span text:style-name="Strong_20_Emphasis"><text:span text:style-name="T228">(message) Fu: 😩</text:span></text:span></text:p>
      <text:p text:style-name="P193" loext:marker-style-name="T1"><text:span text:style-name="T4">N</text:span><text:span text:style-name="T19">ightmare2: russian roulette</text:span></text:p>
      <text:p text:style-name="P194" loext:marker-style-name="T1"><text:span text:style-name="T1">God: </text:span><text:span text:style-name="T10">[Greeting]</text:span><text:span text:style-name="T1">, [player].</text:span></text:p>
      <text:p text:style-name="P194" loext:marker-style-name="T1"><text:span text:style-name="T1">Fu</text:span><text:span text:style-name="T10">(thinking)</text:span><text:span text:style-name="T1">: [player]?</text:span></text:p>
      <text:p text:style-name="P194" loext:marker-style-name="T1"><text:span text:style-name="Strong_20_Emphasis"><text:span text:style-name="T1">God: are you having fun?</text:span></text:span></text:p>
      <text:p text:style-name="P194" loext:marker-style-name="T1"><text:span text:style-name="Strong_20_Emphasis"><text:span text:style-name="T1">Yes: </text:span></text:span></text:p>
      <text:p text:style-name="P194" loext:marker-style-name="T1"><text:span text:style-name="Strong_20_Emphasis"><text:span text:style-name="T1"><text:tab/>Great!, perhap I should provide more fun with a minigame </text:span></text:span></text:p>
      <text:p text:style-name="P194" loext:marker-style-name="T1"><text:span text:style-name="Strong_20_Emphasis"><text:span text:style-name="T1">No:</text:span></text:span></text:p>
      <text:p text:style-name="P194" loext:marker-style-name="T1"><text:span text:style-name="Strong_20_Emphasis"><text:span text:style-name="T1"><text:tab/>Aw, perhap I could brighten you up with a minigame</text:span></text:span></text:p>
      <text:p text:style-name="P195" loext:marker-style-name="T1"><text:span text:style-name="Strong_20_Emphasis"><text:span text:style-name="T10">Let’s play russian roulette! </text:span></text:span><text:span text:style-name="Strong_20_Emphasis"><text:span text:style-name="T11">*gun reload sound*</text:span></text:span></text:p>
      <text:p text:style-name="P196" loext:marker-style-name="T1"><text:span text:style-name="Strong_20_Emphasis"><text:span text:style-name="T11">You and others 5 precious member</text:span></text:span></text:p>
      <text:p text:style-name="P197" loext:marker-style-name="T1"><text:span text:style-name="Strong_20_Emphasis"><text:span text:style-name="T12">And of course you get to choose your turn</text:span></text:span></text:p>
      <text:p text:style-name="P197" loext:marker-style-name="T1"><text:span text:style-name="Strong_20_Emphasis"><text:span text:style-name="T12"><text:tab/>show turn 1 to 6 <text:s/></text:span></text:span></text:p>
      <text:p text:style-name="P196"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96"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97" loext:marker-style-name="T1"><text:span text:style-name="Strong_20_Emphasis"><text:span text:style-name="T12">Have fun!</text:span></text:span></text:p>
      <text:p text:style-name="P197" loext:marker-style-name="T1"><text:soft-page-break/><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97" loext:marker-style-name="T1"><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198" loext:marker-style-name="T1"><text:span text:style-name="Strong_20_Emphasis"><text:span text:style-name="T13">Fu: [random family member(granpa,grandna,mother,dad, brother)]?</text:span></text:span></text:p>
      <text:p text:style-name="P198" loext:marker-style-name="T1"><text:span text:style-name="Strong_20_Emphasis"><text:span text:style-name="T13">If Fu die: red screen</text:span></text:span></text:p>
      <text:p text:style-name="P198" loext:marker-style-name="T1"><text:span text:style-name="Strong_20_Emphasis"><text:span text:style-name="T13">if turn is 6:</text:span></text:span></text:p>
      <text:p text:style-name="P198" loext:marker-style-name="T1"><text:span text:style-name="Strong_20_Emphasis"><text:span text:style-name="T13"><text:tab/>god: oh my, that’s was unlucky</text:span></text:span></text:p>
      <text:p text:style-name="P198" loext:marker-style-name="T1"><text:span text:style-name="Strong_20_Emphasis"><text:span text:style-name="T13"><text:tab/>god: Or is was well derserve?</text:span></text:span></text:p>
      <text:p text:style-name="P198" loext:marker-style-name="T1"><text:span text:style-name="Strong_20_Emphasis"><text:span text:style-name="T13"><text:tab/>God: since you only think of yourself <text:s/></text:span></text:span></text:p>
      <text:p text:style-name="P198" loext:marker-style-name="T1"><text:span text:style-name="Strong_20_Emphasis"><text:span text:style-name="T13">else:</text:span></text:span></text:p>
      <text:p text:style-name="P198" loext:marker-style-name="T1"><text:span text:style-name="Strong_20_Emphasis"><text:span text:style-name="T13"><text:tab/>god: That’s was unlucky</text:span></text:span></text:p>
      <text:p text:style-name="P198" loext:marker-style-name="T1"><text:span text:style-name="Strong_20_Emphasis"><text:span text:style-name="T13"><text:tab/>god: welp, noone will remember you anyway</text:span></text:span></text:p>
      <text:p text:style-name="P33"><text:span text:style-name="Strong_20_Emphasis"><text:span text:style-name="T137"/></text:span></text:p>
      <text:p text:style-name="P33"><text:span text:style-name="Strong_20_Emphasis"><text:span text:style-name="T137">Day 2: </text:span></text:span><text:span text:style-name="Strong_20_Emphasis"><text:span text:style-name="T138">(park)</text:span></text:span></text:p>
      <text:p text:style-name="P25"><text:span text:style-name="Strong_20_Emphasis"><text:span text:style-name="T213">wake up:</text:span></text:span></text:p>
      <text:p text:style-name="P25"><text:span text:style-name="Strong_20_Emphasis"><text:span text:style-name="T214">Fu:</text:span></text:span><text:span text:style-name="Strong_20_Emphasis"><text:span text:style-name="T292">No,</text:span></text:span><text:span text:style-name="Strong_20_Emphasis"><text:span text:style-name="T214"> </text:span></text:span><text:span text:style-name="Strong_20_Emphasis"><text:span text:style-name="T213">I don’t wan</text:span></text:span><text:span text:style-name="Strong_20_Emphasis"><text:span text:style-name="T291">na</text:span></text:span></text:p>
      <text:p text:style-name="P25"><text:span text:style-name="Strong_20_Emphasis"><text:span text:style-name="T213">Wake up:</text:span></text:span></text:p>
      <text:p text:style-name="P26"><text:span text:style-name="Strong_20_Emphasis"><text:span text:style-name="T214">Fu: </text:span></text:span><text:span text:style-name="Strong_20_Emphasis"><text:span text:style-name="T213">What is the point of living anyway?</text:span></text:span></text:p>
      <text:p text:style-name="P25"><text:span text:style-name="Strong_20_Emphasis"><text:span text:style-name="T213">Wake up:</text:span></text:span></text:p>
      <text:p text:style-name="P26"><text:soft-page-break/><text:span text:style-name="Strong_20_Emphasis"><text:span text:style-name="T214">Fu: I don’t want to get up, I’ve never wanted to live like this</text:span></text:span></text:p>
      <text:p text:style-name="P26"><text:span text:style-name="Strong_20_Emphasis"><text:span text:style-name="T213">Wake up:</text:span></text:span></text:p>
      <text:p text:style-name="P26"><text:span text:style-name="Strong_20_Emphasis"><text:span text:style-name="T214">Fu: I have never asked to be born in the first place</text:span></text:span></text:p>
      <text:p text:style-name="P26"><text:span text:style-name="Strong_20_Emphasis"><text:span text:style-name="T214">Wake up:</text:span></text:span></text:p>
      <text:p text:style-name="P26"><text:span text:style-name="Strong_20_Emphasis"><text:span text:style-name="T214">Fu: I want to sleep</text:span></text:span></text:p>
      <text:p text:style-name="P26"><text:span text:style-name="Strong_20_Emphasis"><text:span text:style-name="T213">sleep</text:span></text:span><text:span text:style-name="Strong_20_Emphasis"><text:span text:style-name="T214">(if chosen instead of wake up)</text:span></text:span><text:span text:style-name="Strong_20_Emphasis"><text:span text:style-name="T213">:</text:span></text:span></text:p>
      <text:p text:style-name="P63"><text:span text:style-name="Strong_20_Emphasis"><text:span text:style-name="T214">Fu:…</text:span></text:span></text:p>
      <text:p text:style-name="P64"><text:span text:style-name="Strong_20_Emphasis"><text:span text:style-name="T280">bad end</text:span></text:span></text:p>
      <text:p text:style-name="P65"><text:span text:style-name="Strong_20_Emphasis"><text:span text:style-name="T281">phone show </text:span></text:span><text:span text:style-name="Strong_20_Emphasis"><text:span text:style-name="T282">missed calls and texts</text:span></text:span><text:span text:style-name="Strong_20_Emphasis"><text:span text:style-name="T214"> </text:span></text:span></text:p>
      <text:p text:style-name="P100"><text:span text:style-name="Strong_20_Emphasis"><text:span text:style-name="T215">*knock knock” </text:span></text:span><text:span text:style-name="Strong_20_Emphasis"><text:span text:style-name="T342">sound</text:span></text:span></text:p>
      <text:p text:style-name="P101"><text:span text:style-name="Strong_20_Emphasis"><text:span text:style-name="T359">If wake up count = 0:</text:span></text:span></text:p>
      <text:p text:style-name="P98"><text:span text:style-name="Strong_20_Emphasis"><text:span text:style-name="T214">(blackscreen → <text:s/></text:span></text:span><text:span text:style-name="Strong_20_Emphasis"><text:span text:style-name="T341">god ...</text:span></text:span><text:span text:style-name="Strong_20_Emphasis"><text:span text:style-name="T214">“</text:span></text:span><text:span text:style-name="Strong_20_Emphasis">Fu is sleeping, </text:span><text:span text:style-name="Strong_20_Emphasis"><text:span text:style-name="T358">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41">.</text:span></text:span><text:span text:style-name="Strong_20_Emphasis"><text:span text:style-name="T214">”</text:span></text:span></text:p>
      <text:p text:style-name="P101"><text:span text:style-name="Strong_20_Emphasis"><text:span text:style-name="T359">If wake up count &gt;1:</text:span></text:span></text:p>
      <text:p text:style-name="P101"><text:span text:style-name="Strong_20_Emphasis"><text:span text:style-name="T214">(blackscreen → <text:s/></text:span></text:span><text:span text:style-name="Strong_20_Emphasis"><text:span text:style-name="T341">god ...</text:span></text:span><text:span text:style-name="Strong_20_Emphasis"><text:span text:style-name="T214">“</text:span></text:span><text:span text:style-name="Strong_20_Emphasis">Fu is sleeping, </text:span><text:span text:style-name="Strong_20_Emphasis"><text:span text:style-name="T358">he didn’t take the pills. What a horrible ending. </text:span></text:span><text:span text:style-name="Strong_20_Emphasis"><text:span text:style-name="T359">Perhap you should try a bit harder to wake him up, </text:span></text:span><text:span text:style-name="Strong_20_Emphasis"><text:span text:style-name="T360">I will help you.</text:span></text:span></text:p>
      <text:p text:style-name="P102"><text:span text:style-name="Strong_20_Emphasis"><text:span text:style-name="T361">Remove sleep choice</text:span></text:span></text:p>
      <text:p text:style-name="P99"><text:span text:style-name="Strong_20_Emphasis"><text:span text:style-name="T358">remove sleep choice </text:span></text:span><text:span text:style-name="Strong_20_Emphasis"><text:span text:style-name="T362">and go back to wake up scene</text:span></text:span></text:p>
      <text:p text:style-name="P26"><text:span text:style-name="Strong_20_Emphasis"><text:span text:style-name="T214">sleep(when all wake up option clicked and only sleep option left):</text:span></text:span></text:p>
      <text:p text:style-name="P64"><text:span text:style-name="Strong_20_Emphasis"><text:span text:style-name="T280">continue</text:span></text:span></text:p>
      <text:p text:style-name="P26"><text:span text:style-name="Strong_20_Emphasis"><text:span text:style-name="T214">Fu:...</text:span></text:span></text:p>
      <text:p text:style-name="P27"><text:span text:style-name="Strong_20_Emphasis"><text:span text:style-name="T215">*knock knock”</text:span></text:span></text:p>
      <text:p text:style-name="P34"><text:span text:style-name="Strong_20_Emphasis"><text:span text:style-name="T225">Fu:…...</text:span></text:span></text:p>
      <text:p text:style-name="P50"><text:soft-page-break/><text:span text:style-name="Strong_20_Emphasis"><text:span text:style-name="T226">+2</text:span></text:span></text:p>
      <text:p text:style-name="P51"><text:span text:style-name="Strong_20_Emphasis"><text:span text:style-name="T239">*update missed call*</text:span></text:span></text:p>
      <text:p text:style-name="P27"><text:span text:style-name="Strong_20_Emphasis"><text:span text:style-name="T215">Yuka: Fu~, are you sleeping?</text:span></text:span></text:p>
      <text:p text:style-name="P27"><text:span text:style-name="Strong_20_Emphasis"><text:span text:style-name="T215">Yuka: We are late. Fu~, wake up.</text:span></text:span></text:p>
      <text:p text:style-name="P27"><text:span text:style-name="Strong_20_Emphasis"><text:span text:style-name="T215">Fu:…</text:span></text:span></text:p>
      <text:p text:style-name="P27"><text:span text:style-name="Strong_20_Emphasis"><text:span text:style-name="T215">Fu: coming!, stop knocking!</text:span></text:span></text:p>
      <text:p text:style-name="P199" loext:marker-style-name="T1"><text:span text:style-name="T1">(</text:span><text:span text:style-name="T4">M</text:span><text:span text:style-name="T1">orning)</text:span></text:p>
      <text:p text:style-name="P151" loext:marker-style-name="T1"><text:span text:style-name="Strong_20_Emphasis"><text:span text:style-name="T136">Yuka</text:span></text:span><text:span text:style-name="T1">: Morning, Fu!<text:line-break/></text:span><text:span text:style-name="Strong_20_Emphasis"><text:span text:style-name="T136">Fu</text:span></text:span><text:span text:style-name="T1">: …<text:line-break/></text:span><text:span text:style-name="Strong_20_Emphasis"><text:span text:style-name="T136">Fu</text:span></text:span><text:span text:style-name="T1">: Morning, Yuka.<text:line-break/></text:span><text:span text:style-name="Strong_20_Emphasis"><text:span text:style-name="T136">Yuka</text:span></text:span><text:span text:style-name="T1">: Are you okay?<text:line-break/></text:span><text:span text:style-name="Strong_20_Emphasis"><text:span text:style-name="T136">Fu</text:span></text:span><text:span text:style-name="T1">: I’m fine…<text:line-break/></text:span><text:span text:style-name="Strong_20_Emphasis"><text:span text:style-name="T136">Fu</text:span></text:span><text:span text:style-name="T1">: My family was arguing last night, so it was hard for me to sleep.<text:line-break/></text:span><text:span text:style-name="Strong_20_Emphasis"><text:span text:style-name="T136">Yuka</text:span></text:span><text:span text:style-name="T1"> (sad): I’m so sorry to hear that…<text:line-break/></text:span><text:span text:style-name="Strong_20_Emphasis"><text:span text:style-name="T136">Fu</text:span></text:span><text:span text:style-name="T1">: No, Yuka, it’s fine. It’s my fault for being so powerless that I can’t change anything in my life.<text:line-break/></text:span><text:span text:style-name="Strong_20_Emphasis"><text:span text:style-name="T136">Fu</text:span></text:span><text:span text:style-name="T1"> (thinking): </text:span><text:span text:style-name="Emphasis"><text:span text:style-name="T222">And I’m totally okay with it.</text:span></text:span><text:span text:style-name="T1"><text:line-break/></text:span><text:span text:style-name="Strong_20_Emphasis"><text:span text:style-name="T136">Fu</text:span></text:span><text:span text:style-name="T1"> (thinking): </text:span><text:span text:style-name="Emphasis"><text:span text:style-name="T222">Like, how could life possibly get worse than it already has?</text:span></text:span><text:span text:style-name="T1"><text:line-break/></text:span></text:p>
      <text:p text:style-name="P152" loext:marker-style-name="T1"><text:span text:style-name="Strong_20_Emphasis"><text:span text:style-name="T41">Yuka(angry): quit groanning, </text:span></text:span><text:span text:style-name="Strong_20_Emphasis"><text:span text:style-name="T42">carry the basket </text:span></text:span><text:span text:style-name="Strong_20_Emphasis"><text:span text:style-name="T41">and let’s go for a walk </text:span></text:span><text:span text:style-name="Strong_20_Emphasis"><text:span text:style-name="T43">(give basket)</text:span></text:span></text:p>
      <text:p text:style-name="P152" loext:marker-style-name="T1"><text:span text:style-name="Strong_20_Emphasis"><text:span text:style-name="T41">Fu: </text:span></text:span><text:span text:style-name="Strong_20_Emphasis"><text:span text:style-name="T44">How </text:span></text:span><text:span text:style-name="Strong_20_Emphasis"><text:span text:style-name="T41">wonderful!, like a cherry on top of the cake</text:span></text:span></text:p>
      <text:p text:style-name="P152" loext:marker-style-name="T1"><text:span text:style-name="Strong_20_Emphasis"><text:span text:style-name="T41">Yuka</text:span></text:span><text:span text:style-name="Strong_20_Emphasis"><text:span text:style-name="T42">(smile)</text:span></text:span><text:span text:style-name="Strong_20_Emphasis"><text:span text:style-name="T41">: <text:s/></text:span></text:span><text:span text:style-name="Strong_20_Emphasis"><text:span text:style-name="T45">You’</text:span></text:span><text:span text:style-name="Strong_20_Emphasis"><text:span text:style-name="T46">re</text:span></text:span><text:span text:style-name="Strong_20_Emphasis"><text:span text:style-name="T45"> welcome!.</text:span></text:span></text:p>
      <text:p text:style-name="P153" loext:marker-style-name="T1"><text:span text:style-name="Strong_20_Emphasis"><text:span text:style-name="T20">0:</text:span></text:span></text:p>
      <text:p text:style-name="P153" loext:marker-style-name="T1"><text:span text:style-name="Strong_20_Emphasis"><text:span text:style-name="T136">Yuka</text:span></text:span><text:span text:style-name="Strong_20_Emphasis"><text:span text:style-name="T1">: Morning, Fu!<text:line-break/></text:span></text:span><text:span text:style-name="Strong_20_Emphasis"><text:span text:style-name="T136">Fu</text:span></text:span><text:span text:style-name="Strong_20_Emphasis"><text:span text:style-name="T1">: …<text:line-break/></text:span></text:span><text:span text:style-name="Strong_20_Emphasis"><text:span text:style-name="T136">Fu</text:span></text:span><text:span text:style-name="Strong_20_Emphasis"><text:span text:style-name="T1">: Morning, Yuka.<text:line-break/></text:span></text:span><text:soft-page-break/><text:span text:style-name="Strong_20_Emphasis"><text:span text:style-name="T136">Yuka</text:span></text:span><text:span text:style-name="Strong_20_Emphasis"><text:span text:style-name="T1">: Are you okay?<text:line-break/></text:span></text:span><text:span text:style-name="Strong_20_Emphasis"><text:span text:style-name="T136">Fu</text:span></text:span><text:span text:style-name="Strong_20_Emphasis"><text:span text:style-name="T1">: I’</text:span></text:span><text:span text:style-name="Strong_20_Emphasis"><text:span text:style-name="T47">M FINE</text:span></text:span><text:span text:style-name="Strong_20_Emphasis"><text:span text:style-name="T20">!</text:span></text:span></text:p>
      <text:p text:style-name="P153" loext:marker-style-name="T1"><text:span text:style-name="Strong_20_Emphasis"><text:span text:style-name="T20">Yuka(concern):…</text:span></text:span></text:p>
      <text:p text:style-name="P153" loext:marker-style-name="T1"><text:span text:style-name="Strong_20_Emphasis"><text:span text:style-name="T20">Fu: I’m fine, sorry for yelling</text:span></text:span></text:p>
      <text:p text:style-name="P153" loext:marker-style-name="T1"><text:span text:style-name="Strong_20_Emphasis"><text:span text:style-name="T20">Yuka: it’s okay Fu, if I anything I can help, tell me okay?</text:span></text:span></text:p>
      <text:p text:style-name="P153" loext:marker-style-name="T1"><text:span text:style-name="Strong_20_Emphasis"><text:span text:style-name="T20">Fu:…</text:span></text:span></text:p>
      <text:p text:style-name="P153" loext:marker-style-name="T1"><text:span text:style-name="Strong_20_Emphasis"><text:span text:style-name="T20">Fu: Okay.</text:span></text:span></text:p>
      <text:p text:style-name="P154" loext:marker-style-name="T1"><text:span text:style-name="Strong_20_Emphasis"><text:span text:style-name="T24">*emotional music*</text:span></text:span></text:p>
      <text:p text:style-name="P200" loext:marker-style-name="T1"><text:span text:style-name="Strong_20_Emphasis"><text:span text:style-name="T48">Fu:(thinking) </text:span></text:span><text:span text:style-name="Strong_20_Emphasis"><text:span text:style-name="T24">"I don’t want to do anything. I don’t want to talk to anyone."</text:span></text:span></text:p>
      <text:p text:style-name="P201" loext:marker-style-name="T1"><text:span text:style-name="Strong_20_Emphasis"><text:span text:style-name="T49">Yuka</text:span></text:span><text:span text:style-name="Strong_20_Emphasis"><text:span text:style-name="T51">(smile)</text:span></text:span><text:span text:style-name="Strong_20_Emphasis"><text:span text:style-name="T49">: hey~, cheer up</text:span></text:span></text:p>
      <text:p text:style-name="P202" loext:marker-style-name="T1"><text:span text:style-name="Strong_20_Emphasis"><text:span text:style-name="T49">Yuka</text:span></text:span><text:span text:style-name="Strong_20_Emphasis"><text:span text:style-name="T52">(smile)</text:span></text:span><text:span text:style-name="Strong_20_Emphasis"><text:span text:style-name="T49">: Let’s blow some steam off at the park </text:span></text:span></text:p>
      <text:p text:style-name="P202" loext:marker-style-name="T1"><text:span text:style-name="Strong_20_Emphasis"><text:span text:style-name="T53">Yuka(smile): </text:span></text:span><text:span text:style-name="Strong_20_Emphasis"><text:span text:style-name="T49">an</text:span></text:span><text:span text:style-name="Strong_20_Emphasis"><text:span text:style-name="T54">d enjoy our picnic together </text:span></text:span><text:span text:style-name="Strong_20_Emphasis"><text:span text:style-name="T55">(picnic basket image)</text:span></text:span></text:p>
      <text:p text:style-name="P203" loext:marker-style-name="T1"><text:span text:style-name="Strong_20_Emphasis"><text:span text:style-name="T50">Fu</text:span></text:span><text:span text:style-name="Strong_20_Emphasis"><text:span text:style-name="T56">(thinking): I take the basket without complaining</text:span></text:span></text:p>
      <text:p text:style-name="P204" loext:marker-style-name="T1"><text:span text:style-name="Strong_20_Emphasis"><text:span text:style-name="T57">Fu: Bet.</text:span></text:span></text:p>
      <text:p text:style-name="P153" loext:marker-style-name="T1"><text:span text:style-name="Strong_20_Emphasis"><text:span text:style-name="T20">-2:</text:span></text:span></text:p>
      <text:p text:style-name="P153" loext:marker-style-name="T1"><text:span text:style-name="Strong_20_Emphasis"><text:span text:style-name="T20">(door slam)</text:span></text:span></text:p>
      <text:p text:style-name="P153" loext:marker-style-name="T1"><text:span text:style-name="Strong_20_Emphasis"><text:span text:style-name="T20">Yuka(concern): Morning Fu…</text:span></text:span></text:p>
      <text:p text:style-name="P155" loext:marker-style-name="T1"><text:soft-page-break/><text:span text:style-name="Strong_20_Emphasis"><text:span text:style-name="T24">*emotional music*</text:span></text:span></text:p>
      <text:p text:style-name="P156" loext:marker-style-name="T1"><text:span text:style-name="Strong_20_Emphasis"><text:span text:style-name="T61">Fu:</text:span></text:span><text:span text:style-name="Strong_20_Emphasis"><text:span text:style-name="T20">“I g</text:span></text:span><text:span text:style-name="Strong_20_Emphasis"><text:span text:style-name="T61">i</text:span></text:span><text:span text:style-name="Strong_20_Emphasis"><text:span text:style-name="T20">ve her the clean lunchbox </text:span></text:span><text:span text:style-name="Strong_20_Emphasis"><text:span text:style-name="T62">and she took it with a smile</text:span></text:span><text:span text:style-name="Strong_20_Emphasis"><text:span text:style-name="T20">”</text:span></text:span></text:p>
      <text:p text:style-name="P156" loext:marker-style-name="T1"><text:span text:style-name="Strong_20_Emphasis"><text:span text:style-name="T62">Yuka(smile): “how was it?”</text:span></text:span><text:span text:style-name="Strong_20_Emphasis"><text:span text:style-name="T20"> </text:span></text:span></text:p>
      <text:p text:style-name="P157" loext:marker-style-name="T1"><text:span text:style-name="Strong_20_Emphasis"><text:span text:style-name="T21">Fu</text:span></text:span><text:span text:style-name="Strong_20_Emphasis"><text:span text:style-name="T61">(thinking):</text:span></text:span><text:span text:style-name="Strong_20_Emphasis"><text:span text:style-name="T21"> “I’m afraid of hurting her. Or I’m just too powerless to </text:span></text:span><text:span text:style-name="Strong_20_Emphasis"><text:span text:style-name="T22">be </text:span></text:span><text:span text:style-name="Strong_20_Emphasis"><text:span text:style-name="T21">able to speak to her, I don’t want to say anything, I just want to kill myself. </text:span></text:span><text:span text:style-name="Strong_20_Emphasis"><text:span text:style-name="T23">I just want to be alone</text:span></text:span><text:span text:style-name="Strong_20_Emphasis"><text:span text:style-name="T20">”</text:span></text:span></text:p>
      <text:p text:style-name="P156" loext:marker-style-name="T1"><text:span text:style-name="Strong_20_Emphasis"><text:span text:style-name="T62">Fu: Salty?</text:span></text:span></text:p>
      <text:p text:style-name="P156" loext:marker-style-name="T1"><text:span text:style-name="Strong_20_Emphasis"><text:span text:style-name="T62">Yuka(sad):really?</text:span></text:span></text:p>
      <text:p text:style-name="P156" loext:marker-style-name="T1"><text:span text:style-name="Strong_20_Emphasis"><text:span text:style-name="T62">Fu: Oh, sorry, I don’t know, I hardly tasted anything</text:span></text:span></text:p>
      <text:p text:style-name="P156" loext:marker-style-name="T1"><text:span text:style-name="Strong_20_Emphasis"><text:span text:style-name="T62">Yuka(smile): No, I understand, you don’t need to be sorry, </text:span></text:span><text:span text:style-name="Strong_20_Emphasis"><text:span text:style-name="T63">I’m happy that you finished the box</text:span></text:span></text:p>
      <text:p text:style-name="P155" loext:marker-style-name="T1"><text:span text:style-name="Strong_20_Emphasis"><text:span text:style-name="T20">Yuka: </text:span></text:span><text:span text:style-name="Strong_20_Emphasis"><text:span text:style-name="T58">Are you free? Perhap we can go for a picnic? (show picnic basket)</text:span></text:span></text:p>
      <text:p text:style-name="P158" loext:marker-style-name="T1"><text:span text:style-name="Strong_20_Emphasis"><text:span text:style-name="T59">Fu:…</text:span></text:span></text:p>
      <text:p text:style-name="P159" loext:marker-style-name="T1"><text:span text:style-name="Strong_20_Emphasis"><text:span text:style-name="T59">Fu:</text:span></text:span><text:span text:style-name="Strong_20_Emphasis"><text:span text:style-name="T64">I guess.</text:span></text:span></text:p>
      <text:p text:style-name="P159" loext:marker-style-name="T1"><text:span text:style-name="Strong_20_Emphasis"><text:span text:style-name="T59">Fu(</text:span></text:span><text:span text:style-name="Strong_20_Emphasis"><text:span text:style-name="T64">whisper):</text:span></text:span><text:span text:style-name="Strong_20_Emphasis"><text:span text:style-name="T59"> Like I have anything else </text:span></text:span><text:span text:style-name="Strong_20_Emphasis"><text:span text:style-name="T60">better</text:span></text:span><text:span text:style-name="Strong_20_Emphasis"><text:span text:style-name="T59"> to do with my life</text:span></text:span></text:p>
      <text:p text:style-name="P52"><text:span text:style-name="Strong_20_Emphasis"><text:span text:style-name="T279">park scene:</text:span></text:span></text:p>
      <text:p text:style-name="P25"><text:span text:style-name="Strong_20_Emphasis"/></text:p>
      <text:p text:style-name="P3"><text:span text:style-name="Strong_20_Emphasis"><text:span text:style-name="T293">blackscreen: next day</text:span></text:span></text:p>
      <text:p text:style-name="P3"><text:span text:style-name="Strong_20_Emphasis"><text:span text:style-name="T293">(alarm beeping)</text:span></text:span></text:p>
      <text:p text:style-name="P3"><text:span text:style-name="Strong_20_Emphasis"><text:span text:style-name="T293">Fu:…(shut alarm)</text:span></text:span></text:p>
      <text:p text:style-name="P3"><text:span text:style-name="Strong_20_Emphasis"><text:span text:style-name="T293">Fu (thinking): No voices today, thank god</text:span></text:span></text:p>
      <text:p text:style-name="P3"><text:soft-page-break/><text:span text:style-name="Strong_20_Emphasis"><text:span text:style-name="T293">(Open door): Yuka sitting waiting</text:span></text:span></text:p>
      <text:p text:style-name="P3"><text:span text:style-name="Strong_20_Emphasis"><text:span text:style-name="T293">Fu &amp; Yuka: Morning (Yuka surprise and blush)</text:span></text:span></text:p>
      <text:p text:style-name="P3"><text:span text:style-name="Strong_20_Emphasis"><text:span text:style-name="T293">Fu: thank you about yesterday. I wouldn’t know what to do without you</text:span></text:span></text:p>
      <text:p text:style-name="P3"><text:span text:style-name="Strong_20_Emphasis"><text:span text:style-name="T293">Yuka(concern smile): geez, no big deal</text:span></text:span></text:p>
      <text:p text:style-name="P3"><text:span text:style-name="Strong_20_Emphasis"><text:span text:style-name="T293">Yuka(blush): about yesterday morning, </text:span></text:span></text:p>
      <text:p text:style-name="P3"><text:span text:style-name="Strong_20_Emphasis"><text:span text:style-name="T293">Yuka(tere): I’ve thought about it…</text:span></text:span></text:p>
      <text:p text:style-name="P3"><text:span text:style-name="Strong_20_Emphasis"><text:span text:style-name="T293">Fu: about what?</text:span></text:span></text:p>
      <text:p text:style-name="P3"><text:span text:style-name="Strong_20_Emphasis"><text:span text:style-name="T293">Yuka(blush and grin): about being your girlfriend</text:span></text:span></text:p>
      <text:p text:style-name="P3"><text:span text:style-name="Strong_20_Emphasis"><text:span text:style-name="T293">Fu: oh damn, my bad, I was on drug at the moment</text:span></text:span></text:p>
      <text:p text:style-name="P3"><text:span text:style-name="Strong_20_Emphasis"><text:span text:style-name="T293">Yuka(angry): Shut up!</text:span></text:span></text:p>
      <text:p text:style-name="P3"><text:span text:style-name="Strong_20_Emphasis"><text:span text:style-name="T293">Fu:...</text:span></text:span></text:p>
      <text:p text:style-name="P3"><text:span text:style-name="Strong_20_Emphasis"><text:span text:style-name="T293">Yuka(blushing, adjust hair): I’ve thought about it, maybe we can D...-</text:span></text:span></text:p>
      <text:p text:style-name="P3"><text:span text:style-name="Strong_20_Emphasis"><text:span text:style-name="T293">Fu: D? Deez?</text:span></text:span></text:p>
      <text:p text:style-name="P3"><text:span text:style-name="Strong_20_Emphasis"><text:span text:style-name="T293">Yuka(angry blushing): Dating!</text:span></text:span></text:p>
      <text:p text:style-name="P3"><text:span text:style-name="Strong_20_Emphasis"><text:span text:style-name="T293">Yuka(angry blush eyes closed): We can date, You fool.</text:span></text:span></text:p>
      <text:p text:style-name="P3"><text:span text:style-name="Strong_20_Emphasis"><text:span text:style-name="T293">(background become colorful)</text:span></text:span></text:p>
      <text:p text:style-name="P3"><text:span text:style-name="Strong_20_Emphasis"><text:span text:style-name="T293">Fu: what a life changing event</text:span></text:span></text:p>
      <text:p text:style-name="P3"><text:span text:style-name="Strong_20_Emphasis"><text:span text:style-name="T293">Yuka(grin): yeah, better be grateful</text:span></text:span></text:p>
      <text:p text:style-name="P3"><text:span text:style-name="Strong_20_Emphasis"><text:span text:style-name="T293">Yuka(smile): what are you gonna do without me?</text:span></text:span></text:p>
      <text:p text:style-name="P3"><text:span text:style-name="Strong_20_Emphasis"><text:span text:style-name="T293">scene 4.5: retrospect</text:span></text:span></text:p>
      <text:p text:style-name="P3"><text:span text:style-name="Strong_20_Emphasis"><text:span text:style-name="T293">(imagining about Yuka) </text:span></text:span></text:p>
      <text:p text:style-name="P3"><text:span text:style-name="Strong_20_Emphasis"><text:span text:style-name="T293">Fu: first date,… tomorrow…Hehe. Gahahaha, Not bad, not bad at all</text:span></text:span></text:p>
      <text:p text:style-name="P3"><text:soft-page-break/><text:span text:style-name="Strong_20_Emphasis"><text:span text:style-name="T293">scene 5: at the park</text:span></text:span></text:p>
      <text:p text:style-name="P3"><text:span text:style-name="Strong_20_Emphasis"><text:span text:style-name="T293">Fu: *huff* *huff*, Yuka, you are *huff* early</text:span></text:span></text:p>
      <text:p text:style-name="P3"><text:span text:style-name="Strong_20_Emphasis"><text:span text:style-name="T293">Yuka: You are late! At our very first date</text:span></text:span></text:p>
      <text:p text:style-name="P3"><text:span text:style-name="Strong_20_Emphasis"><text:span text:style-name="T293">Fu: Sorry, I stay up late last night</text:span></text:span></text:p>
      <text:p text:style-name="P3"><text:span text:style-name="Strong_20_Emphasis"><text:span text:style-name="T293">Yuka(frown, blush): you are not alone.</text:span></text:span></text:p>
      <text:p text:style-name="P3"><text:span text:style-name="Strong_20_Emphasis"><text:span text:style-name="T293">Fu: what? Can you say it again, I was out of breath</text:span></text:span></text:p>
      <text:p text:style-name="P3"><text:span text:style-name="Strong_20_Emphasis"><text:span text:style-name="T293">Yuka(angry) : nothing, I said you should work on your pudgy body</text:span></text:span></text:p>
      <text:p text:style-name="P3"><text:span text:style-name="Strong_20_Emphasis"><text:span text:style-name="T293">Fu: rule number 1: body shaming is not allow when dating</text:span></text:span></text:p>
      <text:p text:style-name="P3"><text:span text:style-name="Strong_20_Emphasis"><text:span text:style-name="T293">Yuka(frown, eyes closed): whatever</text:span></text:span></text:p>
      <text:p text:style-name="P3"><text:span text:style-name="Strong_20_Emphasis"><text:span text:style-name="T293">accompany with yuka</text:span></text:span></text:p>
      <text:p text:style-name="P3"><text:span text:style-name="Strong_20_Emphasis"><text:span text:style-name="T293">Fu (thinking): being this close with her is like a dream, she’s always been so fragile, like it’s only take one touch to make her disappear.</text:span></text:span></text:p>
      <text:p text:style-name="P3"><text:span text:style-name="Strong_20_Emphasis"><text:span text:style-name="T293">(clank) Fu: ouch, hey! Are you blind or what? (Kenji (a muscular man) appear)</text:span></text:span></text:p>
      <text:p text:style-name="P3"><text:span text:style-name="Strong_20_Emphasis"><text:span text:style-name="T293">Fu(thinking): shit, he’s twice bigger than me and he’s fit</text:span></text:span></text:p>
      <text:p text:style-name="P3"><text:span text:style-name="Strong_20_Emphasis"><text:span text:style-name="T293">???: oh you are Fu, the quiet boy Melly told me about</text:span></text:span></text:p>
      <text:p text:style-name="P3"><text:span text:style-name="Strong_20_Emphasis"><text:span text:style-name="T293">Fu: Melly? Who are you?</text:span></text:span></text:p>
      <text:p text:style-name="P3"><text:span text:style-name="Strong_20_Emphasis"><text:span text:style-name="T293">Kenji: I’m Kenji, Careful, don’t stare too hard,you might get jealous</text:span></text:span></text:p>
      <text:p text:style-name="P3"><text:span text:style-name="Strong_20_Emphasis"><text:span text:style-name="T293">Fu: jealous? Me jealous of your stupid muscles? I can easily lift double your pr</text:span></text:span></text:p>
      <text:p text:style-name="P3"><text:span text:style-name="Strong_20_Emphasis"><text:span text:style-name="T293">Kenji(grin):welp, better done than said<text:line-break/>On the bench: </text:span></text:span></text:p>
      <text:p text:style-name="P3"><text:span text:style-name="Strong_20_Emphasis"><text:span text:style-name="T293">Yuka: You can do it Fu!! </text:span></text:span></text:p>
      <text:p text:style-name="P3"><text:span text:style-name="Strong_20_Emphasis"><text:span text:style-name="T293">fable mini game</text:span></text:span></text:p>
      <text:p text:style-name="P2"><text:span text:style-name="Source_20_Text"><text:span text:style-name="T293">init 15 python:</text:span></text:span></text:p>
      <text:p text:style-name="Preformatted_20_Text"><text:soft-page-break/><text:span text:style-name="Source_20_Text"><text:span text:style-name="T293"><text:s text:c="4"/>fable_minigame_bar = 0</text:span></text:span></text:p>
      <text:p text:style-name="Preformatted_20_Text"><text:span text:style-name="Source_20_Text"><text:span text:style-name="T293"><text:s text:c="4"/>fable_minigame_score = 0</text:span></text:span></text:p>
      <text:p text:style-name="Preformatted_20_Text"><text:span text:style-name="Source_20_Text"><text:span text:style-name="T293"><text:s text:c="4"/>fable_you_press_button = 0</text:span></text:span></text:p>
      <text:p text:style-name="Preformatted_20_Text"><text:span text:style-name="Source_20_Text"><text:span text:style-name="T293">init:</text:span></text:span></text:p>
      <text:p text:style-name="Preformatted_20_Text"><text:span text:style-name="Source_20_Text"><text:span text:style-name="T293"><text:s text:c="4"/>transform fable_point_move(frp):</text:span></text:span></text:p>
      <text:p text:style-name="Preformatted_20_Text"><text:span text:style-name="Source_20_Text"><text:span text:style-name="T293"><text:s text:c="8"/>subpixel True</text:span></text:span></text:p>
      <text:p text:style-name="Preformatted_20_Text"><text:span text:style-name="Source_20_Text"><text:span text:style-name="T293"><text:s text:c="8"/>rotate_pad True</text:span></text:span></text:p>
      <text:p text:style-name="Preformatted_20_Text"><text:span text:style-name="Source_20_Text"><text:span text:style-name="T293"><text:s text:c="8"/>align(0.5,-0.53)</text:span></text:span></text:p>
      <text:p text:style-name="Preformatted_20_Text"><text:span text:style-name="Source_20_Text"><text:span text:style-name="T293"><text:s text:c="8"/>rotate frp</text:span></text:span></text:p>
      <text:p text:style-name="Preformatted_20_Text"><text:span text:style-name="Source_20_Text"><text:span text:style-name="T293"><text:s text:c="8"/></text:span></text:span></text:p>
      <text:p text:style-name="Preformatted_20_Text"><text:span text:style-name="Source_20_Text"><text:span text:style-name="T293">screen fable_2_minigame1:</text:span></text:span></text:p>
      <text:p text:style-name="Preformatted_20_Text"><text:span text:style-name="Source_20_Text"><text:span text:style-name="T293"><text:s text:c="4"/>add "minigame/Fable_bar.png" align(0.5,0.5)</text:span></text:span></text:p>
      <text:p text:style-name="Preformatted_20_Text"><text:span text:style-name="Source_20_Text"><text:span text:style-name="T293"><text:s text:c="4"/>add "minigame/Fable_point.png" at fable_point_move(fable_minigame_bar)</text:span></text:span></text:p>
      <text:p text:style-name="Preformatted_20_Text"><text:span text:style-name="Source_20_Text"><text:span text:style-name="T293"><text:s text:c="4"/>text "[fable_minigame_score]" align(0.5,0.1)</text:span></text:span></text:p>
      <text:p text:style-name="Preformatted_20_Text"><text:span text:style-name="Source_20_Text"><text:span text:style-name="T293"><text:s text:c="4"/>text "[fable_minigame_bar]" align(0.5,0.2)</text:span></text:span></text:p>
      <text:p text:style-name="Preformatted_20_Text"><text:span text:style-name="Source_20_Text"><text:span text:style-name="T293"><text:s text:c="4"/>text "[fable_you_press_button]" align(0.5,0.3)</text:span></text:span></text:p>
      <text:p text:style-name="Preformatted_20_Text"><text:span text:style-name="Source_20_Text"><text:span text:style-name="T293"><text:s text:c="4"/></text:span></text:span></text:p>
      <text:p text:style-name="Preformatted_20_Text"><text:span text:style-name="Source_20_Text"><text:span text:style-name="T293"><text:s text:c="4"/>if fable_minigame_bar &gt;= -14 and fable_minigame_bar &lt;= 14:</text:span></text:span></text:p>
      <text:p text:style-name="Preformatted_20_Text"><text:span text:style-name="Source_20_Text"><text:span text:style-name="T293"><text:s text:c="8"/>key "K_SPACE":</text:span></text:span></text:p>
      <text:p text:style-name="Preformatted_20_Text"><text:span text:style-name="Source_20_Text"><text:span text:style-name="T293"><text:s text:c="12"/>if fable_you_press_button == 0:</text:span></text:span></text:p>
      <text:p text:style-name="Preformatted_20_Text"><text:span text:style-name="Source_20_Text"><text:span text:style-name="T293"><text:s text:c="16"/>if fable_minigame_score &lt; 14:</text:span></text:span></text:p>
      <text:p text:style-name="Preformatted_20_Text"><text:span text:style-name="Source_20_Text"><text:span text:style-name="T293"><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93"><text:s text:c="16"/>else:</text:span></text:span></text:p>
      <text:p text:style-name="Preformatted_20_Text"><text:span text:style-name="Source_20_Text"><text:span text:style-name="T293"><text:s text:c="20"/>action Jump("end")</text:span></text:span></text:p>
      <text:p text:style-name="Preformatted_20_Text"><text:span text:style-name="Source_20_Text"><text:span text:style-name="T293"><text:s text:c="12"/>elif fable_you_press_button == 1:</text:span></text:span></text:p>
      <text:p text:style-name="Preformatted_20_Text"><text:span text:style-name="Source_20_Text"><text:span text:style-name="T293"><text:s text:c="16"/>action SetVariable("fable_minigame_score", fable_minigame_score + 0)</text:span></text:span></text:p>
      <text:p text:style-name="Preformatted_20_Text"><text:span text:style-name="Source_20_Text"><text:span text:style-name="T293"><text:s text:c="4"/>else:</text:span></text:span></text:p>
      <text:p text:style-name="Preformatted_20_Text"><text:span text:style-name="Source_20_Text"><text:span text:style-name="T293"><text:s text:c="8"/>key "K_SPACE" action [SetVariable("fable_minigame_score", 0), Show("you_press_button_bad")]</text:span></text:span></text:p>
      <text:p text:style-name="Preformatted_20_Text"><text:span text:style-name="Source_20_Text"><text:span text:style-name="T293"><text:s text:c="4"/></text:span></text:span></text:p>
      <text:p text:style-name="Preformatted_20_Text"><text:span text:style-name="Source_20_Text"><text:span text:style-name="T293">screen fable_timer_left:</text:span></text:span></text:p>
      <text:p text:style-name="Preformatted_20_Text"><text:span text:style-name="Source_20_Text"><text:span text:style-name="T293"><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93">screen fable_timer_right:</text:span></text:span></text:p>
      <text:p text:style-name="Preformatted_20_Text"><text:span text:style-name="Source_20_Text"><text:span text:style-name="T293"><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93"><text:s text:c="4"/></text:span></text:span></text:p>
      <text:p text:style-name="Preformatted_20_Text"><text:soft-page-break/><text:span text:style-name="Source_20_Text"><text:span text:style-name="T293">screen you_press_button_good:</text:span></text:span></text:p>
      <text:p text:style-name="Preformatted_20_Text"><text:span text:style-name="Source_20_Text"><text:span text:style-name="T293"><text:s text:c="4"/>text "{color=#1e8e00}Good Work!{/color}" at fable_move_good</text:span></text:span></text:p>
      <text:p text:style-name="Preformatted_20_Text"><text:span text:style-name="Source_20_Text"><text:span text:style-name="T293"><text:s text:c="4"/>timer 1.0 action Hide("you_press_button_good")</text:span></text:span></text:p>
      <text:p text:style-name="Preformatted_20_Text"><text:span text:style-name="Source_20_Text"><text:span text:style-name="T293">screen you_press_button_bad:</text:span></text:span></text:p>
      <text:p text:style-name="Preformatted_20_Text"><text:span text:style-name="Source_20_Text"><text:span text:style-name="T293"><text:s text:c="4"/>#hbox at fable_move_bad:</text:span></text:span></text:p>
      <text:p text:style-name="Preformatted_20_Text"><text:span text:style-name="Source_20_Text"><text:span text:style-name="T293"><text:s text:c="4"/>text "{color=#950000}Ups...\nTry Again.{/color}" at fable_move_bad</text:span></text:span></text:p>
      <text:p text:style-name="Preformatted_20_Text"><text:span text:style-name="Source_20_Text"><text:span text:style-name="T293"><text:s text:c="4"/>timer 1.0 action Hide("you_press_button_bad")</text:span></text:span></text:p>
      <text:p text:style-name="Preformatted_20_Text"><text:span text:style-name="Source_20_Text"><text:span text:style-name="T293">transform fable_move_good:</text:span></text:span></text:p>
      <text:p text:style-name="Preformatted_20_Text"><text:span text:style-name="Source_20_Text"><text:span text:style-name="T293"><text:s text:c="4"/>align(0.5,0.5)</text:span></text:span></text:p>
      <text:p text:style-name="Preformatted_20_Text"><text:span text:style-name="Source_20_Text"><text:span text:style-name="T293"><text:s text:c="4"/>linear 0.05 zoom 1.3</text:span></text:span></text:p>
      <text:p text:style-name="Preformatted_20_Text"><text:span text:style-name="Source_20_Text"><text:span text:style-name="T293"><text:s text:c="4"/>linear 0.5 zoom 1.0 alpha 0.0</text:span></text:span></text:p>
      <text:p text:style-name="Preformatted_20_Text"><text:span text:style-name="Source_20_Text"><text:span text:style-name="T293">transform fable_move_bad:</text:span></text:span></text:p>
      <text:p text:style-name="Preformatted_20_Text"><text:span text:style-name="Source_20_Text"><text:span text:style-name="T293"><text:s text:c="4"/>align(0.5,0.5)</text:span></text:span></text:p>
      <text:p text:style-name="Preformatted_20_Text"><text:span text:style-name="Source_20_Text"><text:span text:style-name="T293"><text:s text:c="4"/>linear 0.04 xalign 0.5</text:span></text:span></text:p>
      <text:p text:style-name="Preformatted_20_Text"><text:span text:style-name="Source_20_Text"><text:span text:style-name="T293"><text:s text:c="4"/>linear 0.06 xalign 0.495</text:span></text:span></text:p>
      <text:p text:style-name="Preformatted_20_Text"><text:span text:style-name="Source_20_Text"><text:span text:style-name="T293"><text:s text:c="4"/>linear 0.06 xalign 0.515</text:span></text:span></text:p>
      <text:p text:style-name="Preformatted_20_Text"><text:span text:style-name="Source_20_Text"><text:span text:style-name="T293"><text:s text:c="4"/>linear 0.06 xalign 0.5</text:span></text:span></text:p>
      <text:p text:style-name="P5"><text:span text:style-name="Source_20_Text"><text:span text:style-name="T293"><text:s text:c="4"/>linear 0.5 alpha 0.0</text:span></text:span></text:p>
      <text:p text:style-name="P3"><text:span text:style-name="Strong_20_Emphasis"><text:span text:style-name="T293"/></text:span></text:p>
      <text:p text:style-name="P3"><text:span text:style-name="Strong_20_Emphasis"><text:span text:style-name="T293">-win: </text:span></text:span></text:p>
      <text:p text:style-name="P3"><text:span text:style-name="Strong_20_Emphasis"><text:span text:style-name="T293">Kenji(grin): wow, impressive, it’s not my pr but you really have a potential, I’m taking the L, ahahaha</text:span></text:span></text:p>
      <text:p text:style-name="P3"><text:span text:style-name="Strong_20_Emphasis"><text:span text:style-name="T293">-Lose: (kenji helped you with the weight)</text:span></text:span></text:p>
      <text:p text:style-name="P3"><text:span text:style-name="Strong_20_Emphasis"><text:span text:style-name="T293">Kenji(grin): not bad for a beginner, I bet you can easily do it with proper form</text:span></text:span></text:p>
      <text:p text:style-name="P3"><text:span text:style-name="Strong_20_Emphasis"><text:span text:style-name="T293">Kenji(grin eyes closed): wanna workout together?</text:span></text:span></text:p>
      <text:p text:style-name="P3"><text:span text:style-name="Strong_20_Emphasis"><text:span text:style-name="T293">Fu (thinking): this is the first time ever feel like this, just by lifting stupid weight, it’s kinda <text:s/>fun trying so hard for something meaningless.</text:span></text:span></text:p>
      <text:p text:style-name="P3"><text:span text:style-name="Strong_20_Emphasis"><text:span text:style-name="T293">Fu: maybe next time, I’m on a date with my girlfriend</text:span></text:span></text:p>
      <text:p text:style-name="P3"><text:span text:style-name="Strong_20_Emphasis"><text:span text:style-name="T293">Yuka (blush)</text:span></text:span></text:p>
      <text:p text:style-name="P3"><text:span text:style-name="Strong_20_Emphasis"><text:span text:style-name="T293">Kenji (grin): Girlfriend?, Oh I see, later then</text:span></text:span></text:p>
      <text:p text:style-name="P3"><text:span text:style-name="Strong_20_Emphasis"><text:span text:style-name="T293">Kenji: should never let the lady waiting</text:span></text:span></text:p>
      <text:p text:style-name="P3"><text:span text:style-name="Strong_20_Emphasis"><text:span text:style-name="T293">continue accompany</text:span></text:span></text:p>
      <text:p text:style-name="P3"><text:soft-page-break/><text:span text:style-name="Strong_20_Emphasis"><text:span text:style-name="T293">Yuka (glance,blush)</text:span></text:span></text:p>
      <text:p text:style-name="P3"><text:span text:style-name="Strong_20_Emphasis"><text:span text:style-name="T293">Fu (thinking): maybe I should try to get fit.</text:span></text:span></text:p>
      <text:p text:style-name="P3"><text:span text:style-name="Strong_20_Emphasis"><text:span text:style-name="T293">The realationship is a little bit weird after the proposal, we coudln’t talk normally without getting blush, we hang around for sometime and we just ended up watching romcom anime</text:span></text:span></text:p>
      <text:p text:style-name="P3"><text:span text:style-name="Strong_20_Emphasis"><text:span text:style-name="T293">Fu: Bwahaha, this scene is so unrealistic, there is no way this scenario would happen irl, those stupid authors are so delusional making these.</text:span></text:span></text:p>
      <text:p text:style-name="P3"><text:span text:style-name="Strong_20_Emphasis"><text:span text:style-name="T293">Yuka (concern)</text:span></text:span></text:p>
      <text:p text:style-name="P3"><text:span text:style-name="Strong_20_Emphasis"><text:span text:style-name="T293">Fu: those hypocrite definitely struggle making friend,they shut in and masturbating all day, <text:s/>oh yeah, and those who watch their anime too, imbeciles, getting hope to live over these dumbass happy endings. </text:span></text:span></text:p>
      <text:p text:style-name="P3"><text:span text:style-name="Strong_20_Emphasis"><text:span text:style-name="T293">Yuka (sad, tearing)</text:span></text:span></text:p>
      <text:p text:style-name="P3"><text:span text:style-name="Strong_20_Emphasis"><text:span text:style-name="T293">Fu: They should definitely end themselves, that’s their only happy ending.</text:span></text:span></text:p>
      <text:p text:style-name="P3"><text:span text:style-name="Strong_20_Emphasis"><text:span text:style-name="T293">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3"><text:span text:style-name="Strong_20_Emphasis"><text:span text:style-name="T293">Fu: I’m sorry…</text:span></text:span></text:p>
      <text:p text:style-name="P3"><text:span text:style-name="Strong_20_Emphasis"><text:span text:style-name="T293">Fu(thinking): I lost myself again, </text:span></text:span></text:p>
      <text:p text:style-name="P3"><text:span text:style-name="Strong_20_Emphasis"><text:span text:style-name="T293">in depth I always know that these insult are just targeting myself but noone else.</text:span></text:span></text:p>
      <text:p text:style-name="P3"><text:span text:style-name="Strong_20_Emphasis"><text:span text:style-name="T293"><text:s/>Whenever I feel sick of my life, I always tend to try to make the other suffer just like me.</text:span></text:span></text:p>
      <text:p text:style-name="P3"><text:span text:style-name="Strong_20_Emphasis"><text:span text:style-name="T293"><text:s/>I’m rotten to the core.</text:span></text:span></text:p>
      <text:p text:style-name="P3"><text:span text:style-name="Strong_20_Emphasis"><text:span text:style-name="T293"><text:s/>Maybe I’m the one who should kill myself. </text:span></text:span></text:p>
      <text:p text:style-name="P3"><text:span text:style-name="Strong_20_Emphasis"><text:span text:style-name="T293">…</text:span></text:span></text:p>
      <text:p text:style-name="P3"><text:span text:style-name="Strong_20_Emphasis"><text:span text:style-name="T293">No, I still have Yuka, at least I can try to make her happy.</text:span></text:span></text:p>
      <text:p text:style-name="P3"><text:span text:style-name="Strong_20_Emphasis"><text:span text:style-name="T293">Fu: Sorry Yuka, I didn’t mean it, </text:span></text:span></text:p>
      <text:p text:style-name="P3"><text:span text:style-name="Strong_20_Emphasis"><text:span text:style-name="T293">I’m overthinking it, </text:span></text:span></text:p>
      <text:p text:style-name="P3"><text:soft-page-break/><text:span text:style-name="Strong_20_Emphasis"><text:span text:style-name="T293">maybe life is just to live and goofing around, </text:span></text:span></text:p>
      <text:p text:style-name="P3"><text:span text:style-name="Strong_20_Emphasis"><text:span text:style-name="T293">being stupid ,</text:span></text:span></text:p>
      <text:p text:style-name="P3"><text:span text:style-name="Strong_20_Emphasis"><text:span text:style-name="T293"><text:s/>get marry, give birth and pass away when your family gathering around.</text:span></text:span></text:p>
      <text:p text:style-name="P3"><text:span text:style-name="Strong_20_Emphasis"><text:span text:style-name="T293">Yuka(concern smile)</text:span></text:span></text:p>
      <text:p text:style-name="P3"><text:span text:style-name="Strong_20_Emphasis"><text:span text:style-name="T293">Fu: yeah, even though it actually just dying alone</text:span></text:span></text:p>
      <text:p text:style-name="P3"><text:span text:style-name="Strong_20_Emphasis"><text:span text:style-name="T293">Yuka(angry)</text:span></text:span></text:p>
      <text:p text:style-name="P3"><text:span text:style-name="Strong_20_Emphasis"><text:span text:style-name="T293">Fu: and perhap nobody will remember you, and you will either see your loved ones die first or you will get to die in front of your loved ones</text:span></text:span></text:p>
      <text:p text:style-name="P3"><text:span text:style-name="Strong_20_Emphasis"><text:span text:style-name="T293">Yuka(yandere): Shut your damn mouth </text:span></text:span></text:p>
      <text:p text:style-name="P3"><text:span text:style-name="Strong_20_Emphasis"><text:span text:style-name="T293">Yuka: and watch the anime</text:span></text:span></text:p>
      <text:p text:style-name="P3"><text:span text:style-name="Strong_20_Emphasis"><text:span text:style-name="T293">Fu:…</text:span></text:span></text:p>
      <text:p text:style-name="P3"><text:span text:style-name="Strong_20_Emphasis"><text:span text:style-name="T293">...</text:span></text:span></text:p>
      <text:p text:style-name="P3"><text:span text:style-name="Strong_20_Emphasis"><text:span text:style-name="T293">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3"><text:span text:style-name="Strong_20_Emphasis"><text:span text:style-name="T293"><text:line-break/>Yuka (frown): Fu~, that’s why you should appreciate life more.<text:line-break/>I’m not asking you to enjoy it all, but you should enjoy the little things.</text:span></text:span></text:p>
      <text:p text:style-name="P3"><text:span text:style-name="Strong_20_Emphasis"><text:span text:style-name="T293"><text:line-break/>Yuka (smile): Like eating your favorite food, or just simply chilling in your house, watching anime with your girlfriend. You never know how long it will last.</text:span></text:span></text:p>
      <text:p text:style-name="P3"><text:span text:style-name="Strong_20_Emphasis"><text:span text:style-name="T293"><text:line-break/>Yuka (laugh): I know life hasn’t always been great, but it’s appreciable. We live in a meaningless life until we find it meaningful. Perhaps the first time we met can count as one.</text:span></text:span></text:p>
      <text:p text:style-name="P3"><text:span text:style-name="Strong_20_Emphasis"><text:span text:style-name="T293"><text:line-break/>Yuka (frown): Everyone in this world deserves happiness, and so do you, Fu. Promise me, Fu, don’t ever hurt yourself or anything else.</text:span></text:span></text:p>
      <text:p text:style-name="P3"><text:soft-page-break/><text:span text:style-name="Strong_20_Emphasis"><text:span text:style-name="T293"><text:line-break/>Yuka (grin): If you ever get hurt or something bad happens, just smile like an idiot and move on, okay?</text:span></text:span></text:p>
      <text:p text:style-name="P3"><text:span text:style-name="Strong_20_Emphasis"><text:span text:style-name="T293"><text:line-break/>Fu: I can’t comprehend you, but I’ll try.</text:span></text:span></text:p>
      <text:p text:style-name="P3"><text:span text:style-name="Strong_20_Emphasis"><text:span text:style-name="T293"><text:line-break/>Yuka (grin): Promise?</text:span></text:span></text:p>
      <text:p text:style-name="P3"><text:span text:style-name="Strong_20_Emphasis"><text:span text:style-name="T293"><text:line-break/>Fu: …<text:line-break/>Fu: Promise.</text:span></text:span></text:p>
      <text:p text:style-name="P3"><text:span text:style-name="Strong_20_Emphasis"><text:span text:style-name="T293"/></text:span></text:p>
      <text:p text:style-name="P3"><text:span text:style-name="Strong_20_Emphasis"><text:span text:style-name="T293">Scene 6: introspect</text:span></text:span></text:p>
      <text:p text:style-name="P3"><text:span text:style-name="Strong_20_Emphasis"><text:span text:style-name="T293">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3"><text:span text:style-name="Strong_20_Emphasis"><text:span text:style-name="T293">black screen: </text:span></text:span></text:p>
      <text:p text:style-name="P3"><text:span text:style-name="Strong_20_Emphasis"><text:span text:style-name="T293">Scene 7: Shopping mall</text:span></text:span></text:p>
      <text:p text:style-name="P3"><text:span text:style-name="Strong_20_Emphasis"><text:span text:style-name="T293">Fu: Ay, I’m on time</text:span></text:span></text:p>
      <text:p text:style-name="P3"><text:span text:style-name="Strong_20_Emphasis"><text:span text:style-name="T293">Yuka(angry): No, you are late, you should always come before your girlfriend</text:span></text:span></text:p>
      <text:p text:style-name="P3"><text:span text:style-name="Strong_20_Emphasis"><text:span text:style-name="T293">Fu: sorry, I was busy taking care of my new abs</text:span></text:span></text:p>
      <text:p text:style-name="P3"><text:span text:style-name="Strong_20_Emphasis"><text:span text:style-name="T293">Yuka(blush,tounge out): good for you</text:span></text:span></text:p>
      <text:p text:style-name="P3"><text:span text:style-name="Strong_20_Emphasis"><text:span text:style-name="T293"><text:s/>Accompany with Yuka</text:span></text:span></text:p>
      <text:p text:style-name="P3"><text:span text:style-name="Strong_20_Emphasis"><text:span text:style-name="T293">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3"><text:span text:style-name="Strong_20_Emphasis"><text:span text:style-name="T293">Yuka (smile): Wait here, I have a surprise for you</text:span></text:span></text:p>
      <text:p text:style-name="P3"><text:span text:style-name="Strong_20_Emphasis"><text:span text:style-name="T293">Fu: okay</text:span></text:span></text:p>
      <text:p text:style-name="P3"><text:soft-page-break/><text:span text:style-name="Strong_20_Emphasis"><text:span text:style-name="T293">???: Fu?</text:span></text:span></text:p>
      <text:p text:style-name="P3"><text:span text:style-name="Strong_20_Emphasis"><text:span text:style-name="T293">Melly: it’s actually you, you look better</text:span></text:span></text:p>
      <text:p text:style-name="P3"><text:span text:style-name="Strong_20_Emphasis"><text:span text:style-name="T293">Fu: Oh, Melly, Kenji told me about you</text:span></text:span></text:p>
      <text:p text:style-name="P3"><text:span text:style-name="Strong_20_Emphasis"><text:span text:style-name="T293">Melly(blush): He did?</text:span></text:span></text:p>
      <text:p text:style-name="P3"><text:span text:style-name="Strong_20_Emphasis"><text:span text:style-name="T293">Fu: yeah</text:span></text:span></text:p>
      <text:p text:style-name="P3"><text:span text:style-name="Strong_20_Emphasis"><text:span text:style-name="T293">Melly(smile): you going to the mall, alone? wanna hangout?</text:span></text:span></text:p>
      <text:p text:style-name="P3"><text:span text:style-name="Strong_20_Emphasis"><text:span text:style-name="T293">Fu: No, I’m with Yuka</text:span></text:span></text:p>
      <text:p text:style-name="P3"><text:span text:style-name="Strong_20_Emphasis"><text:span text:style-name="T293">Melly: Yuka?, who is Yuka?.</text:span></text:span></text:p>
      <text:p text:style-name="P3"><text:span text:style-name="Strong_20_Emphasis"><text:span text:style-name="T293">Fu: my girlfriend </text:span></text:span></text:p>
      <text:p text:style-name="P3"><text:span text:style-name="Strong_20_Emphasis"><text:span text:style-name="T293">Melly(sad):oh, you have a girlfriend?, sorry for bother then</text:span></text:span></text:p>
      <text:p text:style-name="P3"><text:span text:style-name="Strong_20_Emphasis"><text:span text:style-name="T293">Yuka: Tada, what do you think?</text:span></text:span></text:p>
      <text:p text:style-name="P3"><text:span text:style-name="Strong_20_Emphasis"><text:span text:style-name="T293">(Yuka in a kimono)</text:span></text:span></text:p>
      <text:p text:style-name="P3"><text:span text:style-name="Strong_20_Emphasis"><text:span text:style-name="T293">Fu(thinking): cutest creature in the world</text:span></text:span></text:p>
      <text:p text:style-name="P3"><text:span text:style-name="Strong_20_Emphasis"><text:span text:style-name="T293">Fu: A-average, You could’ve try better than this to impress me</text:span></text:span></text:p>
      <text:p text:style-name="P3"><text:span text:style-name="Strong_20_Emphasis"><text:span text:style-name="T293">Yuka (frown): jerk…</text:span></text:span></text:p>
      <text:p text:style-name="P3"><text:span text:style-name="Strong_20_Emphasis"><text:span text:style-name="T293">Fu(thinking): <text:s/>she’s cuter when she’s angry</text:span></text:span></text:p>
      <text:p text:style-name="P3"><text:span text:style-name="Strong_20_Emphasis"><text:span text:style-name="T293">Yuka (grin): You will pay for this</text:span></text:span></text:p>
      <text:p text:style-name="P3"><text:span text:style-name="Strong_20_Emphasis"><text:span text:style-name="T293">Yuka:Tada, How’s about this *wearing swimsuit*?</text:span></text:span></text:p>
      <text:p text:style-name="P3"><text:span text:style-name="Strong_20_Emphasis"><text:span text:style-name="T293">Fu: What the %&amp;^* are you doing?, there are people here.</text:span></text:span></text:p>
      <text:p text:style-name="P3"><text:span text:style-name="Strong_20_Emphasis"><text:span text:style-name="T293">Yuka: *grin* Tsundere</text:span></text:span></text:p>
      <text:p text:style-name="P3"><text:span text:style-name="Strong_20_Emphasis"><text:span text:style-name="T293">Fu: Go! Now</text:span></text:span></text:p>
      <text:p text:style-name="P3"><text:span text:style-name="Strong_20_Emphasis"><text:span text:style-name="T293">(changed)</text:span></text:span></text:p>
      <text:p text:style-name="P3"><text:soft-page-break/><text:span text:style-name="Strong_20_Emphasis"><text:span text:style-name="T293">Yuka: calm down Fu, hahaha.<text:line-break/>Fu(thinking): wow, she changed fast</text:span></text:span></text:p>
      <text:p text:style-name="P3"><text:span text:style-name="Strong_20_Emphasis"><text:span text:style-name="T293">Yuka(smile): To be honest.</text:span></text:span></text:p>
      <text:p text:style-name="P3"><text:span text:style-name="Strong_20_Emphasis"><text:span text:style-name="T293">Yuka(grin): You should buy me the kimono</text:span></text:span></text:p>
      <text:p text:style-name="P3"><text:span text:style-name="Strong_20_Emphasis"><text:span text:style-name="T293">Fu: You know that I don’t even have a job, my parents is living off my grandparents, and we already struggle with tuition fees for me and my little brother.</text:span></text:span></text:p>
      <text:p text:style-name="P3"><text:span text:style-name="Strong_20_Emphasis"><text:span text:style-name="T293">Yuka(frown): Fu, you shouldn’t go too hard for yourself, you deserve some fun, and-</text:span></text:span></text:p>
      <text:p text:style-name="P3"><text:span text:style-name="Strong_20_Emphasis"><text:span text:style-name="T293">Fu: You know nothing about me, have anyone ever call you a burden?</text:span></text:span></text:p>
      <text:p text:style-name="P3"><text:span text:style-name="Strong_20_Emphasis"><text:span text:style-name="T293">Yuka(sad):...</text:span></text:span></text:p>
      <text:p text:style-name="P3"><text:span text:style-name="Strong_20_Emphasis"><text:span text:style-name="T293">scene 8: retrospect </text:span></text:span></text:p>
      <text:p text:style-name="P3"><text:span text:style-name="Strong_20_Emphasis"><text:span text:style-name="T293">Fu(thinking): I’m such a piece of shit, I make her sad again, don’t even able to afford your girlfriend a kimono, why do I have to be poor like this, if only my family is rich, if only I don’t have a brother.</text:span></text:span></text:p>
      <text:p text:style-name="P3"><text:span text:style-name="Strong_20_Emphasis"><text:span text:style-name="T293">No, what am I thinking</text:span></text:span></text:p>
      <text:p text:style-name="P3"><text:span text:style-name="Strong_20_Emphasis"><text:span text:style-name="T293">If only I have a job. if only I have scholarship, if only I have gotten in a better school,If I’m not mentally sick.</text:span></text:span></text:p>
      <text:p text:style-name="P3"><text:span text:style-name="Strong_20_Emphasis"><text:span text:style-name="T293">scene 9:</text:span></text:span></text:p>
      <text:p text:style-name="P3"><text:span text:style-name="Strong_20_Emphasis"><text:span text:style-name="T293">*alarm ring, voices coming, background gray*</text:span></text:span></text:p>
      <text:p text:style-name="P3"><text:span text:style-name="Strong_20_Emphasis"><text:span text:style-name="T293">Fu: No, Yuka!</text:span></text:span></text:p>
      <text:p text:style-name="P3"><text:span text:style-name="Strong_20_Emphasis"><text:span text:style-name="T293">*go outside*</text:span></text:span></text:p>
      <text:p text:style-name="P3"><text:span text:style-name="Strong_20_Emphasis"><text:span text:style-name="T293">(yuka sitting, look like she was crying, background color,voices stop)</text:span></text:span></text:p>
      <text:p text:style-name="P3"><text:span text:style-name="Strong_20_Emphasis"><text:span text:style-name="T293">Fu: Yuka!, what are you doing here.</text:span></text:span></text:p>
      <text:p text:style-name="P3"><text:span text:style-name="Strong_20_Emphasis"><text:span text:style-name="T293">Yuka: I thought you’ve dumped me</text:span></text:span></text:p>
      <text:p text:style-name="P3"><text:span text:style-name="Strong_20_Emphasis"><text:span text:style-name="T293">Fu: No I’m not, it’s summer vacation, I just want to spend my time alone watching anime </text:span></text:span></text:p>
      <text:p text:style-name="P3"><text:span text:style-name="Strong_20_Emphasis"><text:span text:style-name="T293">Fu (thinking): sorry Yuka, I’m actually studying for the university entrance exam</text:span></text:span></text:p>
      <text:p text:style-name="P3"><text:soft-page-break/><text:span text:style-name="Strong_20_Emphasis"><text:span text:style-name="T293">Yuka: you’re a horrible boyfriend, you should bring me to the beach or something</text:span></text:span></text:p>
      <text:p text:style-name="P3"><text:span text:style-name="Strong_20_Emphasis"><text:span text:style-name="T293">Fu: sorry…, I don’t have the budget for the beach, but maybe we can go to the summer festival tonight</text:span></text:span></text:p>
      <text:p text:style-name="P3"><text:span text:style-name="Strong_20_Emphasis"><text:span text:style-name="T293">Yuka(surprise): Festival? </text:span></text:span></text:p>
      <text:p text:style-name="P3"><text:span text:style-name="Strong_20_Emphasis"><text:span text:style-name="T293">Yuka(blush): you’d better be early</text:span></text:span></text:p>
      <text:p text:style-name="P3"><text:span text:style-name="Strong_20_Emphasis"><text:span text:style-name="T293">Scene 10:</text:span></text:span></text:p>
      <text:p text:style-name="P3"><text:span text:style-name="Strong_20_Emphasis"><text:span text:style-name="T293">Fu: thinking( been dating for years), actually the first time I come to the date first, always having hard time get out off the bed, dealing with voices. Yuka is the only reason why I’m still alive.</text:span></text:span></text:p>
      <text:p text:style-name="P3"><text:span text:style-name="Strong_20_Emphasis"><text:span text:style-name="T293">Yuka: Good evening</text:span></text:span></text:p>
      <text:p text:style-name="P3"><text:span text:style-name="Strong_20_Emphasis"><text:span text:style-name="T293">Fu: Evening Yuka, um, you look beautiful in your uniform</text:span></text:span></text:p>
      <text:p text:style-name="P3"><text:span text:style-name="Strong_20_Emphasis"><text:span text:style-name="T293">Yuka(frown):..</text:span></text:span></text:p>
      <text:p text:style-name="P3"><text:span text:style-name="Strong_20_Emphasis"><text:span text:style-name="T293">Yuka(smile): thank you</text:span></text:span></text:p>
      <text:p text:style-name="P3"><text:span text:style-name="Strong_20_Emphasis"><text:span text:style-name="T293">Fu(thinking): Could’ve been better if I buy her that kimono, I should have praise her more.</text:span></text:span></text:p>
      <text:p text:style-name="P3"><text:span text:style-name="Strong_20_Emphasis"><text:span text:style-name="T293">Fu (thinking):I prepared for this, I have </text:span></text:span><text:span text:style-name="Strong_20_Emphasis"><text:span text:style-name="T324">doing part-times</text:span></text:span><text:span text:style-name="Strong_20_Emphasis"><text:span text:style-name="T293"> for months to save money for this.</text:span></text:span></text:p>
      <text:p text:style-name="P3"><text:span text:style-name="Strong_20_Emphasis"><text:span text:style-name="T293">Acompany with Yuka</text:span></text:span></text:p>
      <text:p text:style-name="P3"><text:span text:style-name="Strong_20_Emphasis"><text:span text:style-name="T293">Fu: Oh, a hoopla game. 3 rings please</text:span></text:span></text:p>
      <text:p text:style-name="P3"><text:span text:style-name="Strong_20_Emphasis"><text:span text:style-name="T293">stall owner: alright</text:span></text:span></text:p>
      <text:p text:style-name="P3"><text:span text:style-name="Strong_20_Emphasis"><text:span text:style-name="T293">if won: Yuka: yay</text:span></text:span></text:p>
      <text:p text:style-name="P3"><text:span text:style-name="Strong_20_Emphasis"><text:span text:style-name="T293">if lose: Yuka: aww</text:span></text:span></text:p>
      <text:p text:style-name="P3"><text:span text:style-name="Strong_20_Emphasis"><text:span text:style-name="T293">0 win: aww, don’t be sad, you still won the </text:span></text:span><text:bookmark text:name="tw-target-text"/><text:span text:style-name="Strong_20_Emphasis"><text:span text:style-name="T294">encourage</text:span></text:span><text:span text:style-name="Strong_20_Emphasis"><text:span text:style-name="T293"> prize. (give a plastic ring)</text:span></text:span></text:p>
      <text:p text:style-name="P3"><text:span text:style-name="Strong_20_Emphasis"><text:span text:style-name="T293">Fu: welp, better than nothing</text:span></text:span></text:p>
      <text:p text:style-name="P3"><text:span text:style-name="Strong_20_Emphasis"><text:span text:style-name="T293">1 win: congrat, you won the minor prize. (give a plastic ring)</text:span></text:span></text:p>
      <text:p text:style-name="P3"><text:span text:style-name="Strong_20_Emphasis"><text:span text:style-name="T293">Fu: phew, nearly embarrass myself</text:span></text:span></text:p>
      <text:p text:style-name="P3"><text:soft-page-break/><text:span text:style-name="Strong_20_Emphasis"><text:span text:style-name="T293">2 win: congrat, You won the major prize. (give a plastic ring)</text:span></text:span></text:p>
      <text:p text:style-name="P3"><text:span text:style-name="Strong_20_Emphasis"><text:span text:style-name="T293">Fu: a plastic ring? For a major prize? I just got scammed</text:span></text:span></text:p>
      <text:p text:style-name="P3"><text:span text:style-name="Strong_20_Emphasis"><text:span text:style-name="T293">3 win: congrat!, you won the jackpot! (give a plastic ring)</text:span></text:span></text:p>
      <text:p text:style-name="P3"><text:span text:style-name="Strong_20_Emphasis"><text:span text:style-name="T293">Fu: Jackpot my ass, give me my money back you </text:span></text:span><text:span text:style-name="Strong_20_Emphasis"><text:span text:style-name="T323">thief</text:span></text:span></text:p>
      <text:p text:style-name="P3"><text:span text:style-name="Strong_20_Emphasis"><text:span text:style-name="T293">Yuka: Fu!, look, The moon is beautiful</text:span></text:span></text:p>
      <text:p text:style-name="P3"><text:span text:style-name="Strong_20_Emphasis"><text:span text:style-name="T293"/></text:span></text:p>
      <text:p text:style-name="P3"><text:span text:style-name="Strong_20_Emphasis"><text:span text:style-name="T293"/></text:span></text:p>
      <text:p text:style-name="P3"><text:span text:style-name="Strong_20_Emphasis"><text:span text:style-name="T293"/></text:span></text:p>
      <text:p text:style-name="P123"><text:span text:style-name="Strong_20_Emphasis"><text:span text:style-name="T325">Draft </text:span></text:span><text:span text:style-name="Strong_20_Emphasis"><text:span text:style-name="T326">for </text:span></text:span><text:span text:style-name="Strong_20_Emphasis"><text:span text:style-name="T327">AI </text:span></text:span><text:span text:style-name="Strong_20_Emphasis"><text:span text:style-name="T326">DLC</text:span></text:span></text:p>
      <text:p text:style-name="P3"><text:span text:style-name="Strong_20_Emphasis"><text:span text:style-name="T293">scene 11</text:span></text:span></text:p>
      <text:p text:style-name="P3"><text:span text:style-name="Strong_20_Emphasis"><text:span text:style-name="T293">day of the result of university exam:</text:span></text:span></text:p>
      <text:p text:style-name="P3"><text:span text:style-name="Strong_20_Emphasis"><text:span text:style-name="T293">Fu(thinking): I litterary sacrifie my time with Yuka for this stupid exam avenge, you better not dissapoint me</text:span></text:span></text:p>
      <text:p text:style-name="P3"><text:span text:style-name="Strong_20_Emphasis"><text:span text:style-name="T293">Mom: Fu!, you did it, you pass the exam!, we have to celebrat-</text:span></text:span></text:p>
      <text:p text:style-name="P3"><text:span text:style-name="Strong_20_Emphasis"><text:span text:style-name="T293">Fu: Yuka!!!</text:span></text:span></text:p>
      <text:p text:style-name="P3"><text:span text:style-name="Strong_20_Emphasis"><text:span text:style-name="T293">go outside: </text:span></text:span></text:p>
      <text:p text:style-name="P3"><text:span text:style-name="Strong_20_Emphasis"><text:span text:style-name="T293">see Yuka</text:span></text:span></text:p>
      <text:p text:style-name="P3"><text:span text:style-name="Strong_20_Emphasis"><text:span text:style-name="T293">Fu: I did it, I’m actually did it.</text:span></text:span></text:p>
      <text:p text:style-name="P3"><text:span text:style-name="Strong_20_Emphasis"><text:span text:style-name="T293">Yuka(tearing smile): I know Fu, because after all, I’m always believe in you</text:span></text:span></text:p>
      <text:p text:style-name="P3"><text:span text:style-name="Strong_20_Emphasis"><text:span text:style-name="T293">fade white scene: finale</text:span></text:span></text:p>
      <text:p text:style-name="P3"><text:span text:style-name="Strong_20_Emphasis"><text:span text:style-name="T293">credit roll</text:span></text:span></text:p>
      <text:p text:style-name="P3"><text:span text:style-name="Strong_20_Emphasis"><text:span text:style-name="T293">black screen: warning, the following contents is unecesarry and very uncanny, do you want to proceed?<text:line-break/>No: menu screen</text:span></text:span></text:p>
      <text:p text:style-name="P3"><text:soft-page-break/><text:span text:style-name="Strong_20_Emphasis"><text:span text:style-name="T293">Yes: Arc 2</text:span></text:span></text:p>
      <text:p text:style-name="P3"><text:span text:style-name="Strong_20_Emphasis"><text:span text:style-name="T293">Arc 2: </text:span></text:span></text:p>
      <text:p text:style-name="P3"><text:span text:style-name="Strong_20_Emphasis"><text:span text:style-name="T293">scene 1:</text:span></text:span></text:p>
      <text:p text:style-name="P3"><text:span text:style-name="Strong_20_Emphasis"><text:span text:style-name="T293">Yuka(tearing smile): I know Fu, because after all, I’m always believe in you</text:span></text:span></text:p>
      <text:p text:style-name="P3"><text:span text:style-name="Strong_20_Emphasis"><text:span text:style-name="T293">*shockwave sound, screen flash* </text:span></text:span></text:p>
      <text:p text:style-name="P3"><text:span text:style-name="Strong_20_Emphasis"><text:span text:style-name="T293">black screen: (bip bip noise)</text:span></text:span></text:p>
      <text:p text:style-name="P3"><text:span text:style-name="Strong_20_Emphasis"><text:span text:style-name="T293">???:"Adjusting for the gyri... minimize pressure on the sulci... careful with the cortical neurons."</text:span></text:span></text:p>
      <text:p text:style-name="P3"><text:span text:style-name="Strong_20_Emphasis"><text:span text:style-name="T293"/></text:span></text:p>
      <text:p text:style-name="P3"><text:span text:style-name="Strong_20_Emphasis"><text:span text:style-name="T293">???: "EEG stable... no hyperactivity... let's maintain homeostasis."</text:span></text:span></text:p>
      <text:p text:style-name="P3"><text:span text:style-name="Strong_20_Emphasis"><text:span text:style-name="T293"/></text:span></text:p>
      <text:p text:style-name="P3"><text:span text:style-name="Strong_20_Emphasis"><text:span text:style-name="T293">???: "Monitor ionic gradients... avoid disturbing the blood-brain barrier."</text:span></text:span></text:p>
      <text:p text:style-name="P3"><text:span text:style-name="Strong_20_Emphasis"><text:span text:style-name="T293"/></text:span></text:p>
      <text:p text:style-name="P3"><text:span text:style-name="Strong_20_Emphasis"><text:span text:style-name="T293">???: "Metabolic rate holding steady... neurotransmitter levels normal."</text:span></text:span></text:p>
      <text:p text:style-name="P3"><text:span text:style-name="Strong_20_Emphasis"><text:span text:style-name="T293"/></text:span></text:p>
      <text:p text:style-name="P3"><text:span text:style-name="Strong_20_Emphasis"><text:span text:style-name="T293">Fu (Wake up): Yuka!</text:span></text:span></text:p>
      <text:p text:style-name="P4"><text:span text:style-name="Strong_20_Emphasis"><text:span text:style-name="T293">Doctor: "Be careful, you shouldn't move just yet. You've been unconscious for three months. It's nothing less than a medical miracle that you've emerged from this alive.</text:span></text:span></text:p>
      <text:p text:style-name="P58">However, I’m afraid you’re exhibiting some abnormal brain activity. We’ll need to keep you in the hospital for further diagnosis and observation."</text:p>
      <text:p text:style-name="P3"><text:span text:style-name="Strong_20_Emphasis"><text:span text:style-name="T293">Fu: where is Yuka?</text:span></text:span></text:p>
      <text:p text:style-name="P3"><text:span text:style-name="Strong_20_Emphasis"><text:span text:style-name="T293">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3"><text:soft-page-break/><text:span text:style-name="Strong_20_Emphasis"><text:span text:style-name="T293">Doctor: "I’m afraid I’ll need to monitor your brain activity. It’s highly unusual for someone to smile under these circumstances—this may indicate something deeper that we need to address."</text:span></text:span></text:p>
      <text:p text:style-name="P3"><text:span text:style-name="Strong_20_Emphasis"><text:span text:style-name="T293">Scene 2:</text:span></text:span></text:p>
      <text:p text:style-name="P3"><text:span text:style-name="Strong_20_Emphasis"><text:span text:style-name="T293"/></text:span></text:p>
      <text:p text:style-name="P3"><text:span text:style-name="Strong_20_Emphasis"><text:span text:style-name="T293">Ideals:</text:span></text:span></text:p>
      <text:p text:style-name="P3"><text:span text:style-name="Strong_20_Emphasis"><text:span text:style-name="T293">AI anime scene:</text:span></text:span></text:p>
      <text:p text:style-name="P3"><text:span text:style-name="Strong_20_Emphasis"><text:span text:style-name="T293">S: After her death, I still manage to keep our promise. But it’s quite not workout. Whenever they asking me if I’m fine, I just smile. I’m not find at all, I can’t even spit out any words. But eventually they just accept that I’m fine.</text:span></text:span></text:p>
      <text:p text:style-name="P3"><text:span text:style-name="Strong_20_Emphasis"><text:span text:style-name="T293">S: After that, I was always alone, throw myself in ridiculous researching. Time machine, parralel world, immortality… </text:span></text:span></text:p>
      <text:p text:style-name="P3"><text:span text:style-name="Strong_20_Emphasis"><text:span text:style-name="T293">S: yeah, it’s like searching for miracle.</text:span></text:span></text:p>
      <text:p text:style-name="P3"><text:span text:style-name="Strong_20_Emphasis"><text:span text:style-name="T293">S: civilization has dramatically improve too. But the more it’s develop, the more people don’t need each other. People just can’t be comprehend. They suffer and suffer more. Then it come to their perish.</text:span></text:span></text:p>
      <text:p text:style-name="P3"><text:span text:style-name="Strong_20_Emphasis"><text:span text:style-name="T293">AY: Master..</text:span></text:span></text:p>
      <text:p text:style-name="P3"><text:span text:style-name="Strong_20_Emphasis"><text:span text:style-name="T293">S: oh, I’m sorry Yuka, I’m talking nonsense again. So what do you thought about the anime?</text:span></text:span></text:p>
      <text:p text:style-name="P3"><text:span text:style-name="Strong_20_Emphasis"><text:span text:style-name="T293">AY: Master, someone said that it’s a happy ending, but why they tell that they are sad after? I can’t comprehend</text:span></text:span></text:p>
      <text:p text:style-name="P3"><text:span text:style-name="Strong_20_Emphasis"><text:span text:style-name="T293">S: oh, Yuka, I don’t really know the answer either. Maybe they just sad because they have to farewell their favorite show. <text:s/></text:span></text:span></text:p>
      <text:p text:style-name="P3"><text:span text:style-name="Strong_20_Emphasis"><text:span text:style-name="T293">AY: If finish a good show make them feel bad why would they watch it at first?</text:span></text:span></text:p>
      <text:p text:style-name="P3"><text:span text:style-name="Strong_20_Emphasis"><text:span text:style-name="T293">S: Oh, maybe because they have to check if it’s a good show or not. Hahaha</text:span></text:span></text:p>
      <text:p text:style-name="P3"><text:span text:style-name="Strong_20_Emphasis"><text:span text:style-name="T293">S: I’m just kidding</text:span></text:span></text:p>
      <text:p text:style-name="P3"><text:soft-page-break/><text:span text:style-name="Strong_20_Emphasis"><text:span text:style-name="T293">S: Yuka!, sometimes you have to appreciate what we have, like watching anime with your creator. Stop asking rhetorical question</text:span></text:span></text:p>
      <text:p text:style-name="P3"><text:span text:style-name="Strong_20_Emphasis"><text:span text:style-name="T293">AIY(frown): <text:s/>but it’s not rhetorical</text:span></text:span></text:p>
      <text:p text:style-name="P3"><text:span text:style-name="Strong_20_Emphasis"><text:span text:style-name="T293">S: I know</text:span></text:span></text:p>
      <text:p text:style-name="P3"><text:span text:style-name="Strong_20_Emphasis"><text:span text:style-name="T293">3</text:span></text:span></text:p>
      <text:p text:style-name="P3"><text:span text:style-name="Strong_20_Emphasis"><text:span text:style-name="T293">S: I should have buy you the kimono</text:span></text:span></text:p>
      <text:p text:style-name="P3"><text:span text:style-name="Strong_20_Emphasis"><text:span text:style-name="T293">AY: Master, you did give me a kimono</text:span></text:span></text:p>
      <text:p text:style-name="P3"><text:span text:style-name="Strong_20_Emphasis"><text:span text:style-name="T293">S: Oh I did, Sorry, I forgot, forgive for this old man</text:span></text:span></text:p>
      <text:p text:style-name="P3"><text:span text:style-name="Strong_20_Emphasis"><text:span text:style-name="T293">4</text:span></text:span></text:p>
      <text:p text:style-name="P3"><text:span text:style-name="Strong_20_Emphasis"><text:span text:style-name="T293"/></text:span></text:p>
      <text:p text:style-name="P3"><text:span text:style-name="Strong_20_Emphasis"><text:span text:style-name="T293">5.</text:span></text:span></text:p>
      <text:p text:style-name="P3"><text:span text:style-name="Strong_20_Emphasis"><text:span text:style-name="T293">Letters from Fu: Dear people, I have trouble in verbal communication and some other diseases, so I decided to make this game to tell you what I see, what I feel.</text:span></text:span></text:p>
      <text:p text:style-name="P3"><text:span text:style-name="Strong_20_Emphasis"><text:span text:style-name="T293">6</text:span></text:span></text:p>
      <text:p text:style-name="P3"><text:span text:style-name="Strong_20_Emphasis"><text:span text:style-name="T293">S: *wear a lab coat* Tada, How do I look?</text:span></text:span></text:p>
      <text:p text:style-name="P3"><text:span text:style-name="Strong_20_Emphasis"><text:span text:style-name="T293">Y: You look like yourself, master but with 2 lab coats</text:span></text:span></text:p>
      <text:p text:style-name="P3"><text:span text:style-name="Strong_20_Emphasis"><text:span text:style-name="T293">S: Thanks</text:span></text:span></text:p>
      <text:p text:style-name="P3"><text:span text:style-name="Strong_20_Emphasis"><text:span text:style-name="T293">S: There something inside the pocket, a letter and an usb</text:span></text:span></text:p>
      <text:p text:style-name="P3"><text:span text:style-name="Strong_20_Emphasis"><text:span text:style-name="T293">S: In this world? Who will…? This letter must been from a parralel world</text:span></text:span></text:p>
      <text:p text:style-name="P3"><text:span text:style-name="Strong_20_Emphasis"><text:span text:style-name="T293">7 </text:span></text:span></text:p>
      <text:p text:style-name="P3"><text:span text:style-name="Strong_20_Emphasis"><text:span text:style-name="T293">S: Year 21xx,...</text:span></text:span></text:p>
      <text:p text:style-name="P3"><text:span text:style-name="Strong_20_Emphasis"><text:span text:style-name="T293">10.</text:span></text:span></text:p>
      <text:p text:style-name="P3"><text:span text:style-name="Strong_20_Emphasis"><text:span text:style-name="T293">AY: Master, The moon, is it a definition of beauty?</text:span></text:span></text:p>
      <text:p text:style-name="P3"><text:soft-page-break/><text:span text:style-name="Strong_20_Emphasis"><text:span text:style-name="T293">S:*Surprised* Yuka...there is something I want to show you *clicked start firework*.</text:span></text:span></text:p>
      <text:p text:style-name="P3"><text:span text:style-name="Strong_20_Emphasis"><text:span text:style-name="T293">S: I should have give you this earlier.</text:span></text:span></text:p>
      <text:p text:style-name="P3"><text:span text:style-name="Strong_20_Emphasis"><text:span text:style-name="T293">AY: Master. I</text:span></text:span></text:p>
      <text:p text:style-name="P3"><text:span text:style-name="Strong_20_Emphasis"><text:span text:style-name="T293">AY: Thank you, even though I’m not the Yuka you used to know, thank you for bring me to life.Thank you for teaching me how to feel, thank you for loving me</text:span></text:span></text:p>
      <text:p text:style-name="P3"><text:span text:style-name="Strong_20_Emphasis"><text:span text:style-name="T293">AY: Master. So warm, so painful</text:span></text:span></text:p>
      <text:p text:style-name="P3"><text:span text:style-name="Strong_20_Emphasis"><text:span text:style-name="T293">Ay: is this love?</text:span></text:span></text:p>
      <text:p text:style-name="P3"><text:span text:style-name="Strong_20_Emphasis"><text:span text:style-name="T293">*solar storm*<text:line-break/>*blackout*</text:span></text:span></text:p>
      <text:p text:style-name="P3"><text:span text:style-name="Strong_20_Emphasis"><text:span text:style-name="T293">AY: activate altinative power sources, warning, the data is corrupted during the update, do you want to reset?</text:span></text:span></text:p>
      <text:p text:style-name="P3"><text:span text:style-name="Strong_20_Emphasis"><text:span text:style-name="T293">S: Ha</text:span></text:span></text:p>
      <text:p text:style-name="P3"><text:span text:style-name="Strong_20_Emphasis"><text:span text:style-name="T293">S: HahaHAHAHAHHahahAHAHAha</text:span></text:span></text:p>
      <text:p text:style-name="P3"><text:span text:style-name="Strong_20_Emphasis"><text:span text:style-name="T293">Last scene:</text:span></text:span></text:p>
      <text:p text:style-name="P3"><text:span text:style-name="Strong_20_Emphasis"><text:span text:style-name="T293">Y: @#, are you hurting yourself again?</text:span></text:span></text:p>
      <text:p text:style-name="P3"><text:span text:style-name="Strong_20_Emphasis"><text:span text:style-name="T293">S: Calm down Yuka, don’t have to be angry, I’m not hurting myself, I swear</text:span></text:span></text:p>
      <text:p text:style-name="P3"><text:span text:style-name="Strong_20_Emphasis"><text:span text:style-name="T293">Y: it’s not your fault, you know it right?</text:span></text:span></text:p>
      <text:p text:style-name="P3"><text:span text:style-name="Strong_20_Emphasis"><text:span text:style-name="T293">S: I’m sorry, it’s gonna be okay</text:span></text:span></text:p>
      <text:p text:style-name="P3"><text:span text:style-name="Strong_20_Emphasis"><text:span text:style-name="T293">S: I can fix this, I promised, remember?</text:span></text:span></text:p>
      <text:p text:style-name="P3"><text:span text:style-name="Strong_20_Emphasis"><text:span text:style-name="T293">Y: isn’t it is time to move on? You’ve sufferred enough.</text:span></text:span></text:p>
      <text:p text:style-name="P3"><text:span text:style-name="Strong_20_Emphasis"><text:span text:style-name="T293">Choice: 1. accept</text:span></text:span></text:p>
      <text:p text:style-name="P3"><text:span text:style-name="Strong_20_Emphasis"><text:span text:style-name="T293">Y: Thank you for creating me, thank you for letting me be part of your world.</text:span></text:span></text:p>
      <text:p text:style-name="P3"><text:span text:style-name="Strong_20_Emphasis"><text:span text:style-name="T293">*back to real life*</text:span></text:span></text:p>
      <text:p text:style-name="P3"><text:span text:style-name="Strong_20_Emphasis"><text:span text:style-name="T293">2. <text:s/>deny</text:span></text:span></text:p>
      <text:p text:style-name="P3"><text:soft-page-break/><text:span text:style-name="Strong_20_Emphasis"><text:span text:style-name="T293">F: I’m sorry Yuka, I can’t keep the promise anymore </text:span></text:span></text:p>
      <text:p text:style-name="P3"><text:span text:style-name="Strong_20_Emphasis"><text:span text:style-name="T293">*suicide*</text:span></text:span></text:p>
      <text:p text:style-name="P3"><text:span text:style-name="Strong_20_Emphasis"><text:span text:style-name="T293"/></text:span></text:p>
      <text:p text:style-name="P3"><text:span text:style-name="Strong_20_Emphasis"><text:span text:style-name="T293"/></text:span></text:p>
      <text:p text:style-name="P3"><text:span text:style-name="Strong_20_Emphasis"><text:span text:style-name="T293"/></text:span></text:p>
      <text:p text:style-name="P3"><text:span text:style-name="Strong_20_Emphasis"><text:span text:style-name="T293"/></text:span></text:p>
      <text:p text:style-name="P3"><text:span text:style-name="Strong_20_Emphasis"><text:span text:style-name="T293"><text:s/></text:span></text:span></text:p>
      <text:p text:style-name="P3"><text:span text:style-name="Strong_20_Emphasis"><text:span text:style-name="T293">11.</text:span></text:span></text:p>
      <text:p text:style-name="P3"><text:span text:style-name="Strong_20_Emphasis"><text:span text:style-name="T293">S: sometimes you have to lift weights when you don’t know what to do, it’s a good coping mechanism, must be healthier than tobacco</text:span></text:span></text:p>
      <text:p text:style-name="P3"><text:span text:style-name="Strong_20_Emphasis"><text:span text:style-name="T293">AY: Master, AI don’t need coping mechanism, as long as you, master alive and cuntinuing maintaining my physical body, I should be “healthy” in human term</text:span></text:span></text:p>
      <text:p text:style-name="P3"><text:span text:style-name="Strong_20_Emphasis"/></text:p>
      <text:h text:style-name="P1" text:outline-level="1"><text:span text:style-name="Strong_20_Emphasis"><text:span text:style-name="T142"/></text:span></text:h>
      <text:p text:style-name="P145" loext:marker-style-name="T1"><text:span text:style-name="Strong_20_Emphasis"><text:span text:style-name="T4">D</text:span></text:span><text:span text:style-name="Strong_20_Emphasis"><text:span text:style-name="T1">LC ideal: cong vien thong nhat park </text:span></text:span><text:span text:style-name="Strong_20_Emphasis"><text:span text:style-name="T89">(</text:span></text:span><text:span text:style-name="Strong_20_Emphasis"><text:span text:style-name="T90">oh {player} you actually came back for us, We actually don’t have much dating tips for you cause our creator decided to live alone </text:span></text:span><text:span text:style-name="Strong_20_Emphasis"><text:span text:style-name="T91">happily </text:span></text:span><text:span text:style-name="Strong_20_Emphasis"><text:span text:style-name="T90">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6T13:22:12.833882602</dc:date>
    <meta:editing-cycles>639</meta:editing-cycles>
    <meta:editing-duration>P2DT1H2M2S</meta:editing-duration>
    <meta:generator>LibreOffice/24.2.7.2$Linux_X86_64 LibreOffice_project/420$Build-2</meta:generator>
    <meta:document-statistic meta:table-count="0" meta:image-count="0" meta:object-count="0" meta:page-count="52" meta:paragraph-count="850" meta:word-count="10437" meta:character-count="61135" meta:non-whitespace-character-count="50888"/>
    <meta:user-defined meta:name="AppVersion">15.0000</meta:user-defined>
    <meta:template xlink:type="simple" xlink:actuate="onRequest" xlink:title="Normal.dotm" xlink:href=""/>
  </office:meta>
</office:document-meta>
</file>